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1.5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2.1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2.38mm" fo:break-before="auto" style:use-optimal-row-height="fals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1.85mm" fo:break-before="auto" style:use-optimal-row-height="false"/>
    </style:style>
    <style:style style:name="ro14" style:family="table-row">
      <style:table-row-properties style:row-height="4.76mm" fo:break-before="auto" style:use-optimal-row-height="false"/>
    </style:style>
    <style:style style:name="ro15" style:family="table-row">
      <style:table-row-properties style:row-height="3.7mm" fo:break-before="auto" style:use-optimal-row-height="false"/>
    </style:style>
    <style:style style:name="ro16" style:family="table-row">
      <style:table-row-properties style:row-height="4.23mm" fo:break-before="auto" style:use-optimal-row-height="false"/>
    </style:style>
    <style:style style:name="ro17" style:family="table-row">
      <style:table-row-properties style:row-height="9.26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7.21mm" fo:break-before="auto" style:use-optimal-row-height="false"/>
    </style:style>
    <style:style style:name="ro20" style:family="table-row">
      <style:table-row-properties style:row-height="7.14mm" fo:break-before="auto" style:use-optimal-row-height="false"/>
    </style:style>
    <style:style style:name="ro21" style:family="table-row">
      <style:table-row-properties style:row-height="7.74mm" fo:break-before="auto" style:use-optimal-row-height="false"/>
    </style:style>
    <style:style style:name="ro22" style:family="table-row">
      <style:table-row-properties style:row-height="10.58mm" fo:break-before="auto" style:use-optimal-row-height="false"/>
    </style:style>
    <style:style style:name="ro23" style:family="table-row">
      <style:table-row-properties style:row-height="3.44mm" fo:break-before="auto" style:use-optimal-row-height="false"/>
    </style:style>
    <style:style style:name="ro24" style:family="table-row">
      <style:table-row-properties style:row-height="2.65mm" fo:break-before="auto" style:use-optimal-row-height="false"/>
    </style:style>
    <style:style style:name="ro25" style:family="table-row">
      <style:table-row-properties style:row-height="8.73mm" fo:break-before="auto" style:use-optimal-row-height="false"/>
    </style:style>
    <style:style style:name="ro26" style:family="table-row">
      <style:table-row-properties style:row-height="1.32mm" fo:break-before="auto" style:use-optimal-row-height="false"/>
    </style:style>
    <style:style style:name="ro27" style:family="table-row">
      <style:table-row-properties style:row-height="6.61mm" fo:break-before="auto" style:use-optimal-row-height="false"/>
    </style:style>
    <style:style style:name="ro28" style:family="table-row">
      <style:table-row-properties style:row-height="14.02mm" fo:break-before="auto" style:use-optimal-row-height="false"/>
    </style:style>
    <style:style style:name="ro29" style:family="table-row">
      <style:table-row-properties style:row-height="8.2mm" fo:break-before="auto" style:use-optimal-row-height="false"/>
    </style:style>
    <style:style style:name="ro30" style:family="table-row">
      <style:table-row-properties style:row-height="7.94mm" fo:break-before="auto" style:use-optimal-row-height="false"/>
    </style:style>
    <style:style style:name="ro31" style:family="table-row">
      <style:table-row-properties style:row-height="8.47mm" fo:break-before="auto" style:use-optimal-row-height="false"/>
    </style:style>
    <style:style style:name="ro32" style:family="table-row">
      <style:table-row-properties style:row-height="32.01mm" fo:break-before="auto" style:use-optimal-row-height="false"/>
    </style:style>
    <style:style style:name="ro33" style:family="table-row">
      <style:table-row-properties style:row-height="29.63mm" fo:break-before="auto" style:use-optimal-row-height="false"/>
    </style:style>
    <style:style style:name="ro34" style:family="table-row">
      <style:table-row-properties style:row-height="9mm" fo:break-before="auto" style:use-optimal-row-height="false"/>
    </style:style>
    <style:style style:name="ro35" style:family="table-row">
      <style:table-row-properties style:row-height="7.67mm" fo:break-before="auto" style:use-optimal-row-height="false"/>
    </style:style>
    <style:style style:name="ro36" style:family="table-row">
      <style:table-row-properties style:row-height="12.96mm" fo:break-before="auto" style:use-optimal-row-height="false"/>
    </style:style>
    <style:style style:name="ta1" style:family="table" style:master-page-name="PageStyle_5f_стр.1">
      <style:table-properties table:display="true" style:writing-mode="lr-tb"/>
    </style:style>
    <style:style style:name="ta2" style:family="table" style:master-page-name="PageStyle_5f_стр.2_5f_Разд.1.1">
      <style:table-properties table:display="true" style:writing-mode="lr-tb"/>
    </style:style>
    <style:style style:name="ta3" style:family="table" style:master-page-name="PageStyle_5f_стр.3_5f_Разд.1.2">
      <style:table-properties table:display="true" style:writing-mode="lr-tb"/>
    </style:style>
    <style:style style:name="ta4" style:family="table" style:master-page-name="PageStyle_5f_стр.4_5f_Разд.2.1.1">
      <style:table-properties table:display="true" style:writing-mode="lr-tb"/>
    </style:style>
    <style:style style:name="ta5" style:family="table" style:master-page-name="PageStyle_5f_стр.5_5f_Разд.2.1.2_5f_1">
      <style:table-properties table:display="true" style:writing-mode="lr-tb"/>
    </style:style>
    <style:style style:name="ta6" style:family="table" style:master-page-name="PageStyle_5f_стр.6_5f_Разд.2.1.2_5f_2">
      <style:table-properties table:display="true" style:writing-mode="lr-tb"/>
    </style:style>
    <style:style style:name="ta7" style:family="table" style:master-page-name="PageStyle_5f_стр.7_5f_Разд.2.2">
      <style:table-properties table:display="true" style:writing-mode="lr-tb"/>
    </style:style>
    <style:style style:name="ta8" style:family="table" style:master-page-name="PageStyle_5f_стр.8_5f_Разд.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dotte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dotted #969696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75pt" fo:font-style="normal" fo:text-shadow="none" style:text-underline-style="none" fo:font-weight="normal" style:font-size-asian="8.75pt" style:font-style-asian="normal" style:font-weight-asian="normal" style:font-name-complex="Arial" style:font-size-complex="8.75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4999961853027pt" fo:font-style="normal" fo:text-shadow="none" style:text-underline-style="none" fo:font-weight="normal" style:font-size-asian="8.64999961853027pt" style:font-style-asian="normal" style:font-weight-asian="normal" style:font-name-complex="Arial" style:font-size-complex="8.64999961853027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4999961853027pt" fo:font-style="normal" fo:text-shadow="none" style:text-underline-style="none" fo:font-weight="normal" style:font-size-asian="8.64999961853027pt" style:font-style-asian="normal" style:font-weight-asian="normal" style:font-name-complex="Arial" style:font-size-complex="8.64999961853027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fo:border-bottom="0.74pt dotted #969696" style:diagonal-bl-tr="none" style:diagonal-tl-br="none" style:text-align-source="fix" style:repeat-content="false" fo:background-color="transparent" fo:wrap-option="no-wrap" fo:border-left="0.74pt dotted #969696" style:direction="ltr" fo:padding="0.71mm" fo:border-right="0.74pt dotte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dotte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dotted #969696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dotte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dotte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dotted #969696" style:direction="ltr" fo:padding="0.71mm" fo:border-right="0.74pt dotted #969696" style:rotation-angle="0" style:rotation-align="none" style:shrink-to-fit="false" fo:border-top="0.74pt dotte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dotted #96969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dotted #969696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4999961853027pt" fo:font-style="normal" fo:text-shadow="none" style:text-underline-style="none" fo:font-weight="normal" style:font-size-asian="8.64999961853027pt" style:font-style-asian="normal" style:font-weight-asian="normal" style:font-name-complex="Arial" style:font-size-complex="8.64999961853027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74pt dotted #96969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4999961853027pt" fo:font-style="normal" fo:text-shadow="none" style:text-underline-style="none" fo:font-weight="normal" style:font-size-asian="8.64999961853027pt" style:font-style-asian="normal" style:font-weight-asian="normal" style:font-name-complex="Arial" style:font-size-complex="8.64999961853027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dotte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dotte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dotted #969696" style:diagonal-bl-tr="none" style:diagonal-tl-br="none" style:text-align-source="fix" style:repeat-content="false" fo:wrap-option="no-wrap" fo:border-left="0.74pt dotte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dotte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dotte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dotte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dotted #969696" style:rotation-angle="0" style:rotation-align="none" style:shrink-to-fit="false" fo:border-top="0.74pt dotte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dotte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dotted #969696" style:diagonal-bl-tr="none" style:diagonal-tl-br="none" style:text-align-source="fix" style:repeat-content="false" fo:wrap-option="no-wrap" fo:border-left="none" style:direction="ltr" fo:padding="0.71mm" fo:border-right="0.74pt dotte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dotte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9999980926514pt" fo:font-style="normal" fo:text-shadow="none" style:text-underline-style="none" fo:font-weight="normal" style:font-size-asian="8.69999980926514pt" style:font-style-asian="normal" style:font-weight-asian="normal" style:font-name-complex="Arial" style:font-size-complex="8.69999980926514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padding="0.71mm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9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2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dotte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fo:border-bottom="0.74pt dotted #969696" style:diagonal-bl-tr="none" style:diagonal-tl-br="none" style:text-align-source="fix" style:repeat-content="false" fo:wrap-option="no-wrap" fo:border-left="0.74pt dotted #969696" style:direction="ltr" fo:padding="0.71mm" fo:border-right="0.74pt dotte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dotted #969696" style:direction="ltr" fo:padding="0.71mm" fo:border-right="0.74pt dotted #969696" style:rotation-angle="0" style:rotation-align="none" style:shrink-to-fit="false" fo:border-top="0.74pt dotte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ce151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none" style:direction="ltr" fo:padding="0.71mm" fo:border-right="0.74pt dotte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dotte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19999980926514pt" fo:font-style="normal" fo:text-shadow="none" style:text-underline-style="none" fo:font-weight="bold" style:font-size-asian="9.19999980926514pt" style:font-style-asian="normal" style:font-weight-asian="bold" style:font-name-complex="Arial" style:font-size-complex="9.19999980926514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normal" fo:text-shadow="none" style:text-underline-style="none" fo:font-weight="normal" style:font-size-asian="8.80000019073486pt" style:font-style-asian="normal" style:font-weight-asian="normal" style:font-name-complex="Arial" style:font-size-complex="8.80000019073486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normal" fo:text-shadow="none" style:text-underline-style="none" fo:font-weight="normal" style:font-size-asian="8.80000019073486pt" style:font-style-asian="normal" style:font-weight-asian="normal" style:font-name-complex="Arial" style:font-size-complex="8.80000019073486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75pt" fo:font-style="italic" fo:text-shadow="none" style:text-underline-style="none" fo:font-weight="normal" style:font-size-asian="8.75pt" style:font-style-asian="italic" style:font-weight-asian="normal" style:font-name-complex="Arial" style:font-size-complex="8.75pt" style:font-style-complex="italic" style:font-weight-complex="normal"/>
    </style:style>
    <style:style style:name="ce1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8.80000019073486pt" fo:font-style="normal" fo:text-shadow="none" style:text-underline-style="none" fo:font-weight="normal" style:font-size-asian="8.80000019073486pt" style:font-style-asian="normal" style:font-weight-asian="normal" style:font-name-complex="Arial" style:font-size-complex="8.80000019073486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8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32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normal" fo:text-shadow="none" style:text-underline-style="none" fo:font-weight="normal" style:font-size-asian="8.80000019073486pt" style:font-style-asian="normal" style:font-weight-asian="normal" style:font-name-complex="Arial" style:font-size-complex="8.80000019073486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3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normal" fo:text-shadow="none" style:text-underline-style="none" fo:font-weight="normal" style:font-size-asian="8.80000019073486pt" style:font-style-asian="normal" style:font-weight-asian="normal" style:font-name-complex="Arial" style:font-size-complex="8.80000019073486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dotted #969696" style:direction="ltr" fo:padding="0.71mm" fo:border-right="0.74pt dotte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dotte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19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3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normal" fo:text-shadow="none" style:text-underline-style="none" fo:font-weight="normal" style:font-size-asian="8.80000019073486pt" style:font-style-asian="normal" style:font-weight-asian="normal" style:font-name-complex="Arial" style:font-size-complex="8.80000019073486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80000019073486pt" fo:font-style="italic" fo:text-shadow="none" style:text-underline-style="none" fo:font-weight="normal" style:font-size-asian="8.80000019073486pt" style:font-style-asian="italic" style:font-weight-asian="normal" style:font-name-complex="Arial" style:font-size-complex="8.80000019073486pt" style:font-style-complex="italic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visible-area-left="0mm" draw:visible-area-top="0mm" draw:visible-area-width="50mm" draw:visible-area-height="50mm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7.90000009536743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7.90000009536743pt" style:font-size-complex="7.90000009536743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тр.1" table:style-name="ta1" table:print-ranges="'стр.1'.A1:'стр.1'.DP71">
        <office:forms form:automatic-focus="false" form:apply-design-mode="false"/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2" draw:style-name="gr1" draw:text-style-name="P1" svg:width="31.78mm" svg:height="12.69mm" svg:x="0mm" svg:y="0mm">
              <draw:object-ole draw:class-id="B2E5711E-CB11-11D1-8c49-00a0c9067633" xlink:href="./Object 1" xlink:type="simple" xlink:show="embed" xlink:actuate="onLoad">
                <loext:p/>
              </draw:object-ole>
              <draw:image xlink:href="./ObjectReplacements/Object 1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19" office:value-type="string" calcext:value-type="string" table:number-columns-spanned="3" table:number-rows-spanned="2">
            <text:p>${inn.n0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1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2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3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4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5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6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7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8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9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10}</text:p>
          </table:table-cell>
          <table:covered-table-cell table:number-columns-repeated="2" table:style-name="ce31"/>
          <table:table-cell table:style-name="ce19" office:value-type="string" calcext:value-type="string" table:number-columns-spanned="3" table:number-rows-spanned="2">
            <text:p>${inn.n11}</text:p>
          </table:table-cell>
          <table:covered-table-cell table:number-columns-repeated="2" table:style-name="ce31"/>
          <table:table-cell table:style-name="ce6" table:number-columns-repeated="2"/>
          <table:table-cell table:style-name="ce3" table:number-columns-repeated="6"/>
          <table:table-cell table:style-name="ce221" office:value-type="string" calcext:value-type="string" table:number-columns-spanned="40" table:number-rows-spanned="5">
            <text:p>Приложение № 1</text:p>
            <text:p>к приказу ФНС России </text:p>
            <text:p>от 26.02.2016 № ММВ-7-3/99@</text:p>
          </table:table-cell>
          <table:covered-table-cell table:number-columns-repeated="39" table:style-name="ce221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50"/>
          <table:table-cell table:style-name="ce3" table:number-columns-repeated="7"/>
          <table:table-cell table:style-name="ce78"/>
          <table:covered-table-cell table:number-columns-repeated="40" table:style-name="ce221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/>
          <table:covered-table-cell table:number-columns-repeated="40" table:style-name="ce221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19" office:value-type="string" calcext:value-type="string" table:number-columns-spanned="6" table:number-rows-spanned="1">
            <text:p>Стр.</text:p>
          </table:table-cell>
          <table:covered-table-cell table:number-columns-repeated="5" table:style-name="ce119"/>
          <table:table-cell table:style-name="ce211" office:value-type="string" calcext:value-type="string" table:number-columns-spanned="3" table:number-rows-spanned="1">
            <text:p>0</text:p>
          </table:table-cell>
          <table:covered-table-cell table:number-columns-repeated="2" table:style-name="ce211"/>
          <table:table-cell table:style-name="ce211" office:value-type="string" calcext:value-type="string" table:number-columns-spanned="3" table:number-rows-spanned="1">
            <text:p>0</text:p>
          </table:table-cell>
          <table:covered-table-cell table:number-columns-repeated="2" table:style-name="ce211"/>
          <table:table-cell table:style-name="ce211" office:value-type="string" calcext:value-type="string" table:number-columns-spanned="3" table:number-rows-spanned="1">
            <text:p>1</text:p>
          </table:table-cell>
          <table:covered-table-cell table:number-columns-repeated="2" table:style-name="ce211"/>
          <table:table-cell table:style-name="ce77" table:number-columns-repeated="2"/>
          <table:covered-table-cell table:number-columns-repeated="40" table:style-name="ce221"/>
          <table:table-cell table:style-name="ce6" table:number-columns-repeated="904"/>
        </table:table-row>
        <table:table-row table:style-name="ro5">
          <table:table-cell table:style-name="ce3" table:number-columns-repeated="21"/>
          <table:table-cell table:style-name="ce6" table:number-columns-repeated="56"/>
          <table:table-cell table:style-name="ce3" table:number-columns-repeated="3"/>
          <table:covered-table-cell table:number-columns-repeated="40" table:style-name="ce221"/>
          <table:table-cell table:style-name="ce6" table:number-columns-repeated="904"/>
        </table:table-row>
        <table:table-row table:style-name="ro6">
          <table:table-cell table:style-name="ce3" table:number-columns-repeated="21"/>
          <table:table-cell table:style-name="ce6" table:number-columns-repeated="56"/>
          <table:table-cell table:style-name="ce3" table:number-columns-repeated="9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7">
          <table:table-cell table:style-name="ce3" table:number-columns-repeated="27"/>
          <table:table-cell table:style-name="ce6" table:number-columns-repeated="60"/>
          <table:table-cell table:style-name="ce83" table:number-columns-repeated="32"/>
          <table:table-cell table:style-name="ce83" office:value-type="string" calcext:value-type="string">
            <text:p>Форма по КНД 1152017</text:p>
          </table:table-cell>
          <table:table-cell table:style-name="ce6" table:number-columns-repeated="904"/>
        </table:table-row>
        <table:table-row table:style-name="ro8">
          <table:table-cell table:style-name="ce3" table:number-columns-repeated="27"/>
          <table:table-cell table:style-name="ce6" table:number-columns-repeated="50"/>
          <table:table-cell table:style-name="ce3" table:number-columns-repeated="9"/>
          <table:table-cell table:style-name="ce82" table:number-columns-repeated="34"/>
          <table:table-cell table:style-name="ce6" table:number-columns-repeated="904"/>
        </table:table-row>
        <table:table-row table:style-name="ro7">
          <table:table-cell table:style-name="ce9" office:value-type="string" calcext:value-type="string" table:number-columns-spanned="120" table:number-rows-spanned="1">
            <text:p>Налоговая декларация по налогу, уплачиваемому</text:p>
          </table:table-cell>
          <table:covered-table-cell table:number-columns-repeated="119" table:style-name="ce9"/>
          <table:table-cell table:style-name="ce94" table:number-columns-repeated="904"/>
        </table:table-row>
        <table:table-row table:style-name="ro9">
          <table:table-cell table:style-name="ce5" office:value-type="string" calcext:value-type="string" table:number-columns-spanned="120" table:number-rows-spanned="1">
            <text:p>в связи с применением упрощенной системы налогообложения</text:p>
          </table:table-cell>
          <table:covered-table-cell table:number-columns-repeated="119" table:style-name="ce27"/>
          <table:table-cell table:style-name="ce6" table:number-columns-repeated="904"/>
        </table:table-row>
        <table:table-row table:style-name="ro6">
          <table:table-cell table:style-name="ce6" table:number-columns-repeated="1024"/>
        </table:table-row>
        <table:table-row table:style-name="ro4">
          <table:table-cell table:style-name="ce7" office:value-type="string" calcext:value-type="string">
            <text:p>Номер корректировки</text:p>
          </table:table-cell>
          <table:table-cell table:style-name="ce6" table:number-columns-repeated="2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37"/>
          <table:table-cell table:style-name="ce73" office:value-type="string" calcext:value-type="string">
            <text:p>Налоговый период (код)</text:p>
          </table:table-cell>
          <table:table-cell table:style-name="ce6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27"/>
          <table:table-cell table:style-name="ce73" office:value-type="string" calcext:value-type="string">
            <text:p>Отчетный год</text:p>
          </table:table-cell>
          <table:table-cell table:style-name="ce6" table:number-columns-repeated="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04"/>
        </table:table-row>
        <table:table-row table:style-name="ro5">
          <table:table-cell table:style-name="ce6" table:number-columns-repeated="1024"/>
        </table:table-row>
        <table:table-row table:style-name="ro4">
          <table:table-cell table:style-name="ce7" office:value-type="string" calcext:value-type="string">
            <text:p>Представляется в налоговый орган <text:span text:style-name="T1">(код)</text:span></text:p>
          </table:table-cell>
          <table:table-cell table:style-name="ce28" table:number-columns-repeated="38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28" table:number-columns-repeated="7"/>
          <table:table-cell table:style-name="ce45"/>
          <table:table-cell table:style-name="ce3"/>
          <table:table-cell table:style-name="ce6" table:number-columns-repeated="48"/>
          <table:table-cell table:style-name="ce73" office:value-type="string" calcext:value-type="string">
            <text:p>по месту нахождения (учета) <text:span text:style-name="T1">(код)</text:span></text:p>
          </table:table-cell>
          <table:table-cell table:style-name="ce6" table:number-columns-repeated="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04"/>
        </table:table-row>
        <table:table-row table:style-name="ro10">
          <table:table-cell table:style-name="ce6"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04"/>
        </table:table-row>
        <table:table-row table:style-name="ro10">
          <table:table-cell table:style-name="ce6"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04"/>
        </table:table-row>
        <table:table-row table:style-name="ro10">
          <table:table-cell table:style-name="ce6"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04"/>
        </table:table-row>
        <table:table-row table:style-name="ro10">
          <table:table-cell table:style-name="ce6"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04"/>
        </table:table-row>
        <table:table-row table:style-name="ro11">
          <table:table-cell table:style-name="ce21" office:value-type="string" calcext:value-type="string" table:number-columns-spanned="120" table:number-rows-spanned="1">
            <text:p>(налогоплательщик)</text:p>
          </table:table-cell>
          <table:covered-table-cell table:number-columns-repeated="119" table:style-name="ce21"/>
          <table:table-cell table:style-name="ce6" table:number-columns-repeated="904"/>
        </table:table-row>
        <table:table-row table:style-name="ro4">
          <table:table-cell table:style-name="ce10" office:value-type="string" calcext:value-type="string">
            <text:p>Код вида экономической деятельности по ОКВЭД</text:p>
          </table:table-cell>
          <table:table-cell table:style-name="ce10" table:number-columns-repeated="5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40"/>
        </table:table-row>
        <table:table-row table:style-name="ro5">
          <table:table-cell table:style-name="ce11" office:value-type="string" calcext:value-type="string" table:number-columns-spanned="21" table:number-rows-spanned="3">
            <text:p>Форма реорганизации,</text:p>
            <text:p>ликвидация <text:span text:style-name="T1">(код)</text:span></text:p>
          </table:table-cell>
          <table:covered-table-cell table:number-columns-repeated="20" table:style-name="ce26"/>
          <table:table-cell table:style-name="ce38" table:number-columns-repeated="5"/>
          <table:table-cell table:style-name="ce6" table:number-columns-repeated="3"/>
          <table:table-cell table:style-name="ce26"/>
          <table:table-cell table:style-name="ce41" office:value-type="string" calcext:value-type="string" table:number-columns-spanned="30" table:number-rows-spanned="3">
            <text:p>ИНН/КПП реорганизованной</text:p>
            <text:p>организации</text:p>
          </table:table-cell>
          <table:covered-table-cell table:number-columns-repeated="29" table:style-name="ce26"/>
          <table:table-cell table:style-name="ce6" table:number-columns-repeated="27"/>
          <table:table-cell table:style-name="ce22" table:number-columns-repeated="5"/>
          <table:table-cell table:style-name="ce86" table:number-columns-repeated="3"/>
          <table:table-cell table:style-name="ce22" table:number-columns-repeated="6"/>
          <table:table-cell table:style-name="ce86" table:number-columns-repeated="3"/>
          <table:table-cell table:style-name="ce22" table:number-columns-repeated="6"/>
          <table:table-cell table:style-name="ce6" table:number-columns-repeated="914"/>
        </table:table-row>
        <table:table-row table:style-name="ro4">
          <table:covered-table-cell table:number-columns-repeated="21" table:style-name="ce26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4"/>
          <table:table-cell table:style-name="ce26" table:number-columns-repeated="2"/>
          <table:covered-table-cell table:number-columns-repeated="30" table:style-name="ce26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225" office:value-type="string" calcext:value-type="string" table:number-columns-spanned="3" table:number-rows-spanned="1">
            <text:p>/</text:p>
          </table:table-cell>
          <table:covered-table-cell table:style-name="ce85"/>
          <table:covered-table-cell table:style-name="ce225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" table:number-columns-repeated="904"/>
        </table:table-row>
        <table:table-row table:style-name="ro5">
          <table:covered-table-cell table:number-columns-repeated="21" table:style-name="ce26"/>
          <table:table-cell table:style-name="ce38" table:number-columns-repeated="2"/>
          <table:table-cell table:number-columns-repeated="5"/>
          <table:table-cell table:style-name="ce26" table:number-columns-repeated="2"/>
          <table:covered-table-cell table:number-columns-repeated="30" table:style-name="ce135"/>
          <table:table-cell table:number-columns-repeated="964"/>
        </table:table-row>
        <table:table-row table:style-name="ro4">
          <table:table-cell table:style-name="ce34" office:value-type="string" calcext:value-type="string" table:number-columns-spanned="29" table:number-rows-spanned="1">
            <text:p>Номер контактного телефона</text:p>
          </table:table-cell>
          <table:covered-table-cell table:number-columns-repeated="28" table:style-name="ce34"/>
          <table:table-cell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34"/>
        </table:table-row>
        <table:table-row table:style-name="ro6">
          <table:table-cell table:number-columns-repeated="1024"/>
        </table:table-row>
        <table:table-row table:style-name="ro4">
          <table:table-cell table:style-name="ce15" office:value-type="string" calcext:value-type="string">
            <text:p>На</text:p>
          </table:table-cell>
          <table:table-cell table:number-columns-repeated="5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2"/>
          <table:table-cell table:style-name="ce15" office:value-type="string" calcext:value-type="string">
            <text:p>страницах</text:p>
          </table:table-cell>
          <table:table-cell table:number-columns-repeated="81"/>
          <table:table-cell table:style-name="ce73" office:value-type="string" calcext:value-type="string">
            <text:p>с приложением подтверждающих документов или их копий на</text:p>
          </table:table-cell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2"/>
          <table:table-cell table:style-name="ce7" office:value-type="string" calcext:value-type="string">
            <text:p>листах</text:p>
          </table:table-cell>
          <table:table-cell table:number-columns-repeated="910"/>
        </table:table-row>
        <table:table-row table:style-name="ro6">
          <table:table-cell table:style-name="ce16" table:number-columns-repeated="120"/>
          <table:table-cell table:number-columns-repeated="904"/>
        </table:table-row>
        <table:table-row table:style-name="ro12">
          <table:table-cell table:style-name="ce42" office:value-type="string" calcext:value-type="string" table:number-columns-spanned="61" table:number-rows-spanned="1">
            <text:p>Достоверность и полноту сведений, указанных</text:p>
          </table:table-cell>
          <table:covered-table-cell table:number-columns-repeated="59" table:style-name="ce29"/>
          <table:covered-table-cell table:style-name="ce42"/>
          <table:table-cell table:style-name="ce49"/>
          <table:table-cell table:style-name="ce53" table:number-columns-repeated="58"/>
          <table:table-cell table:number-columns-repeated="904"/>
        </table:table-row>
        <table:table-row table:style-name="ro9">
          <table:table-cell table:style-name="ce18" office:value-type="string" calcext:value-type="string" table:number-columns-spanned="61" table:number-rows-spanned="1">
            <text:p>в настоящей декларации, подтверждаю:</text:p>
          </table:table-cell>
          <table:covered-table-cell table:number-columns-repeated="59" table:style-name="ce30"/>
          <table:covered-table-cell table:style-name="ce46"/>
          <table:table-cell table:style-name="ce179" office:value-type="string" calcext:value-type="string" table:number-columns-spanned="59" table:number-rows-spanned="2">
            <text:p>Заполняется работником налогового органа</text:p>
          </table:table-cell>
          <table:covered-table-cell table:number-columns-repeated="58" table:style-name="ce189"/>
          <table:table-cell table:number-columns-repeated="904"/>
        </table:table-row>
        <table:table-row table:style-name="ro8">
          <table:table-cell table:number-columns-repeated="15"/>
          <table:table-cell table:style-name="ce112" office:value-type="string" calcext:value-type="string" table:number-columns-spanned="45" table:number-rows-spanned="3">
            <text:p>1 - налогоплательщик,</text:p>
            <text:p>2 - представитель налогоплательщика</text:p>
          </table:table-cell>
          <table:covered-table-cell table:number-columns-repeated="44" table:style-name="ce113"/>
          <table:table-cell table:style-name="ce47"/>
          <table:covered-table-cell table:style-name="ce179"/>
          <table:covered-table-cell table:number-columns-repeated="58" table:style-name="ce189"/>
          <table:table-cell table:number-columns-repeated="904"/>
        </table:table-row>
        <table:table-row table:style-name="ro4">
          <table:table-cell table:number-columns-repeated="11"/>
          <table:table-cell table:style-name="ce19" table:number-columns-spanned="3" table:number-rows-spanned="1"/>
          <table:covered-table-cell table:number-columns-repeated="2" table:style-name="ce19"/>
          <table:table-cell/>
          <table:covered-table-cell table:number-columns-repeated="45" table:style-name="ce113"/>
          <table:table-cell table:style-name="ce47"/>
          <table:table-cell table:style-name="ce181" office:value-type="string" calcext:value-type="string" table:number-columns-spanned="59" table:number-rows-spanned="1">
            <text:p>Сведения о представлении декларации</text:p>
          </table:table-cell>
          <table:covered-table-cell table:number-columns-repeated="58" table:style-name="ce191"/>
          <table:table-cell table:number-columns-repeated="904"/>
        </table:table-row>
        <table:table-row table:style-name="ro8">
          <table:table-cell table:number-columns-repeated="15"/>
          <table:covered-table-cell table:number-columns-repeated="45" table:style-name="ce112"/>
          <table:table-cell table:style-name="ce47"/>
          <table:table-cell table:style-name="ce181"/>
          <table:table-cell table:style-name="ce55" table:number-columns-repeated="58"/>
          <table:table-cell table:number-columns-repeated="90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 table:style-name="ce44"/>
          <table:table-cell table:style-name="ce56" office:value-type="string" calcext:value-type="string">
            <text:p>Данная декларация представлена<text:span text:style-name="T1"> (код)</text:span></text:p>
          </table:table-cell>
          <table:table-cell table:style-name="ce34" table:number-columns-repeated="3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93" table:number-columns-repeated="12"/>
          <table:table-cell table:number-columns-repeated="904"/>
        </table:table-row>
        <table:table-row table:style-name="ro8">
          <table:table-cell table:number-columns-repeated="54"/>
          <table:table-cell table:style-name="ce44" table:number-columns-repeated="6"/>
          <table:table-cell table:style-name="ce47"/>
          <table:table-cell table:style-name="ce44"/>
          <table:table-cell table:number-columns-repeated="962"/>
        </table:table-row>
        <table:table-row table:style-name="ro5"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47"/>
          <table:table-cell/>
          <table:table-cell table:style-name="ce197" table:number-columns-repeated="30"/>
          <table:table-cell table:number-columns-repeated="932"/>
        </table:table-row>
        <table:table-row table:style-name="ro8">
          <table:covered-table-cell table:number-columns-repeated="60" table:style-name="ce50"/>
          <table:table-cell table:style-name="ce47"/>
          <table:table-cell/>
          <table:table-cell table:style-name="ce198" office:value-type="string" calcext:value-type="string" table:number-columns-spanned="4" table:number-rows-spanned="3">
            <text:p>на</text:p>
          </table:table-cell>
          <table:covered-table-cell table:number-columns-repeated="3" table:style-name="ce198"/>
          <table:table-cell table:number-columns-repeated="2"/>
          <table:table-cell table:style-name="ce67" table:number-columns-spanned="3" table:number-rows-spanned="3"/>
          <table:covered-table-cell table:style-name="ce71"/>
          <table:covered-table-cell table:style-name="ce74"/>
          <table:table-cell table:style-name="ce67" table:number-columns-spanned="3" table:number-rows-spanned="3"/>
          <table:covered-table-cell table:style-name="ce71"/>
          <table:covered-table-cell table:style-name="ce74"/>
          <table:table-cell table:style-name="ce67" table:number-columns-spanned="3" table:number-rows-spanned="3"/>
          <table:covered-table-cell table:style-name="ce71"/>
          <table:covered-table-cell table:style-name="ce74"/>
          <table:table-cell table:number-columns-repeated="2"/>
          <table:table-cell table:style-name="ce79" office:value-type="string" calcext:value-type="string" table:number-columns-spanned="13" table:number-rows-spanned="3">
            <text:p>страницах</text:p>
          </table:table-cell>
          <table:covered-table-cell table:number-columns-repeated="12" table:style-name="ce15"/>
          <table:table-cell table:number-columns-repeated="932"/>
        </table:table-row>
        <table:table-row table:style-name="ro13">
          <table:table-cell table:number-columns-repeated="54"/>
          <table:table-cell table:style-name="ce44" table:number-columns-repeated="6"/>
          <table:table-cell table:style-name="ce47"/>
          <table:table-cell/>
          <table:covered-table-cell table:number-columns-repeated="4" table:style-name="ce198"/>
          <table:table-cell table:number-columns-repeated="2"/>
          <table:covered-table-cell table:style-name="ce68"/>
          <table:covered-table-cell table:style-name="ce207"/>
          <table:covered-table-cell table:style-name="ce75"/>
          <table:covered-table-cell table:style-name="ce68"/>
          <table:covered-table-cell table:style-name="ce207"/>
          <table:covered-table-cell table:style-name="ce75"/>
          <table:covered-table-cell table:style-name="ce68"/>
          <table:covered-table-cell table:style-name="ce207"/>
          <table:covered-table-cell table:style-name="ce75"/>
          <table:table-cell table:number-columns-repeated="2"/>
          <table:covered-table-cell table:number-columns-repeated="13" table:style-name="ce15"/>
          <table:table-cell table:number-columns-repeated="22"/>
          <table:table-cell table:style-name="ce15" table:number-columns-repeated="5"/>
          <table:table-cell table:number-columns-repeated="905"/>
        </table:table-row>
        <table:table-row table:style-name="ro8"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47"/>
          <table:table-cell/>
          <table:covered-table-cell table:number-columns-repeated="4" table:style-name="ce198"/>
          <table:table-cell table:number-columns-repeated="2"/>
          <table:covered-table-cell table:style-name="ce69"/>
          <table:covered-table-cell table:style-name="ce72"/>
          <table:covered-table-cell table:style-name="ce76"/>
          <table:covered-table-cell table:style-name="ce69"/>
          <table:covered-table-cell table:style-name="ce72"/>
          <table:covered-table-cell table:style-name="ce76"/>
          <table:covered-table-cell table:style-name="ce69"/>
          <table:covered-table-cell table:style-name="ce72"/>
          <table:covered-table-cell table:style-name="ce76"/>
          <table:table-cell table:number-columns-repeated="2"/>
          <table:covered-table-cell table:number-columns-repeated="13" table:style-name="ce15"/>
          <table:table-cell table:number-columns-repeated="22"/>
          <table:table-cell table:style-name="ce15" table:number-columns-repeated="5"/>
          <table:table-cell table:number-columns-repeated="905"/>
        </table:table-row>
        <table:table-row table:style-name="ro5">
          <table:covered-table-cell table:number-columns-repeated="60" table:style-name="ce50"/>
          <table:table-cell table:style-name="ce47"/>
          <table:table-cell table:number-columns-repeated="963"/>
        </table:table-row>
        <table:table-row table:style-name="ro3">
          <table:table-cell table:style-name="ce20" office:value-type="string" calcext:value-type="string" table:number-columns-spanned="60" table:number-rows-spanned="2">
            <text:p>(фамилия, имя, отчество * полностью)</text:p>
          </table:table-cell>
          <table:covered-table-cell table:number-columns-repeated="59" table:style-name="ce21"/>
          <table:table-cell table:style-name="ce47"/>
          <table:table-cell table:style-name="ce184" office:value-type="string" calcext:value-type="string" table:number-columns-spanned="29" table:number-rows-spanned="4">
            <text:p>с приложением подтверждающих документов или их копий на</text:p>
          </table:table-cell>
          <table:covered-table-cell table:number-columns-repeated="28" table:style-name="ce197"/>
          <table:table-cell table:number-columns-repeated="934"/>
        </table:table-row>
        <table:table-row table:style-name="ro9">
          <table:covered-table-cell table:number-columns-repeated="60" table:style-name="ce52"/>
          <table:table-cell table:style-name="ce47"/>
          <table:covered-table-cell table:style-name="ce184"/>
          <table:covered-table-cell table:number-columns-repeated="28" table:style-name="ce197"/>
          <table:table-cell table:number-columns-repeated="3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number-columns-repeated="3"/>
          <table:table-cell table:style-name="ce91" office:value-type="string" calcext:value-type="string" table:number-columns-spanned="9" table:number-rows-spanned="2">
            <text:p>листах</text:p>
          </table:table-cell>
          <table:covered-table-cell table:number-columns-repeated="8" table:style-name="ce234"/>
          <table:table-cell table:number-columns-repeated="910"/>
        </table:table-row>
        <table:table-row table:style-name="ro3"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19" table:number-columns-spanned="3" table:number-rows-spanned="2"/>
          <table:covered-table-cell table:number-columns-repeated="2" table:style-name="ce31"/>
          <table:table-cell table:style-name="ce47"/>
          <table:covered-table-cell table:style-name="ce184"/>
          <table:covered-table-cell table:number-columns-repeated="28" table:style-name="ce197"/>
          <table:table-cell table:number-columns-repeated="3"/>
          <table:covered-table-cell table:number-columns-repeated="9" table:style-name="ce50"/>
          <table:table-cell table:number-columns-repeated="3"/>
          <table:covered-table-cell table:number-columns-repeated="9" table:style-name="ce234"/>
          <table:table-cell table:number-columns-repeated="910"/>
        </table:table-row>
        <table:table-row table:style-name="ro9">
          <table:covered-table-cell table:number-columns-repeated="60" table:style-name="ce50"/>
          <table:table-cell table:style-name="ce47"/>
          <table:covered-table-cell table:style-name="ce184"/>
          <table:covered-table-cell table:number-columns-repeated="28" table:style-name="ce197"/>
          <table:table-cell table:number-columns-repeated="14"/>
          <table:table-cell table:style-name="ce90" table:number-columns-repeated="8"/>
          <table:table-cell table:number-columns-repeated="912"/>
        </table:table-row>
        <table:table-row table:style-name="ro8">
          <table:table-cell table:style-name="ce22" table:number-columns-repeated="60"/>
          <table:table-cell table:style-name="ce47"/>
          <table:table-cell/>
          <table:table-cell table:style-name="ce59" office:value-type="string" calcext:value-type="string" table:number-columns-spanned="22" table:number-rows-spanned="3">
            <text:p>Дата представления декларации</text:p>
          </table:table-cell>
          <table:covered-table-cell table:number-columns-repeated="21" table:style-name="ce201"/>
          <table:table-cell table:style-name="ce197" table:number-columns-repeated="7"/>
          <table:table-cell table:number-columns-repeated="933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/>
          <table:covered-table-cell table:number-columns-repeated="22" table:style-name="ce201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0"/>
        </table:table-row>
        <table:table-row table:style-name="ro8">
          <table:table-cell table:number-columns-repeated="54"/>
          <table:table-cell table:style-name="ce44" table:number-columns-repeated="6"/>
          <table:table-cell table:style-name="ce47"/>
          <table:table-cell/>
          <table:covered-table-cell table:number-columns-repeated="22" table:style-name="ce201"/>
          <table:table-cell table:number-columns-repeated="940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/>
          <table:table-cell table:style-name="ce201" table:number-columns-repeated="22"/>
          <table:table-cell table:number-columns-repeated="940"/>
        </table:table-row>
        <table:table-row table:style-name="ro8">
          <table:table-cell table:style-name="ce22" table:number-columns-repeated="60"/>
          <table:table-cell table:style-name="ce47"/>
          <table:table-cell/>
          <table:table-cell table:style-name="ce61" office:value-type="string" calcext:value-type="string" table:number-columns-spanned="19" table:number-rows-spanned="3">
            <text:p>Зарегистрирована</text:p>
            <text:p>за №</text:p>
          </table:table-cell>
          <table:covered-table-cell table:number-columns-repeated="18" table:style-name="ce203"/>
          <table:table-cell table:style-name="ce201" table:number-columns-repeated="3"/>
          <table:table-cell table:number-columns-repeated="940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/>
          <table:covered-table-cell table:number-columns-repeated="19" table:style-name="ce20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table-cell table:number-columns-repeated="54"/>
          <table:table-cell table:style-name="ce44" table:number-columns-repeated="6"/>
          <table:table-cell table:style-name="ce47"/>
          <table:table-cell/>
          <table:covered-table-cell table:number-columns-repeated="19" table:style-name="ce203"/>
          <table:table-cell table:style-name="ce201" table:number-columns-repeated="3"/>
          <table:table-cell table:number-columns-repeated="940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 table:style-name="ce44" table:number-columns-repeated="4"/>
          <table:table-cell table:number-columns-repeated="959"/>
        </table:table-row>
        <table:table-row table:style-name="ro13">
          <table:table-cell table:number-columns-repeated="54"/>
          <table:table-cell table:style-name="ce44" table:number-columns-repeated="6"/>
          <table:table-cell table:style-name="ce47"/>
          <table:table-cell table:style-name="ce44" table:number-columns-repeated="4"/>
          <table:table-cell table:number-columns-repeated="959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 table:style-name="ce44" table:number-columns-repeated="4"/>
          <table:table-cell table:number-columns-repeated="959"/>
        </table:table-row>
        <table:table-row table:style-name="ro13">
          <table:table-cell table:number-columns-repeated="54"/>
          <table:table-cell table:style-name="ce44" table:number-columns-repeated="6"/>
          <table:table-cell table:style-name="ce47"/>
          <table:table-cell table:style-name="ce44" table:number-columns-repeated="4"/>
          <table:table-cell table:number-columns-repeated="959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 table:style-name="ce44" table:number-columns-repeated="15"/>
          <table:table-cell table:number-columns-repeated="948"/>
        </table:table-row>
        <table:table-row table:style-name="ro13">
          <table:table-cell table:number-columns-repeated="54"/>
          <table:table-cell table:style-name="ce44" table:number-columns-repeated="6"/>
          <table:table-cell table:style-name="ce47"/>
          <table:table-cell table:number-columns-repeated="963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 table:number-columns-repeated="963"/>
        </table:table-row>
        <table:table-row table:style-name="ro4">
          <table:table-cell table:style-name="ce57" office:value-type="string" calcext:value-type="string" table:number-columns-spanned="60" table:number-rows-spanned="1">
            <text:p>(наименование организации - представителя налогоплательщика)</text:p>
          </table:table-cell>
          <table:covered-table-cell table:number-columns-repeated="59" table:style-name="ce57"/>
          <table:table-cell table:style-name="ce47"/>
          <table:table-cell table:number-columns-repeated="963"/>
        </table:table-row>
        <table:table-row table:style-name="ro4">
          <table:table-cell table:style-name="ce58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58"/>
          <table:table-cell table:style-name="ce103" table:number-columns-spanned="15" table:number-rows-spanned="1"/>
          <table:covered-table-cell table:number-columns-repeated="14" table:style-name="ce103"/>
          <table:table-cell table:style-name="ce58" office:value-type="string" calcext:value-type="string" table:number-columns-spanned="6" table:number-rows-spanned="1">
            <text:p>Дата</text:p>
          </table:table-cell>
          <table:covered-table-cell table:number-columns-repeated="5" table:style-name="ce58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8"/>
          <table:table-cell table:number-columns-repeated="59"/>
          <table:table-cell table:style-name="ce95" table:number-columns-repeated="904"/>
        </table:table-row>
        <table:table-row table:style-name="ro6">
          <table:table-cell table:style-name="ce58" table:number-columns-repeated="9"/>
          <table:table-cell table:style-name="ce35" table:number-columns-repeated="15"/>
          <table:table-cell table:style-name="ce58" table:number-columns-repeated="6"/>
          <table:table-cell table:style-name="ce22" table:number-columns-repeated="6"/>
          <table:table-cell table:style-name="ce139" table:number-columns-repeated="3"/>
          <table:table-cell table:style-name="ce22" table:number-columns-repeated="6"/>
          <table:table-cell table:style-name="ce139" table:number-columns-repeated="3"/>
          <table:table-cell table:style-name="ce22" table:number-columns-repeated="12"/>
          <table:table-cell table:style-name="ce48"/>
          <table:table-cell table:number-columns-repeated="59"/>
          <table:table-cell table:style-name="ce95" table:number-columns-repeated="904"/>
        </table:table-row>
        <table:table-row table:style-name="ro14">
          <table:table-cell table:style-name="ce25" office:value-type="string" calcext:value-type="string" table:number-columns-spanned="60" table:number-rows-spanned="1">
            <text:p>Наименование документа,</text:p>
          </table:table-cell>
          <table:covered-table-cell table:number-columns-repeated="59" table:style-name="ce32"/>
          <table:table-cell table:style-name="ce47"/>
          <table:table-cell/>
          <table:table-cell table:style-name="ce63" table:number-columns-repeated="19"/>
          <table:table-cell table:style-name="ce44" table:number-columns-repeated="15"/>
          <table:table-cell table:style-name="ce229" table:number-columns-repeated="23"/>
          <table:table-cell table:style-name="ce44"/>
          <table:table-cell table:number-columns-repeated="904"/>
        </table:table-row>
        <table:table-row table:style-name="ro1">
          <table:table-cell table:style-name="ce62" office:value-type="string" calcext:value-type="string" table:number-columns-spanned="60" table:number-rows-spanned="1">
            <text:p>подтверждающего полномочия представителя</text:p>
          </table:table-cell>
          <table:covered-table-cell table:number-columns-repeated="59" table:style-name="ce62"/>
          <table:table-cell table:style-name="ce47"/>
          <table:table-cell table:number-columns-repeated="2"/>
          <table:table-cell table:style-name="ce205" table:number-columns-spanned="31" table:number-rows-spanned="2"/>
          <table:covered-table-cell table:number-columns-repeated="30" table:style-name="ce207"/>
          <table:table-cell table:number-columns-repeated="2"/>
          <table:table-cell table:style-name="ce230" table:number-columns-spanned="23" table:number-rows-spanned="2"/>
          <table:covered-table-cell table:number-columns-repeated="22" table:style-name="ce88"/>
          <table:table-cell table:number-columns-repeated="905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 table:style-name="ce44" table:number-columns-repeated="2"/>
          <table:covered-table-cell table:number-columns-repeated="31" table:style-name="ce205"/>
          <table:table-cell table:number-columns-repeated="2"/>
          <table:covered-table-cell table:number-columns-repeated="23" table:style-name="ce230"/>
          <table:table-cell table:number-columns-repeated="905"/>
        </table:table-row>
        <table:table-row table:style-name="ro8">
          <table:table-cell table:number-columns-repeated="54"/>
          <table:table-cell table:style-name="ce44" table:number-columns-repeated="6"/>
          <table:table-cell table:style-name="ce47"/>
          <table:table-cell table:style-name="ce44" table:number-columns-repeated="2"/>
          <table:table-cell table:style-name="ce206" office:value-type="string" calcext:value-type="string" table:number-columns-spanned="31" table:number-rows-spanned="2">
            <text:p>Фамилия, И.О.*</text:p>
          </table:table-cell>
          <table:covered-table-cell table:number-columns-repeated="30" table:style-name="ce206"/>
          <table:table-cell table:number-columns-repeated="2"/>
          <table:table-cell table:style-name="ce206" office:value-type="string" calcext:value-type="string" table:number-columns-spanned="23" table:number-rows-spanned="2">
            <text:p>Подпись</text:p>
          </table:table-cell>
          <table:covered-table-cell table:number-columns-repeated="22" table:style-name="ce206"/>
          <table:table-cell table:number-columns-repeated="905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47"/>
          <table:table-cell table:style-name="ce44" table:number-columns-repeated="2"/>
          <table:covered-table-cell table:number-columns-repeated="31" table:style-name="ce206"/>
          <table:table-cell table:number-columns-repeated="2"/>
          <table:covered-table-cell table:number-columns-repeated="23" table:style-name="ce206"/>
          <table:table-cell table:number-columns-repeated="905"/>
        </table:table-row>
        <table:table-row table:style-name="ro15">
          <table:table-cell table:number-columns-repeated="4"/>
          <table:table-cell table:style-name="ce6" table:number-columns-repeated="23"/>
          <table:table-cell table:number-columns-repeated="33"/>
          <table:table-cell table:style-name="ce47"/>
          <table:table-cell table:number-columns-repeated="963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33" office:value-type="string" calcext:value-type="string">
            <text:p>* Отчество указывается при наличии.</text:p>
          </table:table-cell>
          <table:table-cell table:style-name="ce6" table:number-columns-repeated="55"/>
          <table:table-cell table:style-name="ce3" table:number-columns-repeated="2"/>
          <table:table-cell table:style-name="ce6" table:number-columns-repeated="55"/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904"/>
        </table:table-row>
        <table:table-row table:style-name="ro16" table:number-rows-repeated="104850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1'.$A$1:.$DP$71" table:range-usable-as="print-range"/>
        </table:named-expressions>
      </table:table>
      <table:table table:name="стр.2_Разд.1.1" table:style-name="ta2" table:print-ranges="'стр.2_Разд.1.1'.A1:'стр.2_Разд.1.1'.DP61">
        <office:forms form:automatic-focus="false" form:apply-design-mode="false"/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2" draw:style-name="gr1" draw:text-style-name="P1" svg:width="31.78mm" svg:height="12.69mm" svg:x="0mm" svg:y="0mm">
              <draw:object-ole draw:class-id="B2E5711E-CB11-11D1-8c49-00a0c9067633" xlink:href="./Object 2" xlink:type="simple" xlink:show="embed" xlink:actuate="onLoad">
                <loext:p/>
              </draw:object-ole>
              <draw:image xlink:href="./ObjectReplacements/Object 2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256" table:formula="of:=IF(ISBLANK([$'стр.1'.AK1]);&quot;&quot;;[$'стр.1'.AK1])" office:value-type="string" office:string-value="${inn.n0}" calcext:value-type="string" table:number-columns-spanned="3" table:number-rows-spanned="2">
            <text:p>${inn.n0}</text:p>
          </table:table-cell>
          <table:covered-table-cell table:number-columns-repeated="2" table:style-name="ce115"/>
          <table:table-cell table:style-name="ce256" table:formula="of:=IF(ISBLANK([$'стр.1'.AN1]);&quot;&quot;;[$'стр.1'.AN1])" office:value-type="string" office:string-value="${inn.n1}" calcext:value-type="string" table:number-columns-spanned="3" table:number-rows-spanned="2">
            <text:p>${inn.n1}</text:p>
          </table:table-cell>
          <table:covered-table-cell table:number-columns-repeated="2" table:style-name="ce115"/>
          <table:table-cell table:style-name="ce256" table:formula="of:=IF(ISBLANK([$'стр.1'.AQ1]);&quot;&quot;;[$'стр.1'.AQ1])" office:value-type="string" office:string-value="${inn.n2}" calcext:value-type="string" table:number-columns-spanned="3" table:number-rows-spanned="2">
            <text:p>${inn.n2}</text:p>
          </table:table-cell>
          <table:covered-table-cell table:number-columns-repeated="2" table:style-name="ce115"/>
          <table:table-cell table:style-name="ce256" table:formula="of:=IF(ISBLANK([$'стр.1'.AT1]);&quot;&quot;;[$'стр.1'.AT1])" office:value-type="string" office:string-value="${inn.n3}" calcext:value-type="string" table:number-columns-spanned="3" table:number-rows-spanned="2">
            <text:p>${inn.n3}</text:p>
          </table:table-cell>
          <table:covered-table-cell table:number-columns-repeated="2" table:style-name="ce115"/>
          <table:table-cell table:style-name="ce256" table:formula="of:=IF(ISBLANK([$'стр.1'.AW1]);&quot;&quot;;[$'стр.1'.AW1])" office:value-type="string" office:string-value="${inn.n4}" calcext:value-type="string" table:number-columns-spanned="3" table:number-rows-spanned="2">
            <text:p>${inn.n4}</text:p>
          </table:table-cell>
          <table:covered-table-cell table:number-columns-repeated="2" table:style-name="ce115"/>
          <table:table-cell table:style-name="ce256" table:formula="of:=IF(ISBLANK([$'стр.1'.AZ1]);&quot;&quot;;[$'стр.1'.AZ1])" office:value-type="string" office:string-value="${inn.n5}" calcext:value-type="string" table:number-columns-spanned="3" table:number-rows-spanned="2">
            <text:p>${inn.n5}</text:p>
          </table:table-cell>
          <table:covered-table-cell table:number-columns-repeated="2" table:style-name="ce115"/>
          <table:table-cell table:style-name="ce256" table:formula="of:=IF(ISBLANK([$'стр.1'.BC1]);&quot;&quot;;[$'стр.1'.BC1])" office:value-type="string" office:string-value="${inn.n6}" calcext:value-type="string" table:number-columns-spanned="3" table:number-rows-spanned="2">
            <text:p>${inn.n6}</text:p>
          </table:table-cell>
          <table:covered-table-cell table:number-columns-repeated="2" table:style-name="ce115"/>
          <table:table-cell table:style-name="ce256" table:formula="of:=IF(ISBLANK([$'стр.1'.BF1]);&quot;&quot;;[$'стр.1'.BF1])" office:value-type="string" office:string-value="${inn.n7}" calcext:value-type="string" table:number-columns-spanned="3" table:number-rows-spanned="2">
            <text:p>${inn.n7}</text:p>
          </table:table-cell>
          <table:covered-table-cell table:number-columns-repeated="2" table:style-name="ce115"/>
          <table:table-cell table:style-name="ce256" table:formula="of:=IF(ISBLANK([$'стр.1'.BI1]);&quot;&quot;;[$'стр.1'.BI1])" office:value-type="string" office:string-value="${inn.n8}" calcext:value-type="string" table:number-columns-spanned="3" table:number-rows-spanned="2">
            <text:p>${inn.n8}</text:p>
          </table:table-cell>
          <table:covered-table-cell table:number-columns-repeated="2" table:style-name="ce115"/>
          <table:table-cell table:style-name="ce256" table:formula="of:=IF(ISBLANK([$'стр.1'.BL1]);&quot;&quot;;[$'стр.1'.BL1])" office:value-type="string" office:string-value="${inn.n9}" calcext:value-type="string" table:number-columns-spanned="3" table:number-rows-spanned="2">
            <text:p>${inn.n9}</text:p>
          </table:table-cell>
          <table:covered-table-cell table:number-columns-repeated="2" table:style-name="ce115"/>
          <table:table-cell table:style-name="ce256" table:formula="of:=IF(ISBLANK([$'стр.1'.BO1]);&quot;&quot;;[$'стр.1'.BO1])" office:value-type="string" office:string-value="${inn.n10}" calcext:value-type="string" table:number-columns-spanned="3" table:number-rows-spanned="2">
            <text:p>${inn.n10}</text:p>
          </table:table-cell>
          <table:covered-table-cell table:number-columns-repeated="2" table:style-name="ce115"/>
          <table:table-cell table:style-name="ce256" table:formula="of:=IF(ISBLANK([$'стр.1'.BR1]);&quot;&quot;;[$'стр.1'.BR1])" office:value-type="string" office:string-value="${inn.n11}" calcext:value-type="string" table:number-columns-spanned="3" table:number-rows-spanned="2">
            <text:p>${inn.n11}</text:p>
          </table:table-cell>
          <table:covered-table-cell table:number-columns-repeated="2" table:style-name="ce115"/>
          <table:table-cell table:style-name="ce6" table:number-columns-repeated="2"/>
          <table:table-cell table:style-name="ce3" table:number-columns-repeated="12"/>
          <table:table-cell table:style-name="ce6"/>
          <table:table-cell table:style-name="ce81" table:number-columns-repeated="8"/>
          <table:table-cell table:style-name="ce6"/>
          <table:table-cell table:style-name="ce87" table:number-columns-repeated="23"/>
          <table:table-cell table:style-name="ce127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257"/>
          <table:table-cell table:style-name="ce3" table:number-columns-repeated="7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256" table:formula="of:=IF(ISBLANK([$'стр.1'.AK4]);&quot;&quot;;[$'стр.1'.AK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N4]);&quot;&quot;;[$'стр.1'.AN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Q4]);&quot;&quot;;[$'стр.1'.AQ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T4]);&quot;&quot;;[$'стр.1'.AT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W4]);&quot;&quot;;[$'стр.1'.AW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Z4]);&quot;&quot;;[$'стр.1'.AZ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C4]);&quot;&quot;;[$'стр.1'.BC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F4]);&quot;&quot;;[$'стр.1'.BF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I4]);&quot;&quot;;[$'стр.1'.BI4])" table:number-columns-spanned="3" table:number-rows-spanned="1">
            <text:p/>
          </table:table-cell>
          <table:covered-table-cell table:number-columns-repeated="2" table:style-name="ce256"/>
          <table:table-cell table:style-name="ce262" office:value-type="string" calcext:value-type="string" table:number-columns-spanned="6" table:number-rows-spanned="1">
            <text:p>Стр.</text:p>
          </table:table-cell>
          <table:covered-table-cell table:number-columns-repeated="5" table:style-name="ce262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77" table:number-columns-repeated="8"/>
          <table:table-cell table:style-name="ce6" table:number-columns-repeated="2"/>
          <table:table-cell table:style-name="ce81" table:number-columns-repeated="7"/>
          <table:table-cell table:style-name="ce87" table:number-columns-repeated="25"/>
          <table:table-cell table:style-name="ce6" table:number-columns-repeated="904"/>
        </table:table-row>
        <table:table-row table:style-name="ro5">
          <table:table-cell table:style-name="ce95" table:number-columns-repeated="1024"/>
        </table:table-row>
        <table:table-row table:style-name="ro6">
          <table:table-cell table:style-name="ce96" table:number-columns-repeated="1024"/>
        </table:table-row>
        <table:table-row table:style-name="ro7">
          <table:table-cell table:style-name="ce96" table:number-columns-repeated="1024"/>
        </table:table-row>
        <table:table-row table:style-name="ro14">
          <table:table-cell table:style-name="ce97" office:value-type="string" calcext:value-type="string" table:number-columns-spanned="120" table:number-rows-spanned="1">
            <text:p>Раздел 1.1. Сумма налога (авансового платежа по налогу), уплачиваемого в связи с применением упрощенной </text:p>
          </table:table-cell>
          <table:covered-table-cell table:number-columns-repeated="119" table:style-name="ce108"/>
          <table:table-cell table:number-columns-repeated="904"/>
        </table:table-row>
        <table:table-row table:style-name="ro14">
          <table:table-cell table:style-name="ce97" office:value-type="string" calcext:value-type="string" table:number-columns-spanned="120" table:number-rows-spanned="1">
            <text:p>системы налогообложения (объект налогообложения - доходы), подлежащая уплате (уменьшению), </text:p>
          </table:table-cell>
          <table:covered-table-cell table:number-columns-repeated="119" table:style-name="ce108"/>
          <table:table-cell table:number-columns-repeated="904"/>
        </table:table-row>
        <table:table-row table:style-name="ro14">
          <table:table-cell table:style-name="ce97" office:value-type="string" calcext:value-type="string" table:number-columns-spanned="120" table:number-rows-spanned="1">
            <text:p>по данным налогоплательщика</text:p>
          </table:table-cell>
          <table:covered-table-cell table:number-columns-repeated="119" table:style-name="ce108"/>
          <table:table-cell table:number-columns-repeated="904"/>
        </table:table-row>
        <table:table-row table:style-name="ro16">
          <table:table-cell table:style-name="ce32" table:number-columns-repeated="120"/>
          <table:table-cell table:number-columns-repeated="904"/>
        </table:table-row>
        <table:table-row table:style-name="ro16">
          <table:table-cell table:number-columns-repeated="1024"/>
        </table:table-row>
        <table:table-row table:style-name="ro17">
          <table:table-cell table:style-name="ce98" office:value-type="string" calcext:value-type="string" table:number-columns-spanned="48" table:number-rows-spanned="1">
            <text:p>Показатели</text:p>
          </table:table-cell>
          <table:covered-table-cell table:number-columns-repeated="47" table:style-name="ce109"/>
          <table:table-cell table:style-name="ce109" table:number-columns-repeated="2"/>
          <table:table-cell table:style-name="ce33" table:number-columns-repeated="3"/>
          <table:table-cell table:style-name="ce6" table:number-columns-repeated="12"/>
          <table:table-cell table:style-name="ce120" office:value-type="string" calcext:value-type="string" table:number-columns-spanned="7" table:number-rows-spanned="1">
            <text:p>Код строки</text:p>
          </table:table-cell>
          <table:covered-table-cell table:number-columns-repeated="6" table:style-name="ce123"/>
          <table:table-cell table:style-name="ce125" office:value-type="string" calcext:value-type="string" table:number-columns-spanned="31" table:number-rows-spanned="1">
            <text:p>Значения показателей (в рублях)</text:p>
          </table:table-cell>
          <table:covered-table-cell table:number-columns-repeated="30" table:style-name="ce125"/>
          <table:table-cell table:style-name="ce125" table:number-columns-repeated="5"/>
          <table:table-cell table:style-name="ce6"/>
          <table:table-cell table:style-name="ce125" table:number-columns-repeated="6"/>
          <table:table-cell table:style-name="ce126" table:number-columns-repeated="3"/>
          <table:table-cell table:style-name="ce6" table:number-columns-repeated="906"/>
        </table:table-row>
        <table:table-row table:style-name="ro5">
          <table:table-cell table:style-name="ce98" office:value-type="float" office:value="1" calcext:value-type="float" table:number-columns-spanned="48" table:number-rows-spanned="1">
            <text:p>1</text:p>
          </table:table-cell>
          <table:covered-table-cell table:number-columns-repeated="47" table:style-name="ce109"/>
          <table:table-cell table:style-name="ce109" table:number-columns-repeated="2"/>
          <table:table-cell table:style-name="ce116" table:number-columns-repeated="3"/>
          <table:table-cell table:style-name="ce33" table:number-columns-repeated="12"/>
          <table:table-cell table:style-name="ce98" office:value-type="float" office:value="2" calcext:value-type="float" table:number-columns-spanned="7" table:number-rows-spanned="1">
            <text:p>2</text:p>
          </table:table-cell>
          <table:covered-table-cell table:number-columns-repeated="6" table:style-name="ce109"/>
          <table:table-cell table:style-name="ce125" office:value-type="float" office:value="3" calcext:value-type="float" table:number-columns-spanned="31" table:number-rows-spanned="1">
            <text:p>3</text:p>
          </table:table-cell>
          <table:covered-table-cell table:number-columns-repeated="30" table:style-name="ce125"/>
          <table:table-cell table:style-name="ce125" table:number-columns-repeated="5"/>
          <table:table-cell table:style-name="ce33"/>
          <table:table-cell table:style-name="ce65" table:number-columns-repeated="9"/>
          <table:table-cell table:style-name="ce33" table:number-columns-repeated="906"/>
        </table:table-row>
        <table:table-row table:style-name="ro16">
          <table:table-cell table:style-name="ce99" table:number-columns-repeated="50"/>
          <table:table-cell table:style-name="ce117" table:number-columns-repeated="12"/>
          <table:table-cell table:number-columns-repeated="43"/>
          <table:table-cell table:style-name="ce191" table:number-columns-repeated="2"/>
          <table:table-cell table:number-columns-repeated="2"/>
          <table:table-cell table:style-name="ce191" table:number-columns-repeated="11"/>
          <table:table-cell table:number-columns-repeated="904"/>
        </table:table-row>
        <table:table-row table:style-name="ro16">
          <table:table-cell table:style-name="ce92" table:number-columns-repeated="38"/>
          <table:table-cell table:number-columns-repeated="986"/>
        </table:table-row>
        <table:table-row table:style-name="ro4">
          <table:table-cell table:style-name="ce15" office:value-type="string" calcext:value-type="string">
            <text:p>Код по ОКТМО</text:p>
          </table:table-cell>
          <table:table-cell table:number-columns-repeated="64"/>
          <table:table-cell table:style-name="ce121" office:value-type="string" calcext:value-type="string" table:number-columns-spanned="7" table:number-rows-spanned="1">
            <text:p>01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9"/>
        </table:table-row>
        <table:table-row table:style-name="ro3">
          <table:table-cell table:style-name="ce15"/>
          <table:table-cell table:number-columns-repeated="64"/>
          <table:table-cell table:style-name="ce265" table:number-columns-repeated="6"/>
          <table:table-cell table:style-name="ce124"/>
          <table:table-cell table:style-name="ce22" table:number-columns-repeated="33"/>
          <table:table-cell table:number-columns-repeated="919"/>
        </table:table-row>
        <table:table-row table:style-name="ro18">
          <table:table-cell table:style-name="ce59" office:value-type="string" calcext:value-type="string" table:number-columns-spanned="65" table:number-rows-spanned="3">
            <text:p>Сумма авансового платежа к уплате по сроку не позднее </text:p>
            <text:p>двадцать пятого апреля отчетного года</text:p>
            <text:p><text:span text:style-name="T1">(стр. 130 - стр. 140) разд. 2.1.1 - стр. 160 разд. 2.1.2,</text:span></text:p>
            <text:p><text:span text:style-name="T1">если (стр. 130 - стр. 140) разд. 2.1.1 - стр. 160 разд. 2.1.2 &gt;= 0</text:span></text:p>
          </table:table-cell>
          <table:covered-table-cell table:number-columns-repeated="64" table:style-name="ce201"/>
          <table:table-cell table:number-columns-repeated="959"/>
        </table:table-row>
        <table:table-row table:style-name="ro4">
          <table:covered-table-cell table:number-columns-repeated="65" table:style-name="ce201"/>
          <table:table-cell table:style-name="ce121" office:value-type="string" calcext:value-type="string" table:number-columns-spanned="7" table:number-rows-spanned="1">
            <text:p>02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6"/>
        </table:table-row>
        <table:table-row table:style-name="ro18">
          <table:covered-table-cell table:number-columns-repeated="65" table:style-name="ce201"/>
          <table:table-cell table:number-columns-repeated="959"/>
        </table:table-row>
        <table:table-row table:style-name="ro3">
          <table:table-cell table:style-name="ce201" table:number-columns-repeated="63"/>
          <table:table-cell table:number-columns-repeated="961"/>
        </table:table-row>
        <table:table-row table:style-name="ro4">
          <table:table-cell table:style-name="ce15" office:value-type="string" calcext:value-type="string">
            <text:p>Код по ОКТМО</text:p>
          </table:table-cell>
          <table:table-cell table:number-columns-repeated="64"/>
          <table:table-cell table:style-name="ce121" office:value-type="string" calcext:value-type="string" table:number-columns-spanned="7" table:number-rows-spanned="1">
            <text:p>03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9"/>
        </table:table-row>
        <table:table-row table:style-name="ro3">
          <table:table-cell table:style-name="ce15"/>
          <table:table-cell table:number-columns-repeated="64"/>
          <table:table-cell table:style-name="ce265" table:number-columns-repeated="6"/>
          <table:table-cell table:style-name="ce124"/>
          <table:table-cell table:style-name="ce22" table:number-columns-repeated="33"/>
          <table:table-cell table:number-columns-repeated="919"/>
        </table:table-row>
        <table:table-row table:style-name="ro18">
          <table:table-cell table:style-name="ce59" office:value-type="string" calcext:value-type="string" table:number-columns-spanned="65" table:number-rows-spanned="3">
            <text:p>Сумма авансового платежа к уплате по сроку не позднее </text:p>
            <text:p>двадцать пятого июля отчетного года</text:p>
            <text:p><text:span text:style-name="T1">(стр. 131 - стр. 141) разд. 2.1.1 - стр. 161 разд. 2.1.2 - стр. 020, если</text:span></text:p>
            <text:p><text:span text:style-name="T1">(стр. 131 - стр. 141) разд. 2.1.1 - стр. 161 разд. 2.1.2 - стр. 020 &gt;= 0</text:span></text:p>
          </table:table-cell>
          <table:covered-table-cell table:number-columns-repeated="64" table:style-name="ce201"/>
          <table:table-cell table:number-columns-repeated="959"/>
        </table:table-row>
        <table:table-row table:style-name="ro4">
          <table:covered-table-cell table:number-columns-repeated="65" table:style-name="ce201"/>
          <table:table-cell table:style-name="ce121" office:value-type="string" calcext:value-type="string" table:number-columns-spanned="7" table:number-rows-spanned="1">
            <text:p>04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6"/>
        </table:table-row>
        <table:table-row table:style-name="ro18">
          <table:covered-table-cell table:number-columns-repeated="65" table:style-name="ce201"/>
          <table:table-cell table:number-columns-repeated="959"/>
        </table:table-row>
        <table:table-row table:style-name="ro3">
          <table:table-cell table:style-name="ce201" table:number-columns-repeated="65"/>
          <table:table-cell table:number-columns-repeated="959"/>
        </table:table-row>
        <table:table-row table:style-name="ro18">
          <table:table-cell table:style-name="ce59" office:value-type="string" calcext:value-type="string" table:number-columns-spanned="65" table:number-rows-spanned="3">
            <text:p>Сумма авансового платежа к уменьшению по сроку не позднее двадцать пятого июля отчетного года</text:p>
            <text:p><text:span text:style-name="T1">стр. 020 - ((стр. 131 - стр. 141) разд. 2.1.1 - стр. 161 разд. 2.1.2), если</text:span></text:p>
            <text:p><text:span text:style-name="T1">(стр. 131 - стр. 141) разд. 2.1.1 - стр. 161 разд. 2.1.2 - стр. 020 &lt; 0</text:span></text:p>
          </table:table-cell>
          <table:covered-table-cell table:number-columns-repeated="64" table:style-name="ce201"/>
          <table:table-cell table:number-columns-repeated="959"/>
        </table:table-row>
        <table:table-row table:style-name="ro4">
          <table:covered-table-cell table:number-columns-repeated="65" table:style-name="ce201"/>
          <table:table-cell table:style-name="ce121" office:value-type="string" calcext:value-type="string" table:number-columns-spanned="7" table:number-rows-spanned="1">
            <text:p>05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6"/>
        </table:table-row>
        <table:table-row table:style-name="ro18">
          <table:covered-table-cell table:number-columns-repeated="65" table:style-name="ce201"/>
          <table:table-cell table:number-columns-repeated="959"/>
        </table:table-row>
        <table:table-row table:style-name="ro3">
          <table:table-cell table:style-name="ce201" table:number-columns-repeated="63"/>
          <table:table-cell table:number-columns-repeated="961"/>
        </table:table-row>
        <table:table-row table:style-name="ro4">
          <table:table-cell table:style-name="ce15" office:value-type="string" calcext:value-type="string">
            <text:p>Код по ОКТМО</text:p>
          </table:table-cell>
          <table:table-cell table:number-columns-repeated="64"/>
          <table:table-cell table:style-name="ce121" office:value-type="string" calcext:value-type="string" table:number-columns-spanned="7" table:number-rows-spanned="1">
            <text:p>06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9"/>
        </table:table-row>
        <table:table-row table:style-name="ro3">
          <table:table-cell table:style-name="ce15"/>
          <table:table-cell table:number-columns-repeated="64"/>
          <table:table-cell table:style-name="ce265" table:number-columns-repeated="6"/>
          <table:table-cell table:style-name="ce124"/>
          <table:table-cell table:style-name="ce22" table:number-columns-repeated="33"/>
          <table:table-cell table:number-columns-repeated="919"/>
        </table:table-row>
        <table:table-row table:style-name="ro19">
          <table:table-cell table:style-name="ce100" office:value-type="string" calcext:value-type="string" table:number-columns-spanned="65" table:number-rows-spanned="3">
            <text:p>Сумма авансового платежа к уплате по сроку не позднее </text:p>
            <text:p>двадцать пятого октября отчетного года</text:p>
            <text:p><text:span text:style-name="T1">(стр. 132 - стр.142) разд. 2.1.1 - стр. 162 разд. 2.1.2 -</text:span></text:p>
            <text:p><text:span text:style-name="T1">(стр. 020 + стр. 040 - стр. 050), если (стр. 132 - стр. 142) разд. 2.1.1 -</text:span></text:p>
            <text:p><text:span text:style-name="T1">стр. 162 разд. 2.1.2 - (стр. 020 + стр. 040 - стр. 050) &gt;= 0</text:span></text:p>
          </table:table-cell>
          <table:covered-table-cell table:number-columns-repeated="64" table:style-name="ce244"/>
          <table:table-cell table:number-columns-repeated="959"/>
        </table:table-row>
        <table:table-row table:style-name="ro4">
          <table:covered-table-cell table:number-columns-repeated="65" table:style-name="ce244"/>
          <table:table-cell table:style-name="ce121" office:value-type="string" calcext:value-type="string" table:number-columns-spanned="7" table:number-rows-spanned="1">
            <text:p>07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6"/>
        </table:table-row>
        <table:table-row table:style-name="ro20">
          <table:covered-table-cell table:number-columns-repeated="65" table:style-name="ce244"/>
          <table:table-cell table:number-columns-repeated="959"/>
        </table:table-row>
        <table:table-row table:style-name="ro19">
          <table:table-cell table:style-name="ce102" office:value-type="string" calcext:value-type="string" table:number-columns-spanned="65" table:number-rows-spanned="3">
            <text:p>Сумма авансового платежа к уменьшению по сроку не позднее двадцать пятого октября отчетного года</text:p>
            <text:p><text:span text:style-name="T2">(стр. 020 + стр. 040 - стр. 050) - ((стр. 132 - стр. 142) разд. 2.1.1 - стр. 162 разд. 2.1.2), если (стр. 132 - стр. 142) разд. 2.1.1 - стр. 162 разд. 2.1.2 - (стр. 020 + </text:span></text:p>
            <text:p><text:span text:style-name="T2">стр. 040 - стр. 050) &lt; 0</text:span></text:p>
          </table:table-cell>
          <table:covered-table-cell table:number-columns-repeated="64" table:style-name="ce246"/>
          <table:table-cell table:number-columns-repeated="959"/>
        </table:table-row>
        <table:table-row table:style-name="ro4">
          <table:covered-table-cell table:number-columns-repeated="65" table:style-name="ce246"/>
          <table:table-cell table:style-name="ce121" office:value-type="string" calcext:value-type="string" table:number-columns-spanned="7" table:number-rows-spanned="1">
            <text:p>08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6"/>
        </table:table-row>
        <table:table-row table:style-name="ro21">
          <table:covered-table-cell table:number-columns-repeated="65" table:style-name="ce246"/>
          <table:table-cell table:number-columns-repeated="959"/>
        </table:table-row>
        <table:table-row table:style-name="ro3">
          <table:table-cell table:style-name="ce201" table:number-columns-repeated="62"/>
          <table:table-cell table:number-columns-repeated="962"/>
        </table:table-row>
        <table:table-row table:style-name="ro4">
          <table:table-cell table:style-name="ce15" office:value-type="string" calcext:value-type="string">
            <text:p>Код по ОКТМО</text:p>
          </table:table-cell>
          <table:table-cell table:number-columns-repeated="64"/>
          <table:table-cell table:style-name="ce121" office:value-type="string" calcext:value-type="string" table:number-columns-spanned="7" table:number-rows-spanned="1">
            <text:p>09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9"/>
        </table:table-row>
        <table:table-row table:style-name="ro3">
          <table:table-cell table:style-name="ce15"/>
          <table:table-cell table:number-columns-repeated="64"/>
          <table:table-cell table:style-name="ce265" table:number-columns-repeated="6"/>
          <table:table-cell table:style-name="ce124"/>
          <table:table-cell table:style-name="ce22" table:number-columns-repeated="33"/>
          <table:table-cell table:number-columns-repeated="919"/>
        </table:table-row>
        <table:table-row table:style-name="ro20">
          <table:table-cell table:style-name="ce100" office:value-type="string" calcext:value-type="string" table:number-columns-spanned="65" table:number-rows-spanned="3">
            <text:p>Сумма налога, подлежащая доплате за налоговый </text:p>
            <text:p>период (календарный год) по сроку *</text:p>
            <text:p><text:span text:style-name="T1">(стр. 133 - стр. 143) разд. 2.1.1 - стр. 163 разд. 2.1.2 -</text:span></text:p>
            <text:p><text:span text:style-name="T1">(стр. 020 + стр. 040 - стр. 050 + стр. 070 - стр. 080), если</text:span></text:p>
            <text:p><text:span text:style-name="T1">(стр. 133 - стр. 143) разд. 2.1.1 - стр. 163 разд. 2.1.2 -</text:span></text:p>
            <text:p><text:span text:style-name="T1">(стр. 020 + стр. 040 - стр. 050 + стр. 070 - стр. 080) &gt;= 0</text:span></text:p>
          </table:table-cell>
          <table:covered-table-cell table:number-columns-repeated="64" table:style-name="ce244"/>
          <table:table-cell table:number-columns-repeated="959"/>
        </table:table-row>
        <table:table-row table:style-name="ro4">
          <table:covered-table-cell table:number-columns-repeated="65" table:style-name="ce244"/>
          <table:table-cell table:style-name="ce121" office:value-type="string" calcext:value-type="string" table:number-columns-spanned="7" table:number-rows-spanned="1">
            <text:p>10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6"/>
        </table:table-row>
        <table:table-row table:style-name="ro22">
          <table:covered-table-cell table:number-columns-repeated="65" table:style-name="ce244"/>
          <table:table-cell table:number-columns-repeated="959"/>
        </table:table-row>
        <table:table-row table:style-name="ro3">
          <table:table-cell table:style-name="ce244" table:number-columns-repeated="65"/>
          <table:table-cell table:number-columns-repeated="959"/>
        </table:table-row>
        <table:table-row table:style-name="ro19">
          <table:table-cell table:style-name="ce59" office:value-type="string" calcext:value-type="string" table:number-columns-spanned="65" table:number-rows-spanned="3">
            <text:p>Сумма налога к уменьшению за налоговый период </text:p>
            <text:p>(календарный год) по сроку *</text:p>
            <text:p><text:span text:style-name="T1">(стр. 020 + стр. 040 - стр. 050 + стр. 070 - стр. 080) - ((стр. 133 - стр. 143)</text:span></text:p>
            <text:p><text:span text:style-name="T1">разд. 2.1.1 - стр.163 разд. 2.1.2), если (стр. 133 - стр. 143) разд. 2.1.1 - стр. 163 разд. 2.1.2 - (стр. 020 + стр. 040 - стр. 050 + стр. 070 - стр. 080) &lt; 0</text:span></text:p>
          </table:table-cell>
          <table:covered-table-cell table:number-columns-repeated="64" table:style-name="ce201"/>
          <table:table-cell table:number-columns-repeated="959"/>
        </table:table-row>
        <table:table-row table:style-name="ro4">
          <table:covered-table-cell table:number-columns-repeated="65" table:style-name="ce201"/>
          <table:table-cell table:style-name="ce121" office:value-type="string" calcext:value-type="string" table:number-columns-spanned="7" table:number-rows-spanned="1">
            <text:p>11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6"/>
        </table:table-row>
        <table:table-row table:style-name="ro19">
          <table:covered-table-cell table:number-columns-repeated="65" table:style-name="ce201"/>
          <table:table-cell table:number-columns-repeated="959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style-name="ce104"/>
          <table:table-cell table:style-name="ce110" office:value-type="string" calcext:value-type="string">
            <text:p>*</text:p>
          </table:table-cell>
          <table:table-cell table:style-name="ce104" office:value-type="string" calcext:value-type="string">
            <text:p>Для организаций - не позднее 31 марта года, следующего за истекшим налоговым периодом;</text:p>
          </table:table-cell>
          <table:table-cell table:style-name="ce104" table:number-columns-repeated="1021"/>
        </table:table-row>
        <table:table-row table:style-name="ro5">
          <table:table-cell table:style-name="ce104" table:number-columns-repeated="2"/>
          <table:table-cell table:style-name="ce104" office:value-type="string" calcext:value-type="string">
            <text:p>для индивидуальных предпринимателей - не позднее 30 апреля года, следующего за истекшим налоговым периодом.</text:p>
          </table:table-cell>
          <table:table-cell table:style-name="ce104" table:number-columns-repeated="1021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105" office:value-type="string" calcext:value-type="string" table:number-columns-spanned="120" table:number-rows-spanned="1">
            <text:p>Достоверность и полноту сведений, указанных на данной странице, подтверждаю:</text:p>
          </table:table-cell>
          <table:covered-table-cell table:number-columns-repeated="119" table:style-name="ce111"/>
          <table:table-cell table:style-name="ce95" table:number-columns-repeated="904"/>
        </table:table-row>
        <table:table-row table:style-name="ro23">
          <table:table-cell table:style-name="ce96" table:number-columns-repeated="22"/>
          <table:table-cell table:number-columns-repeated="3"/>
          <table:table-cell table:style-name="ce255" table:number-columns-spanned="26" table:number-rows-spanned="2"/>
          <table:covered-table-cell table:number-columns-repeated="25" table:style-name="ce229"/>
          <table:table-cell table:style-name="ce96" table:number-columns-repeated="11"/>
          <table:table-cell table:number-columns-repeated="2"/>
          <table:table-cell table:style-name="ce255" table:number-columns-spanned="26" table:number-rows-spanned="2"/>
          <table:covered-table-cell table:number-columns-repeated="25" table:style-name="ce229"/>
          <table:table-cell table:style-name="ce96" table:number-columns-repeated="6"/>
          <table:table-cell table:number-columns-repeated="7"/>
          <table:table-cell table:style-name="ce96" table:number-columns-repeated="17"/>
          <table:table-cell table:style-name="ce95" table:number-columns-repeated="904"/>
        </table:table-row>
        <table:table-row table:style-name="ro24">
          <table:table-cell table:style-name="ce106" table:number-columns-spanned="3" table:number-rows-spanned="2"/>
          <table:covered-table-cell table:number-columns-repeated="2" table:style-name="ce250"/>
          <table:table-cell table:style-name="ce96" table:number-columns-repeated="19"/>
          <table:table-cell table:number-columns-repeated="3"/>
          <table:covered-table-cell table:number-columns-repeated="26" table:style-name="ce255"/>
          <table:table-cell table:style-name="ce118" office:value-type="string" calcext:value-type="string">
            <text:p><text:s/>(подпись)</text:p>
          </table:table-cell>
          <table:table-cell/>
          <table:table-cell table:style-name="ce96" table:number-columns-repeated="9"/>
          <table:table-cell table:number-columns-repeated="2"/>
          <table:covered-table-cell table:number-columns-repeated="26" table:style-name="ce255"/>
          <table:table-cell table:style-name="ce118" office:value-type="string" calcext:value-type="string">
            <text:p><text:s/>(дата)</text:p>
          </table:table-cell>
          <table:table-cell table:style-name="ce96" table:number-columns-repeated="5"/>
          <table:table-cell table:number-columns-repeated="7"/>
          <table:table-cell table:style-name="ce96" table:number-columns-repeated="14"/>
          <table:table-cell table:style-name="ce106" table:number-columns-spanned="3" table:number-rows-spanned="2"/>
          <table:covered-table-cell table:number-columns-repeated="2" table:style-name="ce250"/>
          <table:table-cell table:style-name="ce95" table:number-columns-repeated="904"/>
        </table:table-row>
        <table:table-row table:style-name="ro10">
          <table:covered-table-cell table:number-columns-repeated="3" table:style-name="ce250"/>
          <table:table-cell table:style-name="ce6" table:number-columns-repeated="114"/>
          <table:covered-table-cell table:number-columns-repeated="3" table:style-name="ce250"/>
          <table:table-cell table:style-name="ce6" table:number-columns-repeated="904"/>
        </table:table-row>
        <table:table-row table:style-name="ro16" table:number-rows-repeated="104851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2_Разд.1.1'.$A$1:.$DP$61" table:range-usable-as="print-range"/>
        </table:named-expressions>
      </table:table>
      <table:table table:name="стр.3_Разд.1.2" table:style-name="ta3" table:print-ranges="'стр.3_Разд.1.2'.A1:'стр.3_Разд.1.2'.DP53"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2" draw:style-name="gr1" draw:text-style-name="P1" svg:width="31.78mm" svg:height="12.69mm" svg:x="0mm" svg:y="0mm">
              <draw:object-ole draw:class-id="B2E5711E-CB11-11D1-8c49-00a0c9067633" xlink:href="./Object 3" xlink:type="simple" xlink:show="embed" xlink:actuate="onLoad">
                <loext:p/>
              </draw:object-ole>
              <draw:image xlink:href="./ObjectReplacements/Object 3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256" table:formula="of:=IF(ISBLANK([$'стр.1'.AK1]);&quot;&quot;;[$'стр.1'.AK1])" office:value-type="string" office:string-value="${inn.n0}" calcext:value-type="string" table:number-columns-spanned="3" table:number-rows-spanned="2">
            <text:p>${inn.n0}</text:p>
          </table:table-cell>
          <table:covered-table-cell table:number-columns-repeated="2" table:style-name="ce115"/>
          <table:table-cell table:style-name="ce256" table:formula="of:=IF(ISBLANK([$'стр.1'.AN1]);&quot;&quot;;[$'стр.1'.AN1])" office:value-type="string" office:string-value="${inn.n1}" calcext:value-type="string" table:number-columns-spanned="3" table:number-rows-spanned="2">
            <text:p>${inn.n1}</text:p>
          </table:table-cell>
          <table:covered-table-cell table:number-columns-repeated="2" table:style-name="ce115"/>
          <table:table-cell table:style-name="ce256" table:formula="of:=IF(ISBLANK([$'стр.1'.AQ1]);&quot;&quot;;[$'стр.1'.AQ1])" office:value-type="string" office:string-value="${inn.n2}" calcext:value-type="string" table:number-columns-spanned="3" table:number-rows-spanned="2">
            <text:p>${inn.n2}</text:p>
          </table:table-cell>
          <table:covered-table-cell table:number-columns-repeated="2" table:style-name="ce115"/>
          <table:table-cell table:style-name="ce256" table:formula="of:=IF(ISBLANK([$'стр.1'.AT1]);&quot;&quot;;[$'стр.1'.AT1])" office:value-type="string" office:string-value="${inn.n3}" calcext:value-type="string" table:number-columns-spanned="3" table:number-rows-spanned="2">
            <text:p>${inn.n3}</text:p>
          </table:table-cell>
          <table:covered-table-cell table:number-columns-repeated="2" table:style-name="ce115"/>
          <table:table-cell table:style-name="ce256" table:formula="of:=IF(ISBLANK([$'стр.1'.AW1]);&quot;&quot;;[$'стр.1'.AW1])" office:value-type="string" office:string-value="${inn.n4}" calcext:value-type="string" table:number-columns-spanned="3" table:number-rows-spanned="2">
            <text:p>${inn.n4}</text:p>
          </table:table-cell>
          <table:covered-table-cell table:number-columns-repeated="2" table:style-name="ce115"/>
          <table:table-cell table:style-name="ce256" table:formula="of:=IF(ISBLANK([$'стр.1'.AZ1]);&quot;&quot;;[$'стр.1'.AZ1])" office:value-type="string" office:string-value="${inn.n5}" calcext:value-type="string" table:number-columns-spanned="3" table:number-rows-spanned="2">
            <text:p>${inn.n5}</text:p>
          </table:table-cell>
          <table:covered-table-cell table:number-columns-repeated="2" table:style-name="ce115"/>
          <table:table-cell table:style-name="ce256" table:formula="of:=IF(ISBLANK([$'стр.1'.BC1]);&quot;&quot;;[$'стр.1'.BC1])" office:value-type="string" office:string-value="${inn.n6}" calcext:value-type="string" table:number-columns-spanned="3" table:number-rows-spanned="2">
            <text:p>${inn.n6}</text:p>
          </table:table-cell>
          <table:covered-table-cell table:number-columns-repeated="2" table:style-name="ce115"/>
          <table:table-cell table:style-name="ce256" table:formula="of:=IF(ISBLANK([$'стр.1'.BF1]);&quot;&quot;;[$'стр.1'.BF1])" office:value-type="string" office:string-value="${inn.n7}" calcext:value-type="string" table:number-columns-spanned="3" table:number-rows-spanned="2">
            <text:p>${inn.n7}</text:p>
          </table:table-cell>
          <table:covered-table-cell table:number-columns-repeated="2" table:style-name="ce115"/>
          <table:table-cell table:style-name="ce256" table:formula="of:=IF(ISBLANK([$'стр.1'.BI1]);&quot;&quot;;[$'стр.1'.BI1])" office:value-type="string" office:string-value="${inn.n8}" calcext:value-type="string" table:number-columns-spanned="3" table:number-rows-spanned="2">
            <text:p>${inn.n8}</text:p>
          </table:table-cell>
          <table:covered-table-cell table:number-columns-repeated="2" table:style-name="ce115"/>
          <table:table-cell table:style-name="ce256" table:formula="of:=IF(ISBLANK([$'стр.1'.BL1]);&quot;&quot;;[$'стр.1'.BL1])" office:value-type="string" office:string-value="${inn.n9}" calcext:value-type="string" table:number-columns-spanned="3" table:number-rows-spanned="2">
            <text:p>${inn.n9}</text:p>
          </table:table-cell>
          <table:covered-table-cell table:number-columns-repeated="2" table:style-name="ce115"/>
          <table:table-cell table:style-name="ce256" table:formula="of:=IF(ISBLANK([$'стр.1'.BO1]);&quot;&quot;;[$'стр.1'.BO1])" office:value-type="string" office:string-value="${inn.n10}" calcext:value-type="string" table:number-columns-spanned="3" table:number-rows-spanned="2">
            <text:p>${inn.n10}</text:p>
          </table:table-cell>
          <table:covered-table-cell table:number-columns-repeated="2" table:style-name="ce115"/>
          <table:table-cell table:style-name="ce256" table:formula="of:=IF(ISBLANK([$'стр.1'.BR1]);&quot;&quot;;[$'стр.1'.BR1])" office:value-type="string" office:string-value="${inn.n11}" calcext:value-type="string" table:number-columns-spanned="3" table:number-rows-spanned="2">
            <text:p>${inn.n11}</text:p>
          </table:table-cell>
          <table:covered-table-cell table:number-columns-repeated="2" table:style-name="ce115"/>
          <table:table-cell table:style-name="ce6" table:number-columns-repeated="2"/>
          <table:table-cell table:style-name="ce3" table:number-columns-repeated="12"/>
          <table:table-cell table:style-name="ce6"/>
          <table:table-cell table:style-name="ce81" table:number-columns-repeated="8"/>
          <table:table-cell table:style-name="ce6"/>
          <table:table-cell table:style-name="ce87" table:number-columns-repeated="23"/>
          <table:table-cell table:style-name="ce127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257"/>
          <table:table-cell table:style-name="ce3" table:number-columns-repeated="7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256" table:formula="of:=IF(ISBLANK([$'стр.1'.AK4]);&quot;&quot;;[$'стр.1'.AK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N4]);&quot;&quot;;[$'стр.1'.AN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Q4]);&quot;&quot;;[$'стр.1'.AQ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T4]);&quot;&quot;;[$'стр.1'.AT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W4]);&quot;&quot;;[$'стр.1'.AW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Z4]);&quot;&quot;;[$'стр.1'.AZ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C4]);&quot;&quot;;[$'стр.1'.BC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F4]);&quot;&quot;;[$'стр.1'.BF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I4]);&quot;&quot;;[$'стр.1'.BI4])" table:number-columns-spanned="3" table:number-rows-spanned="1">
            <text:p/>
          </table:table-cell>
          <table:covered-table-cell table:number-columns-repeated="2" table:style-name="ce256"/>
          <table:table-cell table:style-name="ce262" office:value-type="string" calcext:value-type="string" table:number-columns-spanned="6" table:number-rows-spanned="1">
            <text:p>Стр.</text:p>
          </table:table-cell>
          <table:covered-table-cell table:number-columns-repeated="5" table:style-name="ce262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77" table:number-columns-repeated="8"/>
          <table:table-cell table:style-name="ce6" table:number-columns-repeated="2"/>
          <table:table-cell table:style-name="ce81" table:number-columns-repeated="7"/>
          <table:table-cell table:style-name="ce87" table:number-columns-repeated="25"/>
          <table:table-cell table:style-name="ce6" table:number-columns-repeated="904"/>
        </table:table-row>
        <table:table-row table:style-name="ro5">
          <table:table-cell table:style-name="ce95" table:number-columns-repeated="1024"/>
        </table:table-row>
        <table:table-row table:style-name="ro6">
          <table:table-cell table:style-name="ce96" table:number-columns-repeated="1024"/>
        </table:table-row>
        <table:table-row table:style-name="ro7">
          <table:table-cell table:style-name="ce97" office:value-type="string" calcext:value-type="string" table:number-columns-spanned="120" table:number-rows-spanned="1">
            <text:p>Раздел 1.2. Сумма налога (авансового платежа по налогу), уплачиваемого в связи с применением упрощенной </text:p>
          </table:table-cell>
          <table:covered-table-cell table:number-columns-repeated="119" table:style-name="ce108"/>
          <table:table-cell table:number-columns-repeated="904"/>
        </table:table-row>
        <table:table-row table:style-name="ro14">
          <table:table-cell table:style-name="ce97" office:value-type="string" calcext:value-type="string" table:number-columns-spanned="120" table:number-rows-spanned="1">
            <text:p>системы налогообложения (объект налогообложения - доходы, уменьшенные на величину расходов), </text:p>
          </table:table-cell>
          <table:covered-table-cell table:number-columns-repeated="119" table:style-name="ce108"/>
          <table:table-cell table:number-columns-repeated="904"/>
        </table:table-row>
        <table:table-row table:style-name="ro14">
          <table:table-cell table:style-name="ce97" office:value-type="string" calcext:value-type="string" table:number-columns-spanned="120" table:number-rows-spanned="1">
            <text:p>и минимального налога, подлежащая уплате (уменьшению), по данным налогоплательщика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number-columns-repeated="1024"/>
        </table:table-row>
        <table:table-row table:style-name="ro25">
          <table:table-cell table:style-name="ce98" office:value-type="string" calcext:value-type="string" table:number-columns-spanned="52" table:number-rows-spanned="1">
            <text:p>Показатели</text:p>
          </table:table-cell>
          <table:covered-table-cell table:number-columns-repeated="51" table:style-name="ce109"/>
          <table:table-cell table:style-name="ce33"/>
          <table:table-cell table:style-name="ce6" table:number-columns-repeated="19"/>
          <table:table-cell table:style-name="ce120" office:value-type="string" calcext:value-type="string" table:number-columns-spanned="7" table:number-rows-spanned="1">
            <text:p>Код строки</text:p>
          </table:table-cell>
          <table:covered-table-cell table:number-columns-repeated="6" table:style-name="ce123"/>
          <table:table-cell table:style-name="ce125" office:value-type="string" calcext:value-type="string" table:number-columns-spanned="40" table:number-rows-spanned="1">
            <text:p>Значения показателей (в рублях)</text:p>
          </table:table-cell>
          <table:covered-table-cell table:number-columns-repeated="39" table:style-name="ce125"/>
          <table:table-cell table:style-name="ce6" table:number-columns-repeated="905"/>
        </table:table-row>
        <table:table-row table:style-name="ro16">
          <table:table-cell table:style-name="ce98" office:value-type="float" office:value="1" calcext:value-type="float" table:number-columns-spanned="52" table:number-rows-spanned="1">
            <text:p>1</text:p>
          </table:table-cell>
          <table:covered-table-cell table:number-columns-repeated="51" table:style-name="ce109"/>
          <table:table-cell table:style-name="ce116"/>
          <table:table-cell table:style-name="ce33" table:number-columns-repeated="19"/>
          <table:table-cell table:style-name="ce98" office:value-type="float" office:value="2" calcext:value-type="float" table:number-columns-spanned="7" table:number-rows-spanned="1">
            <text:p>2</text:p>
          </table:table-cell>
          <table:covered-table-cell table:number-columns-repeated="6" table:style-name="ce109"/>
          <table:table-cell table:style-name="ce125" office:value-type="float" office:value="3" calcext:value-type="float" table:number-columns-spanned="40" table:number-rows-spanned="1">
            <text:p>3</text:p>
          </table:table-cell>
          <table:covered-table-cell table:number-columns-repeated="39" table:style-name="ce125"/>
          <table:table-cell table:style-name="ce33" table:number-columns-repeated="905"/>
        </table:table-row>
        <table:table-row table:style-name="ro13">
          <table:table-cell table:style-name="ce234" table:number-columns-repeated="38"/>
          <table:table-cell table:number-columns-repeated="986"/>
        </table:table-row>
        <table:table-row table:style-name="ro4">
          <table:table-cell table:number-columns-repeated="3"/>
          <table:table-cell table:style-name="ce15" office:value-type="string" calcext:value-type="string">
            <text:p>Код по ОКТМО</text:p>
          </table:table-cell>
          <table:table-cell table:number-columns-repeated="68"/>
          <table:table-cell table:style-name="ce121" office:value-type="string" calcext:value-type="string" table:number-columns-spanned="7" table:number-rows-spanned="1">
            <text:p>01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2"/>
        </table:table-row>
        <table:table-row table:style-name="ro1">
          <table:table-cell table:number-columns-repeated="3"/>
          <table:table-cell table:style-name="ce59" office:value-type="string" calcext:value-type="string" table:number-columns-spanned="66" table:number-rows-spanned="3">
            <text:p>Сумма авансового платежа к уплате по сроку не позднее </text:p>
            <text:p>двадцать пятого апреля отчетного года</text:p>
            <text:p><text:span text:style-name="T1">стр. 270 разд. 2.2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02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7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26">
          <table:table-cell table:number-columns-repeated="3"/>
          <table:table-cell table:style-name="ce201" table:number-columns-repeated="62"/>
          <table:table-cell table:number-columns-repeated="959"/>
        </table:table-row>
        <table:table-row table:style-name="ro4">
          <table:table-cell table:number-columns-repeated="3"/>
          <table:table-cell table:style-name="ce15" office:value-type="string" calcext:value-type="string">
            <text:p>Код по ОКТМО</text:p>
          </table:table-cell>
          <table:table-cell table:number-columns-repeated="68"/>
          <table:table-cell table:style-name="ce121" office:value-type="string" calcext:value-type="string" table:number-columns-spanned="7" table:number-rows-spanned="1">
            <text:p>03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2"/>
        </table:table-row>
        <table:table-row table:style-name="ro26">
          <table:table-cell table:number-columns-repeated="3"/>
          <table:table-cell table:style-name="ce15"/>
          <table:table-cell table:number-columns-repeated="68"/>
          <table:table-cell table:style-name="ce265" table:number-columns-repeated="6"/>
          <table:table-cell table:style-name="ce267"/>
          <table:table-cell table:style-name="ce22" table:number-columns-repeated="33"/>
          <table:table-cell table:number-columns-repeated="912"/>
        </table:table-row>
        <table:table-row table:style-name="ro12">
          <table:table-cell table:number-columns-repeated="3"/>
          <table:table-cell table:style-name="ce59" office:value-type="string" calcext:value-type="string" table:number-columns-spanned="66" table:number-rows-spanned="3">
            <text:p>Сумма авансового платежа к уплате по сроку не позднее </text:p>
            <text:p>двадцать пятого июля отчетного года</text:p>
            <text:p><text:span text:style-name="T1">стр. 271 разд. 2.2 - стр. 020,</text:span></text:p>
            <text:p><text:span text:style-name="T1">если стр. 271 разд. 2.2 - стр. 020 &gt;= 0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04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12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27">
          <table:table-cell table:number-columns-repeated="3"/>
          <table:table-cell table:style-name="ce59" office:value-type="string" calcext:value-type="string" table:number-columns-spanned="66" table:number-rows-spanned="3">
            <text:p>Сумма авансового платежа к уменьшению по сроку не позднее двадцать пятого июля отчетного года</text:p>
            <text:p><text:span text:style-name="T1">стр. 020 - стр. 271 разд. 2.2, </text:span></text:p>
            <text:p><text:span text:style-name="T1">если стр. 271 разд. 2.2 - стр. 020 &lt; 0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05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27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4">
          <table:table-cell table:number-columns-repeated="3"/>
          <table:table-cell table:style-name="ce15" office:value-type="string" calcext:value-type="string">
            <text:p>Код по ОКТМО</text:p>
          </table:table-cell>
          <table:table-cell table:number-columns-repeated="68"/>
          <table:table-cell table:style-name="ce121" office:value-type="string" calcext:value-type="string" table:number-columns-spanned="7" table:number-rows-spanned="1">
            <text:p>06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2"/>
        </table:table-row>
        <table:table-row table:style-name="ro27">
          <table:table-cell table:number-columns-repeated="3"/>
          <table:table-cell table:style-name="ce59" office:value-type="string" calcext:value-type="string" table:number-columns-spanned="66" table:number-rows-spanned="3">
            <text:p>Сумма авансового платежа к уплате по сроку не позднее </text:p>
            <text:p>двадцать пятого октября отчетного года</text:p>
            <text:p><text:span text:style-name="T1">стр. 272 разд. 2.2 - (стр. 020 + стр. 040 - стр. 050),</text:span></text:p>
            <text:p><text:span text:style-name="T1">если стр. 272 разд. 2.2 - (стр. 020 + стр. 040 - стр. 050) &gt;= 0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07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27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27">
          <table:table-cell table:number-columns-repeated="3"/>
          <table:table-cell table:style-name="ce59" office:value-type="string" calcext:value-type="string" table:number-columns-spanned="66" table:number-rows-spanned="3">
            <text:p>Сумма авансового платежа к уменьшению по сроку не позднее двадцать пятого октября отчетного года</text:p>
            <text:p>(<text:span text:style-name="T1">стр. 020 + стр. 040 - стр. 050) - стр. 272 разд. 2.2, </text:span></text:p>
            <text:p><text:span text:style-name="T1">если стр. 272 разд. 2.2 - (стр. 020 + стр. 040 - стр. 050) &lt; 0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08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27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4">
          <table:table-cell table:number-columns-repeated="3"/>
          <table:table-cell table:style-name="ce15" office:value-type="string" calcext:value-type="string">
            <text:p>Код по ОКТМО</text:p>
          </table:table-cell>
          <table:table-cell table:number-columns-repeated="68"/>
          <table:table-cell table:style-name="ce121" office:value-type="string" calcext:value-type="string" table:number-columns-spanned="7" table:number-rows-spanned="1">
            <text:p>09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12"/>
        </table:table-row>
        <table:table-row table:style-name="ro25">
          <table:table-cell table:number-columns-repeated="3"/>
          <table:table-cell table:style-name="ce59" office:value-type="string" calcext:value-type="string" table:number-columns-spanned="66" table:number-rows-spanned="3">
            <text:p>Сумма налога, подлежащая доплате за налоговый </text:p>
            <text:p>период (календарный год) по сроку *</text:p>
            <text:p><text:span text:style-name="T1">стр. 273 разд. 2.2 - (стр. 020 + стр. 040 - стр. 050 + стр. 070 - стр. 080), </text:span></text:p>
            <text:p><text:span text:style-name="T1">если стр. 273 разд. 2.2 - (стр. 020 + стр. 040 - стр. 050 +  стр. 070 - стр. 080) &gt;= 0 и стр. 273 разд. 2.2 &gt;= стр. 280 разд. 2.2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10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25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28">
          <table:table-cell table:number-columns-repeated="3"/>
          <table:table-cell table:style-name="ce59" office:value-type="string" calcext:value-type="string" table:number-columns-spanned="66" table:number-rows-spanned="3">
            <text:p>Сумма налога к уменьшению за налоговый период </text:p>
            <text:p>(календарный год) по сроку *</text:p>
            <text:p><text:span text:style-name="T1">(стр. 020 + стр. 040 - стр. 050 + стр. 070 - стр. 080) - стр. 273 разд. 2.2, </text:span></text:p>
            <text:p><text:span text:style-name="T1">если стр. 273 разд. 2.2 - (стр. 020 + стр. 040 - стр. 050 +  стр. 070 - стр. 080) &lt; 0 и стр. 273 разд. 2.2 &gt;= стр. 280 разд. 2.2</text:span></text:p>
            <text:p><text:span text:style-name="T1">или (стр. 020 + стр. 040 - стр. 050 + стр. 070 - стр. 080) - стр. 280 разд. 2.2,</text:span></text:p>
            <text:p><text:span text:style-name="T1">если стр. 273 разд. 2.2 &lt; стр. 280 разд. 2.2</text:span></text:p>
            <text:p><text:span text:style-name="T1">и (стр. 020 + стр. 040 - стр. 050 + стр. 070 - стр. 080) &gt; стр. 280 разд. 2.2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11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28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25">
          <table:table-cell table:number-columns-repeated="3"/>
          <table:table-cell table:style-name="ce59" office:value-type="string" calcext:value-type="string" table:number-columns-spanned="66" table:number-rows-spanned="3">
            <text:p>Сумма минимального налога, подлежащая к уплате за налоговый период (календарный год) по сроку *</text:p>
            <text:p><text:span text:style-name="T1">стр. 280 разд. 2.2 - (стр. 020 + стр. 040 - стр. 050 + стр. 070 - стр. 080), </text:span></text:p>
            <text:p><text:span text:style-name="T1">если стр. 280 разд. 2.2 &gt; стр. 273 разд. 2.2 и стр. 280 разд. 2.2 &gt; (стр. 020 +</text:span></text:p>
            <text:p><text:span text:style-name="T1">стр. 040 - стр. 050 + стр. 070 - стр. 080)</text:span></text:p>
          </table:table-cell>
          <table:covered-table-cell table:number-columns-repeated="65" table:style-name="ce201"/>
          <table:table-cell table:number-columns-repeated="955"/>
        </table:table-row>
        <table:table-row table:style-name="ro4">
          <table:table-cell table:number-columns-repeated="3"/>
          <table:covered-table-cell table:number-columns-repeated="66" table:style-name="ce201"/>
          <table:table-cell table:number-columns-repeated="3"/>
          <table:table-cell table:style-name="ce121" office:value-type="string" calcext:value-type="string" table:number-columns-spanned="7" table:number-rows-spanned="1">
            <text:p>120</text:p>
          </table:table-cell>
          <table:covered-table-cell table:number-columns-repeated="5" table:style-name="ce265"/>
          <table:covered-table-cell table:style-name="ce2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9"/>
        </table:table-row>
        <table:table-row table:style-name="ro25">
          <table:table-cell table:number-columns-repeated="3"/>
          <table:covered-table-cell table:number-columns-repeated="66" table:style-name="ce201"/>
          <table:table-cell table:number-columns-repeated="955"/>
        </table:table-row>
        <table:table-row table:style-name="ro7" table:number-rows-repeated="3">
          <table:table-cell table:style-name="ce6" table:number-columns-repeated="1024"/>
        </table:table-row>
        <table:table-row table:style-name="ro5">
          <table:table-cell table:style-name="ce104" table:number-columns-repeated="4"/>
          <table:table-cell table:style-name="ce110" office:value-type="string" calcext:value-type="string">
            <text:p>*</text:p>
          </table:table-cell>
          <table:table-cell table:style-name="ce104" office:value-type="string" calcext:value-type="string">
            <text:p>Для организаций - не позднее 31 марта года, следующего за истекшим налоговым периодом;</text:p>
          </table:table-cell>
          <table:table-cell table:style-name="ce104" table:number-columns-repeated="1018"/>
        </table:table-row>
        <table:table-row table:style-name="ro5">
          <table:table-cell table:style-name="ce104" table:number-columns-repeated="5"/>
          <table:table-cell table:style-name="ce104" office:value-type="string" calcext:value-type="string">
            <text:p>для индивидуальных предпринимателей - не позднее 30 апреля года, следующего за истекшим налоговым периодом.</text:p>
          </table:table-cell>
          <table:table-cell table:style-name="ce104" table:number-columns-repeated="1018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105" office:value-type="string" calcext:value-type="string" table:number-columns-spanned="120" table:number-rows-spanned="1">
            <text:p>Достоверность и полноту сведений, указанных на данной странице, подтверждаю:</text:p>
          </table:table-cell>
          <table:covered-table-cell table:number-columns-repeated="119" table:style-name="ce111"/>
          <table:table-cell table:style-name="ce95" table:number-columns-repeated="904"/>
        </table:table-row>
        <table:table-row table:style-name="ro23">
          <table:table-cell table:style-name="ce96" table:number-columns-repeated="22"/>
          <table:table-cell table:number-columns-repeated="3"/>
          <table:table-cell table:style-name="ce255" table:number-columns-spanned="26" table:number-rows-spanned="2"/>
          <table:covered-table-cell table:number-columns-repeated="25" table:style-name="ce229"/>
          <table:table-cell table:style-name="ce96" table:number-columns-repeated="11"/>
          <table:table-cell table:number-columns-repeated="2"/>
          <table:table-cell table:style-name="ce255" table:number-columns-spanned="26" table:number-rows-spanned="2"/>
          <table:covered-table-cell table:number-columns-repeated="25" table:style-name="ce229"/>
          <table:table-cell table:style-name="ce96" table:number-columns-repeated="6"/>
          <table:table-cell table:number-columns-repeated="7"/>
          <table:table-cell table:style-name="ce96" table:number-columns-repeated="17"/>
          <table:table-cell table:style-name="ce95" table:number-columns-repeated="904"/>
        </table:table-row>
        <table:table-row table:style-name="ro24">
          <table:table-cell table:style-name="ce106" table:number-columns-spanned="3" table:number-rows-spanned="2"/>
          <table:covered-table-cell table:number-columns-repeated="2" table:style-name="ce250"/>
          <table:table-cell table:style-name="ce96" table:number-columns-repeated="19"/>
          <table:table-cell table:number-columns-repeated="3"/>
          <table:covered-table-cell table:number-columns-repeated="26" table:style-name="ce255"/>
          <table:table-cell table:style-name="ce118" office:value-type="string" calcext:value-type="string">
            <text:p><text:s/>(подпись)</text:p>
          </table:table-cell>
          <table:table-cell/>
          <table:table-cell table:style-name="ce96" table:number-columns-repeated="9"/>
          <table:table-cell table:number-columns-repeated="2"/>
          <table:covered-table-cell table:number-columns-repeated="26" table:style-name="ce255"/>
          <table:table-cell table:style-name="ce118" office:value-type="string" calcext:value-type="string">
            <text:p><text:s/>(дата)</text:p>
          </table:table-cell>
          <table:table-cell table:style-name="ce96" table:number-columns-repeated="5"/>
          <table:table-cell table:number-columns-repeated="7"/>
          <table:table-cell table:style-name="ce96" table:number-columns-repeated="14"/>
          <table:table-cell table:style-name="ce106" table:number-columns-spanned="3" table:number-rows-spanned="2"/>
          <table:covered-table-cell table:number-columns-repeated="2" table:style-name="ce250"/>
          <table:table-cell table:style-name="ce95" table:number-columns-repeated="904"/>
        </table:table-row>
        <table:table-row table:style-name="ro10">
          <table:covered-table-cell table:number-columns-repeated="3" table:style-name="ce250"/>
          <table:table-cell table:style-name="ce6" table:number-columns-repeated="114"/>
          <table:covered-table-cell table:number-columns-repeated="3" table:style-name="ce250"/>
          <table:table-cell table:style-name="ce6" table:number-columns-repeated="904"/>
        </table:table-row>
        <table:table-row table:style-name="ro16" table:number-rows-repeated="104852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3_Разд.1.2'.$A$1:.$DP$53" table:range-usable-as="print-range"/>
        </table:named-expressions>
      </table:table>
      <table:table table:name="стр.4_Разд.2.1.1" table:style-name="ta4" table:print-ranges="'стр.4_Разд.2.1.1'.A1:'стр.4_Разд.2.1.1'.DP64"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2" draw:style-name="gr1" draw:text-style-name="P1" svg:width="31.78mm" svg:height="12.69mm" svg:x="0.28mm" svg:y="0mm">
              <draw:object-ole draw:class-id="B2E5711E-CB11-11D1-8c49-00a0c9067633" xlink:href="./Object 4" xlink:type="simple" xlink:show="embed" xlink:actuate="onLoad">
                <loext:p/>
              </draw:object-ole>
              <draw:image xlink:href="./ObjectReplacements/Object 4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256" table:formula="of:=IF(ISBLANK([$'стр.1'.AK1]);&quot;&quot;;[$'стр.1'.AK1])" office:value-type="string" office:string-value="${inn.n0}" calcext:value-type="string" table:number-columns-spanned="3" table:number-rows-spanned="2">
            <text:p>${inn.n0}</text:p>
          </table:table-cell>
          <table:covered-table-cell table:number-columns-repeated="2" table:style-name="ce115"/>
          <table:table-cell table:style-name="ce256" table:formula="of:=IF(ISBLANK([$'стр.1'.AN1]);&quot;&quot;;[$'стр.1'.AN1])" office:value-type="string" office:string-value="${inn.n1}" calcext:value-type="string" table:number-columns-spanned="3" table:number-rows-spanned="2">
            <text:p>${inn.n1}</text:p>
          </table:table-cell>
          <table:covered-table-cell table:number-columns-repeated="2" table:style-name="ce115"/>
          <table:table-cell table:style-name="ce256" table:formula="of:=IF(ISBLANK([$'стр.1'.AQ1]);&quot;&quot;;[$'стр.1'.AQ1])" office:value-type="string" office:string-value="${inn.n2}" calcext:value-type="string" table:number-columns-spanned="3" table:number-rows-spanned="2">
            <text:p>${inn.n2}</text:p>
          </table:table-cell>
          <table:covered-table-cell table:number-columns-repeated="2" table:style-name="ce115"/>
          <table:table-cell table:style-name="ce256" table:formula="of:=IF(ISBLANK([$'стр.1'.AT1]);&quot;&quot;;[$'стр.1'.AT1])" office:value-type="string" office:string-value="${inn.n3}" calcext:value-type="string" table:number-columns-spanned="3" table:number-rows-spanned="2">
            <text:p>${inn.n3}</text:p>
          </table:table-cell>
          <table:covered-table-cell table:number-columns-repeated="2" table:style-name="ce115"/>
          <table:table-cell table:style-name="ce256" table:formula="of:=IF(ISBLANK([$'стр.1'.AW1]);&quot;&quot;;[$'стр.1'.AW1])" office:value-type="string" office:string-value="${inn.n4}" calcext:value-type="string" table:number-columns-spanned="3" table:number-rows-spanned="2">
            <text:p>${inn.n4}</text:p>
          </table:table-cell>
          <table:covered-table-cell table:number-columns-repeated="2" table:style-name="ce115"/>
          <table:table-cell table:style-name="ce256" table:formula="of:=IF(ISBLANK([$'стр.1'.AZ1]);&quot;&quot;;[$'стр.1'.AZ1])" office:value-type="string" office:string-value="${inn.n5}" calcext:value-type="string" table:number-columns-spanned="3" table:number-rows-spanned="2">
            <text:p>${inn.n5}</text:p>
          </table:table-cell>
          <table:covered-table-cell table:number-columns-repeated="2" table:style-name="ce115"/>
          <table:table-cell table:style-name="ce256" table:formula="of:=IF(ISBLANK([$'стр.1'.BC1]);&quot;&quot;;[$'стр.1'.BC1])" office:value-type="string" office:string-value="${inn.n6}" calcext:value-type="string" table:number-columns-spanned="3" table:number-rows-spanned="2">
            <text:p>${inn.n6}</text:p>
          </table:table-cell>
          <table:covered-table-cell table:number-columns-repeated="2" table:style-name="ce115"/>
          <table:table-cell table:style-name="ce256" table:formula="of:=IF(ISBLANK([$'стр.1'.BF1]);&quot;&quot;;[$'стр.1'.BF1])" office:value-type="string" office:string-value="${inn.n7}" calcext:value-type="string" table:number-columns-spanned="3" table:number-rows-spanned="2">
            <text:p>${inn.n7}</text:p>
          </table:table-cell>
          <table:covered-table-cell table:number-columns-repeated="2" table:style-name="ce115"/>
          <table:table-cell table:style-name="ce256" table:formula="of:=IF(ISBLANK([$'стр.1'.BI1]);&quot;&quot;;[$'стр.1'.BI1])" office:value-type="string" office:string-value="${inn.n8}" calcext:value-type="string" table:number-columns-spanned="3" table:number-rows-spanned="2">
            <text:p>${inn.n8}</text:p>
          </table:table-cell>
          <table:covered-table-cell table:number-columns-repeated="2" table:style-name="ce115"/>
          <table:table-cell table:style-name="ce256" table:formula="of:=IF(ISBLANK([$'стр.1'.BL1]);&quot;&quot;;[$'стр.1'.BL1])" office:value-type="string" office:string-value="${inn.n9}" calcext:value-type="string" table:number-columns-spanned="3" table:number-rows-spanned="2">
            <text:p>${inn.n9}</text:p>
          </table:table-cell>
          <table:covered-table-cell table:number-columns-repeated="2" table:style-name="ce115"/>
          <table:table-cell table:style-name="ce256" table:formula="of:=IF(ISBLANK([$'стр.1'.BO1]);&quot;&quot;;[$'стр.1'.BO1])" office:value-type="string" office:string-value="${inn.n10}" calcext:value-type="string" table:number-columns-spanned="3" table:number-rows-spanned="2">
            <text:p>${inn.n10}</text:p>
          </table:table-cell>
          <table:covered-table-cell table:number-columns-repeated="2" table:style-name="ce115"/>
          <table:table-cell table:style-name="ce256" table:formula="of:=IF(ISBLANK([$'стр.1'.BR1]);&quot;&quot;;[$'стр.1'.BR1])" office:value-type="string" office:string-value="${inn.n11}" calcext:value-type="string" table:number-columns-spanned="3" table:number-rows-spanned="2">
            <text:p>${inn.n11}</text:p>
          </table:table-cell>
          <table:covered-table-cell table:number-columns-repeated="2" table:style-name="ce115"/>
          <table:table-cell table:style-name="ce6" table:number-columns-repeated="2"/>
          <table:table-cell table:style-name="ce3" table:number-columns-repeated="12"/>
          <table:table-cell table:style-name="ce6"/>
          <table:table-cell table:style-name="ce81" table:number-columns-repeated="8"/>
          <table:table-cell table:style-name="ce6"/>
          <table:table-cell table:style-name="ce87" table:number-columns-repeated="23"/>
          <table:table-cell table:style-name="ce127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257"/>
          <table:table-cell table:style-name="ce3" table:number-columns-repeated="7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256" table:formula="of:=IF(ISBLANK([$'стр.1'.AK4]);&quot;&quot;;[$'стр.1'.AK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N4]);&quot;&quot;;[$'стр.1'.AN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Q4]);&quot;&quot;;[$'стр.1'.AQ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T4]);&quot;&quot;;[$'стр.1'.AT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W4]);&quot;&quot;;[$'стр.1'.AW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Z4]);&quot;&quot;;[$'стр.1'.AZ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C4]);&quot;&quot;;[$'стр.1'.BC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F4]);&quot;&quot;;[$'стр.1'.BF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I4]);&quot;&quot;;[$'стр.1'.BI4])" table:number-columns-spanned="3" table:number-rows-spanned="1">
            <text:p/>
          </table:table-cell>
          <table:covered-table-cell table:number-columns-repeated="2" table:style-name="ce256"/>
          <table:table-cell table:style-name="ce262" office:value-type="string" calcext:value-type="string" table:number-columns-spanned="6" table:number-rows-spanned="1">
            <text:p>Стр.</text:p>
          </table:table-cell>
          <table:covered-table-cell table:number-columns-repeated="5" table:style-name="ce262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77" table:number-columns-repeated="8"/>
          <table:table-cell table:style-name="ce6" table:number-columns-repeated="2"/>
          <table:table-cell table:style-name="ce81" table:number-columns-repeated="7"/>
          <table:table-cell table:style-name="ce87" table:number-columns-repeated="25"/>
          <table:table-cell table:style-name="ce6" table:number-columns-repeated="904"/>
        </table:table-row>
        <table:table-row table:style-name="ro5">
          <table:table-cell table:style-name="ce95" table:number-columns-repeated="1024"/>
        </table:table-row>
        <table:table-row table:style-name="ro6">
          <table:table-cell table:style-name="ce96" table:number-columns-repeated="1024"/>
        </table:table-row>
        <table:table-row table:style-name="ro7">
          <table:table-cell table:style-name="ce97" office:value-type="string" calcext:value-type="string" table:number-columns-spanned="120" table:number-rows-spanned="1">
            <text:p>Раздел 2.1.1. Расчет налога, уплачиваемого в связи с применением упрощенной системы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налогообложения (объект налогообложения - доходы)</text:p>
          </table:table-cell>
          <table:covered-table-cell table:number-columns-repeated="119" table:style-name="ce108"/>
          <table:table-cell table:number-columns-repeated="904"/>
        </table:table-row>
        <table:table-row table:style-name="ro14">
          <table:table-cell table:number-columns-repeated="1024"/>
        </table:table-row>
        <table:table-row table:style-name="ro29">
          <table:table-cell table:style-name="ce33" table:number-columns-repeated="4"/>
          <table:table-cell table:style-name="ce98" office:value-type="string" calcext:value-type="string" table:number-columns-spanned="49" table:number-rows-spanned="1">
            <text:p>Показатели</text:p>
          </table:table-cell>
          <table:covered-table-cell table:number-columns-repeated="48" table:style-name="ce109"/>
          <table:table-cell table:style-name="ce33" table:number-columns-repeated="19"/>
          <table:table-cell table:style-name="ce120" office:value-type="string" calcext:value-type="string" table:number-columns-spanned="8" table:number-rows-spanned="1">
            <text:p>Код строки</text:p>
          </table:table-cell>
          <table:covered-table-cell table:number-columns-repeated="7" table:style-name="ce123"/>
          <table:table-cell table:style-name="ce125" office:value-type="string" calcext:value-type="string" table:number-columns-spanned="36" table:number-rows-spanned="1">
            <text:p>Значения показателей (в рублях)</text:p>
          </table:table-cell>
          <table:covered-table-cell table:number-columns-repeated="35" table:style-name="ce125"/>
          <table:table-cell table:style-name="ce125" table:number-columns-repeated="4"/>
          <table:table-cell table:style-name="ce33" table:number-columns-repeated="904"/>
        </table:table-row>
        <table:table-row table:style-name="ro5">
          <table:table-cell table:style-name="ce33" table:number-columns-repeated="4"/>
          <table:table-cell table:style-name="ce98" office:value-type="float" office:value="1" calcext:value-type="float" table:number-columns-spanned="49" table:number-rows-spanned="1">
            <text:p>1</text:p>
          </table:table-cell>
          <table:covered-table-cell table:number-columns-repeated="48" table:style-name="ce109"/>
          <table:table-cell table:style-name="ce33" table:number-columns-repeated="19"/>
          <table:table-cell table:style-name="ce98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109"/>
          <table:table-cell table:style-name="ce125" office:value-type="float" office:value="3" calcext:value-type="float" table:number-columns-spanned="36" table:number-rows-spanned="1">
            <text:p>3</text:p>
          </table:table-cell>
          <table:covered-table-cell table:number-columns-repeated="35" table:style-name="ce125"/>
          <table:table-cell table:style-name="ce206" table:number-columns-repeated="4"/>
          <table:table-cell table:style-name="ce33" table:number-columns-repeated="904"/>
        </table:table-row>
        <table:table-row table:style-name="ro6">
          <table:table-cell table:style-name="ce128" table:number-columns-repeated="50"/>
          <table:table-cell table:style-name="ce144"/>
          <table:table-cell table:style-name="ce6" table:number-columns-repeated="21"/>
          <table:table-cell table:style-name="ce128" table:number-columns-repeated="8"/>
          <table:table-cell table:style-name="ce153" table:number-columns-repeated="36"/>
          <table:table-cell table:style-name="ce155" table:number-columns-repeated="4"/>
          <table:table-cell table:style-name="ce6" table:number-columns-repeated="904"/>
        </table:table-row>
        <table:table-row table:style-name="ro16">
          <table:table-cell table:style-name="ce129"/>
          <table:table-cell table:style-name="ce99" table:number-columns-repeated="3"/>
          <table:table-cell table:style-name="ce130" office:value-type="string" calcext:value-type="string">
            <text:p>Признак налогоплательщика:</text:p>
          </table:table-cell>
          <table:table-cell table:style-name="ce99" table:number-columns-repeated="46"/>
          <table:table-cell table:style-name="ce129" table:number-columns-repeated="21"/>
          <table:table-cell table:style-name="ce99" table:number-columns-repeated="8"/>
          <table:table-cell table:style-name="ce154" table:number-columns-repeated="40"/>
          <table:table-cell table:style-name="ce129" table:number-columns-repeated="904"/>
        </table:table-row>
        <table:table-row table:style-name="ro6">
          <table:table-cell table:style-name="ce130"/>
          <table:table-cell table:style-name="ce99" table:number-columns-repeated="50"/>
          <table:table-cell table:style-name="ce129" table:number-columns-repeated="21"/>
          <table:table-cell table:style-name="ce99" table:number-columns-repeated="8"/>
          <table:table-cell table:style-name="ce154" table:number-columns-repeated="40"/>
          <table:table-cell table:style-name="ce129" table:number-columns-repeated="904"/>
        </table:table-row>
        <table:table-row table:style-name="ro15">
          <table:table-cell table:style-name="ce276" table:number-columns-repeated="4"/>
          <table:table-cell table:style-name="ce280" office:value-type="string" calcext:value-type="string" table:number-columns-spanned="3" table:number-rows-spanned="3">
            <text:p>1 - </text:p>
          </table:table-cell>
          <table:covered-table-cell table:number-columns-repeated="2" table:style-name="ce276"/>
          <table:table-cell table:style-name="ce286" office:value-type="string" calcext:value-type="string" table:number-columns-spanned="51" table:number-rows-spanned="3">
            <text:p>налогоплательщик, производящий выплаты и иные вознаграждения физическим лицам;</text:p>
          </table:table-cell>
          <table:covered-table-cell table:number-columns-repeated="50" table:style-name="ce287"/>
          <table:table-cell table:style-name="ce146"/>
          <table:table-cell table:style-name="ce147"/>
          <table:table-cell table:style-name="ce148" table:number-columns-repeated="11"/>
          <table:table-cell table:style-name="ce276"/>
          <table:table-cell table:style-name="ce121" office:value-type="string" calcext:value-type="string" table:number-columns-spanned="8" table:number-rows-spanned="2">
            <text:p>102</text:p>
          </table:table-cell>
          <table:covered-table-cell table:number-columns-repeated="7" table:style-name="ce265"/>
          <table:table-cell table:style-name="ce19" table:number-columns-spanned="3" table:number-rows-spanned="2"/>
          <table:covered-table-cell table:number-columns-repeated="2" table:style-name="ce31"/>
          <table:table-cell table:style-name="ce148" table:number-columns-repeated="10"/>
          <table:table-cell table:style-name="ce276" table:number-columns-repeated="931"/>
        </table:table-row>
        <table:table-row table:style-name="ro10">
          <table:table-cell table:style-name="ce276" table:number-columns-repeated="4"/>
          <table:covered-table-cell table:number-columns-repeated="3" table:style-name="ce276"/>
          <table:covered-table-cell table:number-columns-repeated="51" table:style-name="ce287"/>
          <table:table-cell table:style-name="ce146"/>
          <table:table-cell table:style-name="ce147"/>
          <table:table-cell table:style-name="ce148" table:number-columns-repeated="11"/>
          <table:table-cell table:style-name="ce276"/>
          <table:covered-table-cell table:number-columns-repeated="8" table:style-name="ce265"/>
          <table:covered-table-cell table:number-columns-repeated="3" table:style-name="ce50"/>
          <table:table-cell table:style-name="ce148" table:number-columns-repeated="10"/>
          <table:table-cell table:style-name="ce276" table:number-columns-repeated="931"/>
        </table:table-row>
        <table:table-row table:style-name="ro3">
          <table:table-cell table:style-name="ce276" table:number-columns-repeated="4"/>
          <table:covered-table-cell table:number-columns-repeated="3" table:style-name="ce276"/>
          <table:covered-table-cell table:number-columns-repeated="51" table:style-name="ce287"/>
          <table:table-cell table:style-name="ce146"/>
          <table:table-cell table:style-name="ce147"/>
          <table:table-cell table:style-name="ce148" table:number-columns-repeated="11"/>
          <table:table-cell table:style-name="ce276"/>
          <table:table-cell table:style-name="ce265" table:number-columns-repeated="8"/>
          <table:table-cell table:style-name="ce22" table:number-columns-repeated="3"/>
          <table:table-cell table:style-name="ce148" table:number-columns-repeated="10"/>
          <table:table-cell table:style-name="ce276" table:number-columns-repeated="931"/>
        </table:table-row>
        <table:table-row table:style-name="ro30">
          <table:table-cell table:style-name="ce276" table:number-columns-repeated="4"/>
          <table:table-cell table:style-name="ce280" office:value-type="string" calcext:value-type="string" table:number-columns-spanned="3" table:number-rows-spanned="1">
            <text:p>2 -</text:p>
          </table:table-cell>
          <table:covered-table-cell table:number-columns-repeated="2" table:style-name="ce276"/>
          <table:table-cell table:style-name="ce286" office:value-type="string" calcext:value-type="string" table:number-columns-spanned="51" table:number-rows-spanned="1">
            <text:p>индивидуальный предприниматель, не производящий выплаты и иные вознаграждения физическим лицам</text:p>
          </table:table-cell>
          <table:covered-table-cell table:number-columns-repeated="50" table:style-name="ce287"/>
          <table:table-cell table:style-name="ce146"/>
          <table:table-cell table:style-name="ce147"/>
          <table:table-cell table:style-name="ce148" table:number-columns-repeated="11"/>
          <table:table-cell table:style-name="ce276"/>
          <table:table-cell table:style-name="ce148" table:number-columns-repeated="21"/>
          <table:table-cell table:style-name="ce276" table:number-columns-repeated="931"/>
        </table:table-row>
        <table:table-row table:style-name="ro8">
          <table:table-cell table:style-name="ce15"/>
          <table:table-cell table:number-columns-repeated="49"/>
          <table:table-cell table:style-name="ce265" table:number-columns-repeated="9"/>
          <table:table-cell table:style-name="ce267"/>
          <table:table-cell table:style-name="ce149" table:number-columns-repeated="11"/>
          <table:table-cell/>
          <table:table-cell table:style-name="ce149" table:number-columns-repeated="21"/>
          <table:table-cell table:number-columns-repeated="931"/>
        </table:table-row>
        <table:table-row table:style-name="ro31">
          <table:table-cell table:style-name="ce129" table:number-columns-repeated="4"/>
          <table:table-cell table:style-name="ce136" office:value-type="string" calcext:value-type="string" table:number-columns-spanned="69" table:number-rows-spanned="1">
            <text:p>Сумма полученных доходов (налоговая база для исчисления налога (авансового платежа по налогу)) нарастающим итогом:</text:p>
          </table:table-cell>
          <table:covered-table-cell table:number-columns-repeated="68" table:style-name="ce284"/>
          <table:table-cell table:style-name="ce284" table:number-columns-repeated="47"/>
          <table:table-cell table:style-name="ce129" table:number-columns-repeated="904"/>
        </table:table-row>
        <table:table-row table:style-name="ro8">
          <table:table-cell table:style-name="ce7"/>
          <table:table-cell table:style-name="ce234" table:number-columns-repeated="36"/>
          <table:table-cell table:number-columns-repeated="13"/>
          <table:table-cell table:style-name="ce265" table:number-columns-repeated="9"/>
          <table:table-cell table:style-name="ce267"/>
          <table:table-cell table:style-name="ce149" table:number-columns-repeated="11"/>
          <table:table-cell/>
          <table:table-cell table:style-name="ce149" table:number-columns-repeated="21"/>
          <table:table-cell table:number-columns-repeated="931"/>
        </table:table-row>
        <table:table-row table:style-name="ro4">
          <table:table-cell/>
          <table:table-cell table:style-name="ce133" table:number-columns-repeated="3"/>
          <table:table-cell table:style-name="ce133" office:value-type="string" calcext:value-type="string">
            <text:p>за первый квартал</text:p>
          </table:table-cell>
          <table:table-cell table:style-name="ce133" table:number-columns-repeated="32"/>
          <table:table-cell table:style-name="ce143" table:number-columns-repeated="35"/>
          <table:table-cell table:style-name="ce151" office:value-type="string" calcext:value-type="string" table:number-columns-spanned="8" table:number-rows-spanned="1">
            <text:p>110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6">
          <table:table-cell/>
          <table:table-cell table:style-name="ce133" table:number-columns-repeated="36"/>
          <table:table-cell table:style-name="ce143" table:number-columns-repeated="13"/>
          <table:table-cell table:style-name="ce145"/>
          <table:table-cell table:style-name="ce143"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/>
          <table:table-cell table:style-name="ce133" table:number-columns-repeated="3"/>
          <table:table-cell table:style-name="ce133" office:value-type="string" calcext:value-type="string">
            <text:p>за полугодие</text:p>
          </table:table-cell>
          <table:table-cell table:style-name="ce133" table:number-columns-repeated="32"/>
          <table:table-cell table:style-name="ce143" table:number-columns-repeated="35"/>
          <table:table-cell table:style-name="ce151" office:value-type="string" calcext:value-type="string" table:number-columns-spanned="8" table:number-rows-spanned="1">
            <text:p>111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6">
          <table:table-cell/>
          <table:table-cell table:style-name="ce133" table:number-columns-repeated="36"/>
          <table:table-cell table:style-name="ce143" table:number-columns-repeated="13"/>
          <table:table-cell table:style-name="ce145"/>
          <table:table-cell table:style-name="ce143"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/>
          <table:table-cell table:style-name="ce133" table:number-columns-repeated="3"/>
          <table:table-cell table:style-name="ce133" office:value-type="string" calcext:value-type="string">
            <text:p>за девять месяцев</text:p>
          </table:table-cell>
          <table:table-cell table:style-name="ce133" table:number-columns-repeated="32"/>
          <table:table-cell table:style-name="ce143" table:number-columns-repeated="35"/>
          <table:table-cell table:style-name="ce151" office:value-type="string" calcext:value-type="string" table:number-columns-spanned="8" table:number-rows-spanned="1">
            <text:p>112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6">
          <table:table-cell/>
          <table:table-cell table:style-name="ce133" table:number-columns-repeated="36"/>
          <table:table-cell table:style-name="ce143" table:number-columns-repeated="13"/>
          <table:table-cell table:style-name="ce145"/>
          <table:table-cell table:style-name="ce143"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/>
          <table:table-cell table:style-name="ce133" table:number-columns-repeated="3"/>
          <table:table-cell table:style-name="ce133" office:value-type="string" calcext:value-type="string">
            <text:p>за налоговый период</text:p>
          </table:table-cell>
          <table:table-cell table:style-name="ce133" table:number-columns-repeated="32"/>
          <table:table-cell table:style-name="ce143" table:number-columns-repeated="35"/>
          <table:table-cell table:style-name="ce151" office:value-type="string" calcext:value-type="string" table:number-columns-spanned="8" table:number-rows-spanned="1">
            <text:p>113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14">
          <table:table-cell table:style-name="ce132"/>
          <table:table-cell table:style-name="ce134" table:number-columns-repeated="3"/>
          <table:table-cell table:style-name="ce137" office:value-type="string" calcext:value-type="string">
            <text:p>Ставка налога (%):</text:p>
          </table:table-cell>
          <table:table-cell table:style-name="ce134" table:number-columns-repeated="32"/>
          <table:table-cell table:style-name="ce132" table:number-columns-repeated="987"/>
        </table:table-row>
        <table:table-row table:style-name="ro4">
          <table:table-cell/>
          <table:table-cell table:style-name="ce234" table:number-columns-repeated="3"/>
          <table:table-cell table:style-name="ce234" office:value-type="string" calcext:value-type="string">
            <text:p>за первый квартал</text:p>
          </table:table-cell>
          <table:table-cell table:style-name="ce234" table:number-columns-repeated="32"/>
          <table:table-cell table:number-columns-repeated="35"/>
          <table:table-cell table:style-name="ce151" office:value-type="string" calcext:value-type="string" table:number-columns-spanned="8" table:number-rows-spanned="1">
            <text:p>120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35"/>
        </table:table-row>
        <table:table-row table:style-name="ro6">
          <table:table-cell/>
          <table:table-cell table:style-name="ce234" table:number-columns-repeated="3"/>
          <table:table-cell table:style-name="ce7"/>
          <table:table-cell table:style-name="ce234" table:number-columns-repeated="32"/>
          <table:table-cell table:number-columns-repeated="13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number-columns-repeated="944"/>
        </table:table-row>
        <table:table-row table:style-name="ro4">
          <table:table-cell/>
          <table:table-cell table:style-name="ce234" table:number-columns-repeated="3"/>
          <table:table-cell table:style-name="ce7" office:value-type="string" calcext:value-type="string">
            <text:p>за полугодие</text:p>
          </table:table-cell>
          <table:table-cell table:style-name="ce234" table:number-columns-repeated="32"/>
          <table:table-cell table:number-columns-repeated="35"/>
          <table:table-cell table:style-name="ce151" office:value-type="string" calcext:value-type="string" table:number-columns-spanned="8" table:number-rows-spanned="1">
            <text:p>121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35"/>
        </table:table-row>
        <table:table-row table:style-name="ro6">
          <table:table-cell/>
          <table:table-cell table:style-name="ce234" table:number-columns-repeated="3"/>
          <table:table-cell table:style-name="ce7"/>
          <table:table-cell table:style-name="ce234" table:number-columns-repeated="32"/>
          <table:table-cell table:number-columns-repeated="13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number-columns-repeated="944"/>
        </table:table-row>
        <table:table-row table:style-name="ro4">
          <table:table-cell/>
          <table:table-cell table:style-name="ce234" table:number-columns-repeated="3"/>
          <table:table-cell table:style-name="ce7" office:value-type="string" calcext:value-type="string">
            <text:p>за девять месяцев</text:p>
          </table:table-cell>
          <table:table-cell table:style-name="ce234" table:number-columns-repeated="32"/>
          <table:table-cell table:number-columns-repeated="35"/>
          <table:table-cell table:style-name="ce151" office:value-type="string" calcext:value-type="string" table:number-columns-spanned="8" table:number-rows-spanned="1">
            <text:p>122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35"/>
        </table:table-row>
        <table:table-row table:style-name="ro6">
          <table:table-cell/>
          <table:table-cell table:style-name="ce234" table:number-columns-repeated="3"/>
          <table:table-cell table:style-name="ce7"/>
          <table:table-cell table:style-name="ce234" table:number-columns-repeated="32"/>
          <table:table-cell table:number-columns-repeated="13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number-columns-repeated="944"/>
        </table:table-row>
        <table:table-row table:style-name="ro4">
          <table:table-cell/>
          <table:table-cell table:style-name="ce234" table:number-columns-repeated="3"/>
          <table:table-cell table:style-name="ce133" office:value-type="string" calcext:value-type="string">
            <text:p>за налоговый период</text:p>
          </table:table-cell>
          <table:table-cell table:style-name="ce234" table:number-columns-repeated="32"/>
          <table:table-cell table:number-columns-repeated="35"/>
          <table:table-cell table:style-name="ce151" office:value-type="string" calcext:value-type="string" table:number-columns-spanned="8" table:number-rows-spanned="1">
            <text:p>123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35"/>
        </table:table-row>
        <table:table-row table:style-name="ro18">
          <table:table-cell table:style-name="ce130"/>
          <table:table-cell table:style-name="ce134" table:number-columns-repeated="3"/>
          <table:table-cell table:style-name="ce134" office:value-type="string" calcext:value-type="string">
            <text:p>Сумма исчисленного налога (авансового платежа по налогу):</text:p>
          </table:table-cell>
          <table:table-cell table:style-name="ce134" table:number-columns-repeated="55"/>
          <table:table-cell table:style-name="ce150" table:number-columns-repeated="11"/>
          <table:table-cell table:style-name="ce130"/>
          <table:table-cell table:style-name="ce150" table:number-columns-repeated="21"/>
          <table:table-cell table:style-name="ce130" table:number-columns-repeated="931"/>
        </table:table-row>
        <table:table-row table:style-name="ro3">
          <table:table-cell table:number-columns-repeated="4"/>
          <table:table-cell table:style-name="ce59" office:value-type="string" calcext:value-type="string" table:number-columns-spanned="25" table:number-rows-spanned="3">
            <text:p>за первый квартал</text:p>
            <text:p><text:span text:style-name="T1">(стр. 110 х стр. 120 / 100)</text:span></text:p>
          </table:table-cell>
          <table:covered-table-cell table:number-columns-repeated="24" table:style-name="ce201"/>
          <table:table-cell table:number-columns-repeated="21"/>
          <table:table-cell table:style-name="ce265" table:number-columns-repeated="9"/>
          <table:table-cell table:style-name="ce267"/>
          <table:table-cell table:style-name="ce149" table:number-columns-repeated="11"/>
          <table:table-cell/>
          <table:table-cell table:style-name="ce149" table:number-columns-repeated="21"/>
          <table:table-cell table:number-columns-repeated="931"/>
        </table:table-row>
        <table:table-row table:style-name="ro4">
          <table:table-cell table:number-columns-repeated="4"/>
          <table:covered-table-cell table:number-columns-repeated="25" table:style-name="ce201"/>
          <table:table-cell table:number-columns-repeated="43"/>
          <table:table-cell table:style-name="ce151" office:value-type="string" calcext:value-type="string" table:number-columns-spanned="8" table:number-rows-spanned="1">
            <text:p>130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3">
          <table:table-cell table:number-columns-repeated="4"/>
          <table:covered-table-cell table:number-columns-repeated="25" table:style-name="ce201"/>
          <table:table-cell table:number-columns-repeated="21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3">
          <table:table-cell table:number-columns-repeated="4"/>
          <table:table-cell table:style-name="ce59" office:value-type="string" calcext:value-type="string" table:number-columns-spanned="25" table:number-rows-spanned="3">
            <text:p>за полугодие</text:p>
            <text:p><text:span text:style-name="T1">(стр. 111 х стр. 121 / 100)</text:span></text:p>
          </table:table-cell>
          <table:covered-table-cell table:number-columns-repeated="24" table:style-name="ce201"/>
          <table:table-cell table:number-columns-repeated="21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 table:number-columns-repeated="4"/>
          <table:covered-table-cell table:number-columns-repeated="25" table:style-name="ce201"/>
          <table:table-cell table:number-columns-repeated="43"/>
          <table:table-cell table:style-name="ce151" office:value-type="string" calcext:value-type="string" table:number-columns-spanned="8" table:number-rows-spanned="1">
            <text:p>131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3">
          <table:table-cell table:number-columns-repeated="4"/>
          <table:covered-table-cell table:number-columns-repeated="25" table:style-name="ce201"/>
          <table:table-cell table:number-columns-repeated="21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3">
          <table:table-cell table:number-columns-repeated="4"/>
          <table:table-cell table:style-name="ce59" office:value-type="string" calcext:value-type="string" table:number-columns-spanned="25" table:number-rows-spanned="3">
            <text:p>за девять месяцев</text:p>
            <text:p><text:span text:style-name="T1">(стр. 112 х стр. 122 / 100)</text:span></text:p>
          </table:table-cell>
          <table:covered-table-cell table:number-columns-repeated="24" table:style-name="ce201"/>
          <table:table-cell table:number-columns-repeated="21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 table:number-columns-repeated="4"/>
          <table:covered-table-cell table:number-columns-repeated="25" table:style-name="ce201"/>
          <table:table-cell table:number-columns-repeated="43"/>
          <table:table-cell table:style-name="ce151" office:value-type="string" calcext:value-type="string" table:number-columns-spanned="8" table:number-rows-spanned="1">
            <text:p>132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3">
          <table:table-cell table:number-columns-repeated="4"/>
          <table:covered-table-cell table:number-columns-repeated="25" table:style-name="ce201"/>
          <table:table-cell table:number-columns-repeated="21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3">
          <table:table-cell table:number-columns-repeated="4"/>
          <table:table-cell table:style-name="ce59" office:value-type="string" calcext:value-type="string" table:number-columns-spanned="25" table:number-rows-spanned="3">
            <text:p>за налоговый период</text:p>
            <text:p><text:span text:style-name="T1">(стр. 113 х стр. 123 / 100)</text:span></text:p>
          </table:table-cell>
          <table:covered-table-cell table:number-columns-repeated="24" table:style-name="ce201"/>
          <table:table-cell table:number-columns-repeated="21"/>
          <table:table-cell table:style-name="ce265"/>
          <table:table-cell table:number-columns-repeated="2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 table:number-columns-repeated="4"/>
          <table:covered-table-cell table:number-columns-repeated="25" table:style-name="ce201"/>
          <table:table-cell table:number-columns-repeated="43"/>
          <table:table-cell table:style-name="ce151" office:value-type="string" calcext:value-type="string" table:number-columns-spanned="8" table:number-rows-spanned="1">
            <text:p>133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3">
          <table:table-cell table:number-columns-repeated="4"/>
          <table:covered-table-cell table:number-columns-repeated="25" table:style-name="ce201"/>
          <table:table-cell table:number-columns-repeated="21"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32">
          <table:table-cell table:number-columns-repeated="4"/>
          <table:table-cell table:style-name="ce138" office:value-type="string" calcext:value-type="string" table:number-columns-spanned="68" table:number-rows-spanned="1">
            <text:p>Сумма страховых взносов, выплаченных работникам пособий по временной нетрудоспособности и платежей (взносов) по договорам добровольного личного страхования (нарастающим итогом), предусмотренных пунктом 3.1 статьи 346.21 Налогового кодекса Российской Федерации, уменьшающая сумму исчисленного за налоговый (отчетный) период налога (авансового платежа по налогу):</text:p>
          </table:table-cell>
          <table:covered-table-cell table:number-columns-repeated="67" table:style-name="ce140"/>
          <table:table-cell table:style-name="ce140" table:number-columns-repeated="2"/>
          <table:table-cell table:style-name="ce22" table:number-columns-repeated="19"/>
          <table:table-cell table:number-columns-repeated="931"/>
        </table:table-row>
        <table:table-row table:style-name="ro23">
          <table:table-cell table:number-columns-repeated="4"/>
          <table:table-cell table:style-name="ce59" office:value-type="string" calcext:value-type="string" table:number-columns-spanned="38" table:number-rows-spanned="3">
            <text:p>за первый квартал</text:p>
            <text:p><text:span text:style-name="T1">для стр. 102 = «1»: стр. 140 &lt;= стр. 130 / 2</text:span></text:p>
            <text:p><text:span text:style-name="T1">для стр. 102 = «2»: стр. 140 &lt;= стр. 130</text:span></text:p>
          </table:table-cell>
          <table:covered-table-cell table:number-columns-repeated="37" table:style-name="ce201"/>
          <table:table-cell table:number-columns-repeated="8"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4">
          <table:table-cell table:number-columns-repeated="4"/>
          <table:covered-table-cell table:number-columns-repeated="38" table:style-name="ce201"/>
          <table:table-cell table:number-columns-repeated="29"/>
          <table:table-cell table:style-name="ce151" office:value-type="string" calcext:value-type="string" table:number-columns-spanned="9" table:number-rows-spanned="1">
            <text:p>14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23">
          <table:table-cell table:number-columns-repeated="4"/>
          <table:covered-table-cell table:number-columns-repeated="38" table:style-name="ce201"/>
          <table:table-cell table:number-columns-repeated="8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23">
          <table:table-cell table:number-columns-repeated="4"/>
          <table:table-cell table:style-name="ce59" office:value-type="string" calcext:value-type="string" table:number-columns-spanned="38" table:number-rows-spanned="3">
            <text:p>за полугодие</text:p>
            <text:p><text:span text:style-name="T1">для стр. 102 = «1»: стр. 141 &lt;= стр. 131 / 2</text:span></text:p>
            <text:p><text:span text:style-name="T1">для стр. 102 = «2»: стр. 141 &lt;= стр. 131</text:span></text:p>
          </table:table-cell>
          <table:covered-table-cell table:number-columns-repeated="37" table:style-name="ce201"/>
          <table:table-cell table:number-columns-repeated="8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 table:number-columns-repeated="4"/>
          <table:covered-table-cell table:number-columns-repeated="38" table:style-name="ce201"/>
          <table:table-cell table:number-columns-repeated="29"/>
          <table:table-cell table:style-name="ce151" office:value-type="string" calcext:value-type="string" table:number-columns-spanned="9" table:number-rows-spanned="1">
            <text:p>14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23">
          <table:table-cell table:number-columns-repeated="4"/>
          <table:covered-table-cell table:number-columns-repeated="38" table:style-name="ce201"/>
          <table:table-cell table:number-columns-repeated="8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23">
          <table:table-cell table:number-columns-repeated="4"/>
          <table:table-cell table:style-name="ce59" office:value-type="string" calcext:value-type="string" table:number-columns-spanned="38" table:number-rows-spanned="3">
            <text:p>за девять месяцев</text:p>
            <text:p><text:span text:style-name="T1">для стр. 102 = «1»: стр. 142 &lt;= стр. 132 / 2</text:span></text:p>
            <text:p><text:span text:style-name="T1">для стр. 102 = «2»: стр. 142 &lt;= стр. 132</text:span></text:p>
          </table:table-cell>
          <table:covered-table-cell table:number-columns-repeated="37" table:style-name="ce201"/>
          <table:table-cell table:number-columns-repeated="8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 table:number-columns-repeated="4"/>
          <table:covered-table-cell table:number-columns-repeated="38" table:style-name="ce201"/>
          <table:table-cell table:number-columns-repeated="29"/>
          <table:table-cell table:style-name="ce151" office:value-type="string" calcext:value-type="string" table:number-columns-spanned="9" table:number-rows-spanned="1">
            <text:p>14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23">
          <table:table-cell table:number-columns-repeated="4"/>
          <table:covered-table-cell table:number-columns-repeated="38" table:style-name="ce201"/>
          <table:table-cell table:number-columns-repeated="8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23">
          <table:table-cell table:number-columns-repeated="4"/>
          <table:table-cell table:style-name="ce59" office:value-type="string" calcext:value-type="string" table:number-columns-spanned="38" table:number-rows-spanned="3">
            <text:p>за налоговый период</text:p>
            <text:p><text:span text:style-name="T1">для стр. 102 = «1»: стр. 143 &lt;= стр. 133 / 2</text:span></text:p>
            <text:p><text:span text:style-name="T1">для стр. 102 = «2»: стр. 143 &lt;= стр. 133</text:span></text:p>
          </table:table-cell>
          <table:covered-table-cell table:number-columns-repeated="37" table:style-name="ce201"/>
          <table:table-cell table:number-columns-repeated="8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1"/>
        </table:table-row>
        <table:table-row table:style-name="ro4">
          <table:table-cell table:number-columns-repeated="4"/>
          <table:covered-table-cell table:number-columns-repeated="38" table:style-name="ce201"/>
          <table:table-cell table:number-columns-repeated="29"/>
          <table:table-cell table:style-name="ce151" office:value-type="string" calcext:value-type="string" table:number-columns-spanned="9" table:number-rows-spanned="1">
            <text:p>14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8"/>
        </table:table-row>
        <table:table-row table:style-name="ro23">
          <table:table-cell table:number-columns-repeated="4"/>
          <table:covered-table-cell table:number-columns-repeated="38" table:style-name="ce201"/>
          <table:table-cell table:number-columns-repeated="8"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18">
          <table:table-cell table:number-columns-repeated="1024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56"/>
          <table:table-cell table:style-name="ce3" table:number-columns-repeated="3"/>
          <table:table-cell table:style-name="ce6" table:number-columns-repeated="55"/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904"/>
        </table:table-row>
        <table:table-row table:style-name="ro16" table:number-rows-repeated="1048511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4_Разд.2.1.1'.$A$1:.$DP$64" table:range-usable-as="print-range"/>
        </table:named-expressions>
      </table:table>
      <table:table table:name="стр.5_Разд.2.1.2_1" table:style-name="ta5" table:print-ranges="'стр.5_Разд.2.1.2_1'.A1:'стр.5_Разд.2.1.2_1'.DP61"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1" draw:style-name="gr1" draw:text-style-name="P1" svg:width="31.78mm" svg:height="12.69mm" svg:x="0mm" svg:y="0mm">
              <draw:object-ole draw:class-id="B2E5711E-CB11-11D1-8c49-00a0c9067633" xlink:href="./Object 5" xlink:type="simple" xlink:show="embed" xlink:actuate="onLoad">
                <loext:p/>
              </draw:object-ole>
              <draw:image xlink:href="./ObjectReplacements/Object 5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256" table:formula="of:=IF(ISBLANK([$'стр.1'.AK1]);&quot;&quot;;[$'стр.1'.AK1])" office:value-type="string" office:string-value="${inn.n0}" calcext:value-type="string" table:number-columns-spanned="3" table:number-rows-spanned="2">
            <text:p>${inn.n0}</text:p>
          </table:table-cell>
          <table:covered-table-cell table:number-columns-repeated="2" table:style-name="ce115"/>
          <table:table-cell table:style-name="ce256" table:formula="of:=IF(ISBLANK([$'стр.1'.AN1]);&quot;&quot;;[$'стр.1'.AN1])" office:value-type="string" office:string-value="${inn.n1}" calcext:value-type="string" table:number-columns-spanned="3" table:number-rows-spanned="2">
            <text:p>${inn.n1}</text:p>
          </table:table-cell>
          <table:covered-table-cell table:number-columns-repeated="2" table:style-name="ce115"/>
          <table:table-cell table:style-name="ce256" table:formula="of:=IF(ISBLANK([$'стр.1'.AQ1]);&quot;&quot;;[$'стр.1'.AQ1])" office:value-type="string" office:string-value="${inn.n2}" calcext:value-type="string" table:number-columns-spanned="3" table:number-rows-spanned="2">
            <text:p>${inn.n2}</text:p>
          </table:table-cell>
          <table:covered-table-cell table:number-columns-repeated="2" table:style-name="ce115"/>
          <table:table-cell table:style-name="ce256" table:formula="of:=IF(ISBLANK([$'стр.1'.AT1]);&quot;&quot;;[$'стр.1'.AT1])" office:value-type="string" office:string-value="${inn.n3}" calcext:value-type="string" table:number-columns-spanned="3" table:number-rows-spanned="2">
            <text:p>${inn.n3}</text:p>
          </table:table-cell>
          <table:covered-table-cell table:number-columns-repeated="2" table:style-name="ce115"/>
          <table:table-cell table:style-name="ce256" table:formula="of:=IF(ISBLANK([$'стр.1'.AW1]);&quot;&quot;;[$'стр.1'.AW1])" office:value-type="string" office:string-value="${inn.n4}" calcext:value-type="string" table:number-columns-spanned="3" table:number-rows-spanned="2">
            <text:p>${inn.n4}</text:p>
          </table:table-cell>
          <table:covered-table-cell table:number-columns-repeated="2" table:style-name="ce115"/>
          <table:table-cell table:style-name="ce256" table:formula="of:=IF(ISBLANK([$'стр.1'.AZ1]);&quot;&quot;;[$'стр.1'.AZ1])" office:value-type="string" office:string-value="${inn.n5}" calcext:value-type="string" table:number-columns-spanned="3" table:number-rows-spanned="2">
            <text:p>${inn.n5}</text:p>
          </table:table-cell>
          <table:covered-table-cell table:number-columns-repeated="2" table:style-name="ce115"/>
          <table:table-cell table:style-name="ce256" table:formula="of:=IF(ISBLANK([$'стр.1'.BC1]);&quot;&quot;;[$'стр.1'.BC1])" office:value-type="string" office:string-value="${inn.n6}" calcext:value-type="string" table:number-columns-spanned="3" table:number-rows-spanned="2">
            <text:p>${inn.n6}</text:p>
          </table:table-cell>
          <table:covered-table-cell table:number-columns-repeated="2" table:style-name="ce115"/>
          <table:table-cell table:style-name="ce256" table:formula="of:=IF(ISBLANK([$'стр.1'.BF1]);&quot;&quot;;[$'стр.1'.BF1])" office:value-type="string" office:string-value="${inn.n7}" calcext:value-type="string" table:number-columns-spanned="3" table:number-rows-spanned="2">
            <text:p>${inn.n7}</text:p>
          </table:table-cell>
          <table:covered-table-cell table:number-columns-repeated="2" table:style-name="ce115"/>
          <table:table-cell table:style-name="ce256" table:formula="of:=IF(ISBLANK([$'стр.1'.BI1]);&quot;&quot;;[$'стр.1'.BI1])" office:value-type="string" office:string-value="${inn.n8}" calcext:value-type="string" table:number-columns-spanned="3" table:number-rows-spanned="2">
            <text:p>${inn.n8}</text:p>
          </table:table-cell>
          <table:covered-table-cell table:number-columns-repeated="2" table:style-name="ce115"/>
          <table:table-cell table:style-name="ce256" table:formula="of:=IF(ISBLANK([$'стр.1'.BL1]);&quot;&quot;;[$'стр.1'.BL1])" office:value-type="string" office:string-value="${inn.n9}" calcext:value-type="string" table:number-columns-spanned="3" table:number-rows-spanned="2">
            <text:p>${inn.n9}</text:p>
          </table:table-cell>
          <table:covered-table-cell table:number-columns-repeated="2" table:style-name="ce115"/>
          <table:table-cell table:style-name="ce256" table:formula="of:=IF(ISBLANK([$'стр.1'.BO1]);&quot;&quot;;[$'стр.1'.BO1])" office:value-type="string" office:string-value="${inn.n10}" calcext:value-type="string" table:number-columns-spanned="3" table:number-rows-spanned="2">
            <text:p>${inn.n10}</text:p>
          </table:table-cell>
          <table:covered-table-cell table:number-columns-repeated="2" table:style-name="ce115"/>
          <table:table-cell table:style-name="ce256" table:formula="of:=IF(ISBLANK([$'стр.1'.BR1]);&quot;&quot;;[$'стр.1'.BR1])" office:value-type="string" office:string-value="${inn.n11}" calcext:value-type="string" table:number-columns-spanned="3" table:number-rows-spanned="2">
            <text:p>${inn.n11}</text:p>
          </table:table-cell>
          <table:covered-table-cell table:number-columns-repeated="2" table:style-name="ce115"/>
          <table:table-cell table:style-name="ce6" table:number-columns-repeated="2"/>
          <table:table-cell table:style-name="ce3" table:number-columns-repeated="12"/>
          <table:table-cell table:style-name="ce6"/>
          <table:table-cell table:style-name="ce81" table:number-columns-repeated="8"/>
          <table:table-cell table:style-name="ce6"/>
          <table:table-cell table:style-name="ce87" table:number-columns-repeated="23"/>
          <table:table-cell table:style-name="ce127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257"/>
          <table:table-cell table:style-name="ce3" table:number-columns-repeated="7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256" table:formula="of:=IF(ISBLANK([$'стр.1'.AK4]);&quot;&quot;;[$'стр.1'.AK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N4]);&quot;&quot;;[$'стр.1'.AN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Q4]);&quot;&quot;;[$'стр.1'.AQ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T4]);&quot;&quot;;[$'стр.1'.AT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W4]);&quot;&quot;;[$'стр.1'.AW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Z4]);&quot;&quot;;[$'стр.1'.AZ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C4]);&quot;&quot;;[$'стр.1'.BC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F4]);&quot;&quot;;[$'стр.1'.BF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I4]);&quot;&quot;;[$'стр.1'.BI4])" table:number-columns-spanned="3" table:number-rows-spanned="1">
            <text:p/>
          </table:table-cell>
          <table:covered-table-cell table:number-columns-repeated="2" table:style-name="ce256"/>
          <table:table-cell table:style-name="ce262" office:value-type="string" calcext:value-type="string" table:number-columns-spanned="6" table:number-rows-spanned="1">
            <text:p>Стр.</text:p>
          </table:table-cell>
          <table:covered-table-cell table:number-columns-repeated="5" table:style-name="ce262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77" table:number-columns-repeated="8"/>
          <table:table-cell table:style-name="ce6" table:number-columns-repeated="2"/>
          <table:table-cell table:style-name="ce81" table:number-columns-repeated="7"/>
          <table:table-cell table:style-name="ce87" table:number-columns-repeated="25"/>
          <table:table-cell table:style-name="ce6" table:number-columns-repeated="904"/>
        </table:table-row>
        <table:table-row table:style-name="ro5">
          <table:table-cell table:style-name="ce95" table:number-columns-repeated="1024"/>
        </table:table-row>
        <table:table-row table:style-name="ro6">
          <table:table-cell table:style-name="ce96" table:number-columns-repeated="1024"/>
        </table:table-row>
        <table:table-row table:style-name="ro7">
          <table:table-cell table:style-name="ce96" table:number-columns-repeated="1024"/>
        </table:table-row>
        <table:table-row table:style-name="ro14">
          <table:table-cell table:style-name="ce97" office:value-type="string" calcext:value-type="string" table:number-columns-spanned="120" table:number-rows-spanned="1">
            <text:p>Раздел 2.1.2. Расчет суммы торгового сбора,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<text:s/>уменьшающей сумму налога (авансового платежа по налогу), уплачиваемого в связи с применением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упрощенной системы налогообложения (объект налогообложения - доходы), исчисленного по итогам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налогового (отчетного) периода по объекту налогообложения от вида предпринимательской деятельности,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в отношении которого в соответствии с главой 33 Налогового кодекса Российской Федерации установлен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торговый сбор</text:p>
          </table:table-cell>
          <table:covered-table-cell table:number-columns-repeated="119" table:style-name="ce108"/>
          <table:table-cell table:number-columns-repeated="904"/>
        </table:table-row>
        <table:table-row table:style-name="ro16">
          <table:table-cell table:style-name="ce32" table:number-columns-repeated="120"/>
          <table:table-cell table:number-columns-repeated="904"/>
        </table:table-row>
        <table:table-row table:style-name="ro16">
          <table:table-cell table:number-columns-repeated="1024"/>
        </table:table-row>
        <table:table-row table:style-name="ro29">
          <table:table-cell table:style-name="ce156" office:value-type="string" calcext:value-type="string" table:number-columns-spanned="63" table:number-rows-spanned="1">
            <text:p>Показатели</text:p>
          </table:table-cell>
          <table:covered-table-cell table:number-columns-repeated="62" table:style-name="ce158"/>
          <table:table-cell table:style-name="ce159" table:number-columns-repeated="9"/>
          <table:table-cell table:style-name="ce33"/>
          <table:table-cell table:style-name="ce160" office:value-type="string" calcext:value-type="string" table:number-columns-spanned="8" table:number-rows-spanned="1">
            <text:p>Код строки</text:p>
          </table:table-cell>
          <table:covered-table-cell table:number-columns-repeated="7" table:style-name="ce161"/>
          <table:table-cell table:style-name="ce126" office:value-type="string" calcext:value-type="string" table:number-columns-spanned="39" table:number-rows-spanned="1">
            <text:p>Значения показателей (в рублях)</text:p>
          </table:table-cell>
          <table:covered-table-cell table:number-columns-repeated="38" table:style-name="ce126"/>
          <table:table-cell table:style-name="ce33" table:number-columns-repeated="904"/>
        </table:table-row>
        <table:table-row table:style-name="ro5">
          <table:table-cell table:style-name="ce98" office:value-type="float" office:value="1" calcext:value-type="float" table:number-columns-spanned="63" table:number-rows-spanned="1">
            <text:p>1</text:p>
          </table:table-cell>
          <table:covered-table-cell table:number-columns-repeated="62" table:style-name="ce109"/>
          <table:table-cell table:style-name="ce33" table:number-columns-repeated="10"/>
          <table:table-cell table:style-name="ce98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109"/>
          <table:table-cell table:style-name="ce125" office:value-type="float" office:value="3" calcext:value-type="float" table:number-columns-spanned="39" table:number-rows-spanned="1">
            <text:p>3</text:p>
          </table:table-cell>
          <table:covered-table-cell table:number-columns-repeated="38" table:style-name="ce125"/>
          <table:table-cell table:style-name="ce33" table:number-columns-repeated="904"/>
        </table:table-row>
        <table:table-row table:style-name="ro5">
          <table:table-cell table:style-name="ce128" table:number-columns-repeated="50"/>
          <table:table-cell table:style-name="ce144"/>
          <table:table-cell table:style-name="ce6" table:number-columns-repeated="21"/>
          <table:table-cell table:style-name="ce128" table:number-columns-repeated="8"/>
          <table:table-cell table:style-name="ce153" table:number-columns-repeated="36"/>
          <table:table-cell table:style-name="ce155" table:number-columns-repeated="4"/>
          <table:table-cell table:style-name="ce6" table:number-columns-repeated="904"/>
        </table:table-row>
        <table:table-row table:style-name="ro31">
          <table:table-cell table:style-name="ce129"/>
          <table:table-cell table:style-name="ce284" table:number-columns-repeated="2"/>
          <table:table-cell table:style-name="ce136" office:value-type="string" calcext:value-type="string" table:number-columns-spanned="69" table:number-rows-spanned="1">
            <text:p>Сумма полученных доходов (налоговая база для исчисления налога (авансового платежа по налогу)) нарастающим итогом:</text:p>
          </table:table-cell>
          <table:covered-table-cell table:number-columns-repeated="68" table:style-name="ce284"/>
          <table:table-cell table:style-name="ce129"/>
          <table:table-cell table:style-name="ce284" table:number-columns-repeated="47"/>
          <table:table-cell table:style-name="ce129" table:number-columns-repeated="904"/>
        </table:table-row>
        <table:table-row table:style-name="ro16">
          <table:table-cell table:style-name="ce7"/>
          <table:table-cell table:style-name="ce234" table:number-columns-repeated="36"/>
          <table:table-cell table:number-columns-repeated="13"/>
          <table:table-cell table:style-name="ce265" table:number-columns-repeated="9"/>
          <table:table-cell table:style-name="ce267"/>
          <table:table-cell table:style-name="ce149" table:number-columns-repeated="11"/>
          <table:table-cell table:number-columns-repeated="2"/>
          <table:table-cell table:style-name="ce149" table:number-columns-repeated="21"/>
          <table:table-cell table:number-columns-repeated="930"/>
        </table:table-row>
        <table:table-row table:style-name="ro4">
          <table:table-cell/>
          <table:table-cell table:style-name="ce133" table:number-columns-repeated="2"/>
          <table:table-cell table:style-name="ce133" office:value-type="string" calcext:value-type="string">
            <text:p>за первый квартал</text:p>
          </table:table-cell>
          <table:table-cell table:style-name="ce133" table:number-columns-repeated="33"/>
          <table:table-cell table:style-name="ce143" table:number-columns-repeated="35"/>
          <table:table-cell/>
          <table:table-cell table:style-name="ce151" office:value-type="string" calcext:value-type="string" table:number-columns-spanned="8" table:number-rows-spanned="1">
            <text:p>110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9">
          <table:table-cell/>
          <table:table-cell table:style-name="ce133" table:number-columns-repeated="36"/>
          <table:table-cell table:style-name="ce143" table:number-columns-repeated="13"/>
          <table:table-cell table:style-name="ce145"/>
          <table:table-cell table:style-name="ce143" table:number-columns-repeated="21"/>
          <table:table-cell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/>
          <table:table-cell table:style-name="ce133" table:number-columns-repeated="2"/>
          <table:table-cell table:style-name="ce133" office:value-type="string" calcext:value-type="string">
            <text:p>за полугодие</text:p>
          </table:table-cell>
          <table:table-cell table:style-name="ce133" table:number-columns-repeated="33"/>
          <table:table-cell table:style-name="ce143" table:number-columns-repeated="35"/>
          <table:table-cell/>
          <table:table-cell table:style-name="ce151" office:value-type="string" calcext:value-type="string" table:number-columns-spanned="8" table:number-rows-spanned="1">
            <text:p>111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9">
          <table:table-cell/>
          <table:table-cell table:style-name="ce133" table:number-columns-repeated="36"/>
          <table:table-cell table:style-name="ce143" table:number-columns-repeated="13"/>
          <table:table-cell table:style-name="ce145"/>
          <table:table-cell table:style-name="ce143" table:number-columns-repeated="21"/>
          <table:table-cell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/>
          <table:table-cell table:style-name="ce133" table:number-columns-repeated="2"/>
          <table:table-cell table:style-name="ce133" office:value-type="string" calcext:value-type="string">
            <text:p>за девять месяцев</text:p>
          </table:table-cell>
          <table:table-cell table:style-name="ce133" table:number-columns-repeated="33"/>
          <table:table-cell table:style-name="ce143" table:number-columns-repeated="35"/>
          <table:table-cell/>
          <table:table-cell table:style-name="ce151" office:value-type="string" calcext:value-type="string" table:number-columns-spanned="8" table:number-rows-spanned="1">
            <text:p>112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9">
          <table:table-cell/>
          <table:table-cell table:style-name="ce133" table:number-columns-repeated="36"/>
          <table:table-cell table:style-name="ce143" table:number-columns-repeated="13"/>
          <table:table-cell table:style-name="ce145"/>
          <table:table-cell table:style-name="ce143" table:number-columns-repeated="21"/>
          <table:table-cell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/>
          <table:table-cell table:style-name="ce133" table:number-columns-repeated="2"/>
          <table:table-cell table:style-name="ce133" office:value-type="string" calcext:value-type="string">
            <text:p>за налоговый период</text:p>
          </table:table-cell>
          <table:table-cell table:style-name="ce133" table:number-columns-repeated="33"/>
          <table:table-cell table:style-name="ce143" table:number-columns-repeated="35"/>
          <table:table-cell/>
          <table:table-cell table:style-name="ce151" office:value-type="string" calcext:value-type="string" table:number-columns-spanned="8" table:number-rows-spanned="1">
            <text:p>113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5">
          <table:table-cell/>
          <table:table-cell table:style-name="ce133" table:number-columns-repeated="36"/>
          <table:table-cell table:style-name="ce143" table:number-columns-repeated="35"/>
          <table:table-cell/>
          <table:table-cell table:style-name="ce265" table:number-columns-repeated="7"/>
          <table:table-cell table:style-name="ce267"/>
          <table:table-cell table:style-name="ce149" table:number-columns-repeated="36"/>
          <table:table-cell table:number-columns-repeated="907"/>
        </table:table-row>
        <table:table-row table:style-name="ro5">
          <table:table-cell table:style-name="ce133" table:number-columns-repeated="37"/>
          <table:table-cell table:style-name="ce143" table:number-columns-repeated="35"/>
          <table:table-cell/>
          <table:table-cell table:style-name="ce265" table:number-columns-repeated="7"/>
          <table:table-cell table:style-name="ce267"/>
          <table:table-cell table:style-name="ce149" table:number-columns-repeated="36"/>
          <table:table-cell table:number-columns-repeated="907"/>
        </table:table-row>
        <table:table-row table:style-name="ro9">
          <table:table-cell table:style-name="ce132"/>
          <table:table-cell table:style-name="ce134" table:number-columns-repeated="2"/>
          <table:table-cell table:style-name="ce137" office:value-type="string" calcext:value-type="string">
            <text:p>Сумма исчисленного налога (авансового платежа по налогу):</text:p>
          </table:table-cell>
          <table:table-cell table:style-name="ce134" table:number-columns-repeated="33"/>
          <table:table-cell table:style-name="ce132" table:number-columns-repeated="987"/>
        </table:table-row>
        <table:table-row table:style-name="ro24">
          <table:table-cell table:style-name="ce137"/>
          <table:table-cell table:style-name="ce134" table:number-columns-repeated="36"/>
          <table:table-cell table:style-name="ce132" table:number-columns-repeated="987"/>
        </table:table-row>
        <table:table-row table:style-name="ro24">
          <table:table-cell table:number-columns-repeated="3"/>
          <table:table-cell table:style-name="ce59" office:value-type="string" calcext:value-type="string" table:number-columns-spanned="32" table:number-rows-spanned="3">
            <text:p>за первый квартал</text:p>
            <text:p><text:span text:style-name="T1">(стр. 110 x стр. 120 разд. 2.1.1 / 100)</text:span></text:p>
          </table:table-cell>
          <table:covered-table-cell table:number-columns-repeated="31" table:style-name="ce201"/>
          <table:table-cell table:number-columns-repeated="15"/>
          <table:table-cell table:style-name="ce265" table:number-columns-repeated="9"/>
          <table:table-cell table:style-name="ce267"/>
          <table:table-cell table:style-name="ce149" table:number-columns-repeated="11"/>
          <table:table-cell table:number-columns-repeated="2"/>
          <table:table-cell table:style-name="ce149" table:number-columns-repeated="21"/>
          <table:table-cell table:number-columns-repeated="930"/>
        </table:table-row>
        <table:table-row table:style-name="ro4">
          <table:table-cell table:number-columns-repeated="3"/>
          <table:covered-table-cell table:number-columns-repeated="32" table:style-name="ce201"/>
          <table:table-cell table:number-columns-repeated="38"/>
          <table:table-cell table:style-name="ce151" office:value-type="string" calcext:value-type="string" table:number-columns-spanned="8" table:number-rows-spanned="1">
            <text:p>130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24">
          <table:table-cell table:number-columns-repeated="3"/>
          <table:covered-table-cell table:number-columns-repeated="32" table:style-name="ce201"/>
          <table:table-cell table:number-columns-repeated="15"/>
          <table:table-cell table:style-name="ce265"/>
          <table:table-cell table:number-columns-repeated="2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24">
          <table:table-cell table:number-columns-repeated="3"/>
          <table:table-cell table:style-name="ce59" office:value-type="string" calcext:value-type="string" table:number-columns-spanned="32" table:number-rows-spanned="3">
            <text:p>за полугодие</text:p>
            <text:p><text:span text:style-name="T1">(стр. 111 x стр. 121 разд. 2.1.1 / 100)</text:span></text:p>
          </table:table-cell>
          <table:covered-table-cell table:number-columns-repeated="31" table:style-name="ce201"/>
          <table:table-cell table:number-columns-repeated="15"/>
          <table:table-cell table:style-name="ce265"/>
          <table:table-cell table:number-columns-repeated="2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 table:number-columns-repeated="3"/>
          <table:covered-table-cell table:number-columns-repeated="32" table:style-name="ce201"/>
          <table:table-cell table:number-columns-repeated="38"/>
          <table:table-cell table:style-name="ce151" office:value-type="string" calcext:value-type="string" table:number-columns-spanned="8" table:number-rows-spanned="1">
            <text:p>131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24">
          <table:table-cell table:number-columns-repeated="3"/>
          <table:covered-table-cell table:number-columns-repeated="32" table:style-name="ce201"/>
          <table:table-cell table:number-columns-repeated="15"/>
          <table:table-cell table:style-name="ce265"/>
          <table:table-cell table:number-columns-repeated="2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24">
          <table:table-cell table:number-columns-repeated="3"/>
          <table:table-cell table:style-name="ce59" office:value-type="string" calcext:value-type="string" table:number-columns-spanned="32" table:number-rows-spanned="3">
            <text:p>за девять месяцев</text:p>
            <text:p><text:span text:style-name="T1">(стр. 112 x стр. 122 разд. 2.1.1 / 100) </text:span></text:p>
          </table:table-cell>
          <table:covered-table-cell table:number-columns-repeated="31" table:style-name="ce201"/>
          <table:table-cell table:number-columns-repeated="15"/>
          <table:table-cell table:style-name="ce265"/>
          <table:table-cell table:number-columns-repeated="2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 table:number-columns-repeated="3"/>
          <table:covered-table-cell table:number-columns-repeated="32" table:style-name="ce201"/>
          <table:table-cell table:number-columns-repeated="38"/>
          <table:table-cell table:style-name="ce151" office:value-type="string" calcext:value-type="string" table:number-columns-spanned="8" table:number-rows-spanned="1">
            <text:p>132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24">
          <table:table-cell table:number-columns-repeated="3"/>
          <table:covered-table-cell table:number-columns-repeated="32" table:style-name="ce201"/>
          <table:table-cell table:number-columns-repeated="15"/>
          <table:table-cell table:style-name="ce265"/>
          <table:table-cell table:number-columns-repeated="2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24">
          <table:table-cell table:number-columns-repeated="3"/>
          <table:table-cell table:style-name="ce59" office:value-type="string" calcext:value-type="string" table:number-columns-spanned="32" table:number-rows-spanned="3">
            <text:p>за налоговый период</text:p>
            <text:p><text:span text:style-name="T1">(стр. 113 x стр. 123 разд. 2.1.1 / 100)  </text:span></text:p>
          </table:table-cell>
          <table:covered-table-cell table:number-columns-repeated="31" table:style-name="ce201"/>
          <table:table-cell table:number-columns-repeated="15"/>
          <table:table-cell table:style-name="ce265"/>
          <table:table-cell table:number-columns-repeated="2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 table:number-columns-repeated="3"/>
          <table:covered-table-cell table:number-columns-repeated="32" table:style-name="ce201"/>
          <table:table-cell table:number-columns-repeated="38"/>
          <table:table-cell table:style-name="ce151" office:value-type="string" calcext:value-type="string" table:number-columns-spanned="8" table:number-rows-spanned="1">
            <text:p>133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24">
          <table:table-cell table:number-columns-repeated="3"/>
          <table:covered-table-cell table:number-columns-repeated="32" table:style-name="ce201"/>
          <table:table-cell table:number-columns-repeated="15"/>
          <table:table-cell table:style-name="ce265" table:number-columns-repeated="9"/>
          <table:table-cell table:style-name="ce267"/>
          <table:table-cell table:style-name="ce149" table:number-columns-repeated="12"/>
          <table:table-cell/>
          <table:table-cell table:style-name="ce149" table:number-columns-repeated="21"/>
          <table:table-cell table:number-columns-repeated="930"/>
        </table:table-row>
        <table:table-row table:style-name="ro4">
          <table:table-cell table:style-name="ce201" table:number-columns-repeated="32"/>
          <table:table-cell table:number-columns-repeated="18"/>
          <table:table-cell table:style-name="ce265" table:number-columns-repeated="9"/>
          <table:table-cell table:style-name="ce267"/>
          <table:table-cell table:style-name="ce149" table:number-columns-repeated="12"/>
          <table:table-cell/>
          <table:table-cell table:style-name="ce149" table:number-columns-repeated="21"/>
          <table:table-cell table:number-columns-repeated="930"/>
        </table:table-row>
        <table:table-row table:style-name="ro33">
          <table:table-cell/>
          <table:table-cell table:style-name="ce157" table:number-columns-repeated="2"/>
          <table:table-cell table:style-name="ce138" office:value-type="string" calcext:value-type="string" table:number-columns-spanned="68" table:number-rows-spanned="1">
            <text:p>Сумма страховых взносов, выплаченных работникам пособий по временной нетрудоспособности и платежей (взносов) по договорам добровольного личного страхования (нарастающим итогом), предусмотренных пунктом 3.1 статьи 346.21 Налогового кодекса Российской Федерации, уменьшающая сумму исчисленного за налоговый (отчетный) период налога (авансового платежа по налогу):</text:p>
          </table:table-cell>
          <table:covered-table-cell table:number-columns-repeated="67" table:style-name="ce140"/>
          <table:table-cell table:style-name="ce22"/>
          <table:table-cell/>
          <table:table-cell table:style-name="ce22" table:number-columns-repeated="21"/>
          <table:table-cell table:number-columns-repeated="930"/>
        </table:table-row>
        <table:table-row table:style-name="ro8">
          <table:table-cell table:style-name="ce157" table:number-columns-repeated="3"/>
          <table:table-cell/>
          <table:table-cell table:style-name="ce157" table:number-columns-repeated="67"/>
          <table:table-cell table:style-name="ce22" table:number-columns-repeated="23"/>
          <table:table-cell table:number-columns-repeated="930"/>
        </table:table-row>
        <table:table-row table:style-name="ro5">
          <table:table-cell table:number-columns-repeated="3"/>
          <table:table-cell table:style-name="ce59" office:value-type="string" calcext:value-type="string" table:number-columns-spanned="46" table:number-rows-spanned="3">
            <text:p>за первый квартал</text:p>
            <text:p><text:span text:style-name="T1">для стр. 102 разд. 2.1.1 = "1": стр. 140 &lt;= стр. 130 / 2</text:span></text:p>
            <text:p><text:span text:style-name="T1">для стр. 102 разд. 2.1.1 = "2": стр. 140 &lt;= стр. 130 </text:span></text:p>
          </table:table-cell>
          <table:covered-table-cell table:number-columns-repeated="45" table:style-name="ce201"/>
          <table:table-cell table:number-columns-repeated="2"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0"/>
        </table:table-row>
        <table:table-row table:style-name="ro4">
          <table:table-cell table:number-columns-repeated="3"/>
          <table:covered-table-cell table:number-columns-repeated="46" table:style-name="ce201"/>
          <table:table-cell table:number-columns-repeated="23"/>
          <table:table-cell table:style-name="ce151" office:value-type="string" calcext:value-type="string" table:number-columns-spanned="9" table:number-rows-spanned="1">
            <text:p>14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5">
          <table:table-cell table:number-columns-repeated="3"/>
          <table:covered-table-cell table:number-columns-repeated="46" table:style-name="ce201"/>
          <table:table-cell table:number-columns-repeated="2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5">
          <table:table-cell table:number-columns-repeated="3"/>
          <table:table-cell table:style-name="ce59" office:value-type="string" calcext:value-type="string" table:number-columns-spanned="46" table:number-rows-spanned="3">
            <text:p>за полугодие</text:p>
            <text:p><text:span text:style-name="T1">для стр. 102 разд. 2.1.1 = "1": стр. 141 &lt;= стр. 131 / 2</text:span></text:p>
            <text:p><text:span text:style-name="T1">для стр. 102 разд. 2.1.1 = "2": стр. 141 &lt;= стр. 131 </text:span></text:p>
          </table:table-cell>
          <table:covered-table-cell table:number-columns-repeated="45" table:style-name="ce201"/>
          <table:table-cell table:number-columns-repeated="2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 table:number-columns-repeated="3"/>
          <table:covered-table-cell table:number-columns-repeated="46" table:style-name="ce201"/>
          <table:table-cell table:number-columns-repeated="23"/>
          <table:table-cell table:style-name="ce151" office:value-type="string" calcext:value-type="string" table:number-columns-spanned="9" table:number-rows-spanned="1">
            <text:p>14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5">
          <table:table-cell table:number-columns-repeated="3"/>
          <table:covered-table-cell table:number-columns-repeated="46" table:style-name="ce201"/>
          <table:table-cell table:number-columns-repeated="2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5">
          <table:table-cell table:number-columns-repeated="3"/>
          <table:table-cell table:style-name="ce59" office:value-type="string" calcext:value-type="string" table:number-columns-spanned="46" table:number-rows-spanned="3">
            <text:p>за девять месяцев</text:p>
            <text:p><text:span text:style-name="T1">для стр. 102 разд. 2.1.1 = "1": стр. 142 &lt;= стр. 132 / 2</text:span></text:p>
            <text:p><text:span text:style-name="T1">для стр. 102 разд. 2.1.1 = "2": стр. 142 &lt;= стр. 132</text:span></text:p>
          </table:table-cell>
          <table:covered-table-cell table:number-columns-repeated="45" table:style-name="ce201"/>
          <table:table-cell table:number-columns-repeated="2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 table:number-columns-repeated="3"/>
          <table:covered-table-cell table:number-columns-repeated="46" table:style-name="ce201"/>
          <table:table-cell table:number-columns-repeated="23"/>
          <table:table-cell table:style-name="ce151" office:value-type="string" calcext:value-type="string" table:number-columns-spanned="9" table:number-rows-spanned="1">
            <text:p>14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5">
          <table:table-cell table:number-columns-repeated="3"/>
          <table:covered-table-cell table:number-columns-repeated="46" table:style-name="ce201"/>
          <table:table-cell table:number-columns-repeated="2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5">
          <table:table-cell table:number-columns-repeated="3"/>
          <table:table-cell table:style-name="ce59" office:value-type="string" calcext:value-type="string" table:number-columns-spanned="46" table:number-rows-spanned="3">
            <text:p>за налоговый период</text:p>
            <text:p><text:span text:style-name="T1">для стр. 102 разд. 2.1.1 = "1": стр. 143 &lt;= стр. 133 / 2</text:span></text:p>
            <text:p><text:span text:style-name="T1">для стр. 102 разд. 2.1.1 = "2": стр. 143 &lt;= стр. 133</text:span></text:p>
          </table:table-cell>
          <table:covered-table-cell table:number-columns-repeated="45" table:style-name="ce201"/>
          <table:table-cell table:number-columns-repeated="2"/>
          <table:table-cell table:style-name="ce265"/>
          <table:table-cell table:number-columns-repeated="20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10"/>
        </table:table-row>
        <table:table-row table:style-name="ro4">
          <table:table-cell table:number-columns-repeated="3"/>
          <table:covered-table-cell table:number-columns-repeated="46" table:style-name="ce201"/>
          <table:table-cell table:number-columns-repeated="23"/>
          <table:table-cell table:style-name="ce151" office:value-type="string" calcext:value-type="string" table:number-columns-spanned="9" table:number-rows-spanned="1">
            <text:p>14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7"/>
        </table:table-row>
        <table:table-row table:style-name="ro5">
          <table:table-cell table:number-columns-repeated="3"/>
          <table:covered-table-cell table:number-columns-repeated="46" table:style-name="ce201"/>
          <table:table-cell table:number-columns-repeated="2"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0"/>
        </table:table-row>
        <table:table-row table:style-name="ro15">
          <table:table-cell table:number-columns-repeated="3"/>
          <table:table-cell table:style-name="ce201" table:number-columns-repeated="46"/>
          <table:table-cell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15">
          <table:table-cell table:style-name="ce201" table:number-columns-repeated="46"/>
          <table:table-cell table:number-columns-repeated="4"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56"/>
          <table:table-cell table:style-name="ce3" table:number-columns-repeated="3"/>
          <table:table-cell table:style-name="ce6" table:number-columns-repeated="55"/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904"/>
        </table:table-row>
        <table:table-row table:style-name="ro16" table:number-rows-repeated="104851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5_Разд.2.1.2_1'.$A$1:.$DP$61" table:range-usable-as="print-range"/>
        </table:named-expressions>
      </table:table>
      <table:table table:name="стр.6_Разд.2.1.2_2" table:style-name="ta6" table:print-ranges="'стр.6_Разд.2.1.2_2'.A1:'стр.6_Разд.2.1.2_2'.DP50"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1" draw:style-name="gr1" draw:text-style-name="P1" svg:width="31.78mm" svg:height="12.69mm" svg:x="0mm" svg:y="0mm">
              <draw:object-ole draw:class-id="B2E5711E-CB11-11D1-8c49-00a0c9067633" xlink:href="./Object 6" xlink:type="simple" xlink:show="embed" xlink:actuate="onLoad">
                <loext:p/>
              </draw:object-ole>
              <draw:image xlink:href="./ObjectReplacements/Object 6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256" table:formula="of:=IF(ISBLANK([$'стр.1'.AK1]);&quot;&quot;;[$'стр.1'.AK1])" office:value-type="string" office:string-value="${inn.n0}" calcext:value-type="string" table:number-columns-spanned="3" table:number-rows-spanned="2">
            <text:p>${inn.n0}</text:p>
          </table:table-cell>
          <table:covered-table-cell table:number-columns-repeated="2" table:style-name="ce115"/>
          <table:table-cell table:style-name="ce256" table:formula="of:=IF(ISBLANK([$'стр.1'.AN1]);&quot;&quot;;[$'стр.1'.AN1])" office:value-type="string" office:string-value="${inn.n1}" calcext:value-type="string" table:number-columns-spanned="3" table:number-rows-spanned="2">
            <text:p>${inn.n1}</text:p>
          </table:table-cell>
          <table:covered-table-cell table:number-columns-repeated="2" table:style-name="ce115"/>
          <table:table-cell table:style-name="ce256" table:formula="of:=IF(ISBLANK([$'стр.1'.AQ1]);&quot;&quot;;[$'стр.1'.AQ1])" office:value-type="string" office:string-value="${inn.n2}" calcext:value-type="string" table:number-columns-spanned="3" table:number-rows-spanned="2">
            <text:p>${inn.n2}</text:p>
          </table:table-cell>
          <table:covered-table-cell table:number-columns-repeated="2" table:style-name="ce115"/>
          <table:table-cell table:style-name="ce256" table:formula="of:=IF(ISBLANK([$'стр.1'.AT1]);&quot;&quot;;[$'стр.1'.AT1])" office:value-type="string" office:string-value="${inn.n3}" calcext:value-type="string" table:number-columns-spanned="3" table:number-rows-spanned="2">
            <text:p>${inn.n3}</text:p>
          </table:table-cell>
          <table:covered-table-cell table:number-columns-repeated="2" table:style-name="ce115"/>
          <table:table-cell table:style-name="ce256" table:formula="of:=IF(ISBLANK([$'стр.1'.AW1]);&quot;&quot;;[$'стр.1'.AW1])" office:value-type="string" office:string-value="${inn.n4}" calcext:value-type="string" table:number-columns-spanned="3" table:number-rows-spanned="2">
            <text:p>${inn.n4}</text:p>
          </table:table-cell>
          <table:covered-table-cell table:number-columns-repeated="2" table:style-name="ce115"/>
          <table:table-cell table:style-name="ce256" table:formula="of:=IF(ISBLANK([$'стр.1'.AZ1]);&quot;&quot;;[$'стр.1'.AZ1])" office:value-type="string" office:string-value="${inn.n5}" calcext:value-type="string" table:number-columns-spanned="3" table:number-rows-spanned="2">
            <text:p>${inn.n5}</text:p>
          </table:table-cell>
          <table:covered-table-cell table:number-columns-repeated="2" table:style-name="ce115"/>
          <table:table-cell table:style-name="ce256" table:formula="of:=IF(ISBLANK([$'стр.1'.BC1]);&quot;&quot;;[$'стр.1'.BC1])" office:value-type="string" office:string-value="${inn.n6}" calcext:value-type="string" table:number-columns-spanned="3" table:number-rows-spanned="2">
            <text:p>${inn.n6}</text:p>
          </table:table-cell>
          <table:covered-table-cell table:number-columns-repeated="2" table:style-name="ce115"/>
          <table:table-cell table:style-name="ce256" table:formula="of:=IF(ISBLANK([$'стр.1'.BF1]);&quot;&quot;;[$'стр.1'.BF1])" office:value-type="string" office:string-value="${inn.n7}" calcext:value-type="string" table:number-columns-spanned="3" table:number-rows-spanned="2">
            <text:p>${inn.n7}</text:p>
          </table:table-cell>
          <table:covered-table-cell table:number-columns-repeated="2" table:style-name="ce115"/>
          <table:table-cell table:style-name="ce256" table:formula="of:=IF(ISBLANK([$'стр.1'.BI1]);&quot;&quot;;[$'стр.1'.BI1])" office:value-type="string" office:string-value="${inn.n8}" calcext:value-type="string" table:number-columns-spanned="3" table:number-rows-spanned="2">
            <text:p>${inn.n8}</text:p>
          </table:table-cell>
          <table:covered-table-cell table:number-columns-repeated="2" table:style-name="ce115"/>
          <table:table-cell table:style-name="ce256" table:formula="of:=IF(ISBLANK([$'стр.1'.BL1]);&quot;&quot;;[$'стр.1'.BL1])" office:value-type="string" office:string-value="${inn.n9}" calcext:value-type="string" table:number-columns-spanned="3" table:number-rows-spanned="2">
            <text:p>${inn.n9}</text:p>
          </table:table-cell>
          <table:covered-table-cell table:number-columns-repeated="2" table:style-name="ce115"/>
          <table:table-cell table:style-name="ce256" table:formula="of:=IF(ISBLANK([$'стр.1'.BO1]);&quot;&quot;;[$'стр.1'.BO1])" office:value-type="string" office:string-value="${inn.n10}" calcext:value-type="string" table:number-columns-spanned="3" table:number-rows-spanned="2">
            <text:p>${inn.n10}</text:p>
          </table:table-cell>
          <table:covered-table-cell table:number-columns-repeated="2" table:style-name="ce115"/>
          <table:table-cell table:style-name="ce256" table:formula="of:=IF(ISBLANK([$'стр.1'.BR1]);&quot;&quot;;[$'стр.1'.BR1])" office:value-type="string" office:string-value="${inn.n11}" calcext:value-type="string" table:number-columns-spanned="3" table:number-rows-spanned="2">
            <text:p>${inn.n11}</text:p>
          </table:table-cell>
          <table:covered-table-cell table:number-columns-repeated="2" table:style-name="ce115"/>
          <table:table-cell table:style-name="ce6" table:number-columns-repeated="2"/>
          <table:table-cell table:style-name="ce3" table:number-columns-repeated="12"/>
          <table:table-cell table:style-name="ce6"/>
          <table:table-cell table:style-name="ce81" table:number-columns-repeated="8"/>
          <table:table-cell table:style-name="ce6"/>
          <table:table-cell table:style-name="ce87" table:number-columns-repeated="23"/>
          <table:table-cell table:style-name="ce127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257"/>
          <table:table-cell table:style-name="ce3" table:number-columns-repeated="7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256" table:formula="of:=IF(ISBLANK([$'стр.1'.AK4]);&quot;&quot;;[$'стр.1'.AK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N4]);&quot;&quot;;[$'стр.1'.AN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Q4]);&quot;&quot;;[$'стр.1'.AQ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T4]);&quot;&quot;;[$'стр.1'.AT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W4]);&quot;&quot;;[$'стр.1'.AW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Z4]);&quot;&quot;;[$'стр.1'.AZ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C4]);&quot;&quot;;[$'стр.1'.BC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F4]);&quot;&quot;;[$'стр.1'.BF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I4]);&quot;&quot;;[$'стр.1'.BI4])" table:number-columns-spanned="3" table:number-rows-spanned="1">
            <text:p/>
          </table:table-cell>
          <table:covered-table-cell table:number-columns-repeated="2" table:style-name="ce256"/>
          <table:table-cell table:style-name="ce262" office:value-type="string" calcext:value-type="string" table:number-columns-spanned="6" table:number-rows-spanned="1">
            <text:p>Стр.</text:p>
          </table:table-cell>
          <table:covered-table-cell table:number-columns-repeated="5" table:style-name="ce262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77" table:number-columns-repeated="8"/>
          <table:table-cell table:style-name="ce6" table:number-columns-repeated="2"/>
          <table:table-cell table:style-name="ce81" table:number-columns-repeated="7"/>
          <table:table-cell table:style-name="ce87" table:number-columns-repeated="25"/>
          <table:table-cell table:style-name="ce6" table:number-columns-repeated="904"/>
        </table:table-row>
        <table:table-row table:style-name="ro5">
          <table:table-cell table:style-name="ce95" table:number-columns-repeated="1024"/>
        </table:table-row>
        <table:table-row table:style-name="ro6">
          <table:table-cell table:style-name="ce96" table:number-columns-repeated="1024"/>
        </table:table-row>
        <table:table-row table:style-name="ro7">
          <table:table-cell table:style-name="ce96" table:number-columns-repeated="1024"/>
        </table:table-row>
        <table:table-row table:style-name="ro25">
          <table:table-cell table:style-name="ce129" table:number-columns-repeated="6"/>
          <table:table-cell table:style-name="ce136" office:value-type="string" calcext:value-type="string" table:number-columns-spanned="76" table:number-rows-spanned="1">
            <text:p>Сумма торгового сбора, фактически уплаченная в течение </text:p>
            <text:p>налогового (отчетного) периода (нарастающим итогом):</text:p>
          </table:table-cell>
          <table:covered-table-cell table:number-columns-repeated="75" table:style-name="ce284"/>
          <table:table-cell table:style-name="ce129"/>
          <table:table-cell table:style-name="ce284" table:number-columns-repeated="37"/>
          <table:table-cell table:style-name="ce129" table:number-columns-repeated="904"/>
        </table:table-row>
        <table:table-row table:style-name="ro16">
          <table:table-cell table:style-name="ce7"/>
          <table:table-cell table:style-name="ce234" table:number-columns-repeated="36"/>
          <table:table-cell table:number-columns-repeated="13"/>
          <table:table-cell table:style-name="ce265" table:number-columns-repeated="9"/>
          <table:table-cell table:style-name="ce267"/>
          <table:table-cell table:style-name="ce149" table:number-columns-repeated="11"/>
          <table:table-cell/>
          <table:table-cell table:style-name="ce149" table:number-columns-repeated="21"/>
          <table:table-cell table:number-columns-repeated="931"/>
        </table:table-row>
        <table:table-row table:style-name="ro4">
          <table:table-cell/>
          <table:table-cell table:style-name="ce7" table:number-columns-repeated="4"/>
          <table:table-cell/>
          <table:table-cell table:style-name="ce7" office:value-type="string" calcext:value-type="string">
            <text:p>в течение первого квартала</text:p>
          </table:table-cell>
          <table:table-cell table:style-name="ce7" table:number-columns-repeated="30"/>
          <table:table-cell table:style-name="ce15" table:number-columns-repeated="35"/>
          <table:table-cell table:number-columns-repeated="2"/>
          <table:table-cell table:style-name="ce151" office:value-type="string" calcext:value-type="string" table:number-columns-spanned="8" table:number-rows-spanned="1">
            <text:p>150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4">
          <table:table-cell/>
          <table:table-cell table:style-name="ce7" table:number-columns-repeated="4"/>
          <table:table-cell/>
          <table:table-cell table:style-name="ce7" table:number-columns-repeated="31"/>
          <table:table-cell table:style-name="ce15" table:number-columns-repeated="13"/>
          <table:table-cell table:style-name="ce265"/>
          <table:table-cell table:style-name="ce15" table:number-columns-repeated="21"/>
          <table:table-cell table:number-columns-repeated="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4">
          <table:table-cell/>
          <table:table-cell table:style-name="ce7" table:number-columns-repeated="4"/>
          <table:table-cell/>
          <table:table-cell table:style-name="ce7" office:value-type="string" calcext:value-type="string">
            <text:p>в течение полугодия</text:p>
          </table:table-cell>
          <table:table-cell table:style-name="ce7" table:number-columns-repeated="30"/>
          <table:table-cell table:style-name="ce15" table:number-columns-repeated="35"/>
          <table:table-cell table:number-columns-repeated="2"/>
          <table:table-cell table:style-name="ce151" office:value-type="string" calcext:value-type="string" table:number-columns-spanned="8" table:number-rows-spanned="1">
            <text:p>151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4">
          <table:table-cell/>
          <table:table-cell table:style-name="ce7" table:number-columns-repeated="4"/>
          <table:table-cell/>
          <table:table-cell table:style-name="ce7" table:number-columns-repeated="31"/>
          <table:table-cell table:style-name="ce15" table:number-columns-repeated="13"/>
          <table:table-cell table:style-name="ce265"/>
          <table:table-cell table:style-name="ce15" table:number-columns-repeated="21"/>
          <table:table-cell table:number-columns-repeated="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4">
          <table:table-cell/>
          <table:table-cell table:style-name="ce7" table:number-columns-repeated="4"/>
          <table:table-cell/>
          <table:table-cell table:style-name="ce7" office:value-type="string" calcext:value-type="string">
            <text:p>в течение девяти месяцев </text:p>
          </table:table-cell>
          <table:table-cell table:style-name="ce7" table:number-columns-repeated="30"/>
          <table:table-cell table:style-name="ce15" table:number-columns-repeated="35"/>
          <table:table-cell table:number-columns-repeated="2"/>
          <table:table-cell table:style-name="ce151" office:value-type="string" calcext:value-type="string" table:number-columns-spanned="8" table:number-rows-spanned="1">
            <text:p>152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4">
          <table:table-cell/>
          <table:table-cell table:style-name="ce7" table:number-columns-repeated="4"/>
          <table:table-cell/>
          <table:table-cell table:style-name="ce7" table:number-columns-repeated="31"/>
          <table:table-cell table:style-name="ce15" table:number-columns-repeated="13"/>
          <table:table-cell table:style-name="ce265"/>
          <table:table-cell table:style-name="ce15" table:number-columns-repeated="21"/>
          <table:table-cell table:number-columns-repeated="2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4">
          <table:table-cell/>
          <table:table-cell table:style-name="ce7" table:number-columns-repeated="4"/>
          <table:table-cell/>
          <table:table-cell table:style-name="ce7" office:value-type="string" calcext:value-type="string">
            <text:p>в течение налогового периода</text:p>
          </table:table-cell>
          <table:table-cell table:style-name="ce7" table:number-columns-repeated="30"/>
          <table:table-cell table:style-name="ce15" table:number-columns-repeated="35"/>
          <table:table-cell table:number-columns-repeated="2"/>
          <table:table-cell table:style-name="ce151" office:value-type="string" calcext:value-type="string" table:number-columns-spanned="8" table:number-rows-spanned="1">
            <text:p>153</text:p>
          </table:table-cell>
          <table:covered-table-cell table:number-columns-repeated="6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34">
          <table:table-cell table:number-columns-repeated="83"/>
          <table:table-cell table:style-name="ce22" table:number-columns-repeated="33"/>
          <table:table-cell table:number-columns-repeated="908"/>
        </table:table-row>
        <table:table-row table:style-name="ro25">
          <table:table-cell table:style-name="ce129" table:number-columns-repeated="6"/>
          <table:table-cell table:style-name="ce136" office:value-type="string" calcext:value-type="string" table:number-columns-spanned="76" table:number-rows-spanned="1">
            <text:p>Сумма уплаченного торгового сбора, уменьшающая сумму исчисленного </text:p>
            <text:p>за налоговый (отчетный) период налога (авансового платежа по налогу):</text:p>
          </table:table-cell>
          <table:covered-table-cell table:number-columns-repeated="75" table:style-name="ce284"/>
          <table:table-cell table:style-name="ce129"/>
          <table:table-cell table:style-name="ce284" table:number-columns-repeated="37"/>
          <table:table-cell table:style-name="ce129" table:number-columns-repeated="904"/>
        </table:table-row>
        <table:table-row table:style-name="ro7">
          <table:table-cell table:style-name="ce137"/>
          <table:table-cell table:style-name="ce134" table:number-columns-repeated="36"/>
          <table:table-cell table:style-name="ce132" table:number-columns-repeated="987"/>
        </table:table-row>
        <table:table-row table:style-name="ro35">
          <table:table-cell table:number-columns-repeated="6"/>
          <table:table-cell table:style-name="ce100" office:value-type="string" calcext:value-type="string" table:number-columns-spanned="49" table:number-rows-spanned="3">
            <text:p>за первый квартал</text:p>
            <text:p><text:span text:style-name="T1">стр. 130 - стр. 140, если стр. 130 - стр. 140 &lt; стр. 150,</text:span></text:p>
            <text:p><text:span text:style-name="T1">при этом стр. 160 &lt;= (стр. 130 - стр. 140) разд. 2.1.1.</text:span></text:p>
            <text:p><text:span text:style-name="T1">стр. 150, если стр. 130 - стр. 140 &gt;= стр. 150,</text:span></text:p>
            <text:p><text:span text:style-name="T1">при этом стр. 160 &lt;= (стр. 130 - стр. 140) разд. 2.1.1.</text:span></text:p>
          </table:table-cell>
          <table:covered-table-cell table:number-columns-repeated="48" table:style-name="ce244"/>
          <table:table-cell table:style-name="ce265" table:number-columns-repeated="4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4">
          <table:table-cell table:number-columns-repeated="6"/>
          <table:covered-table-cell table:number-columns-repeated="49" table:style-name="ce244"/>
          <table:table-cell table:number-columns-repeated="18"/>
          <table:table-cell table:style-name="ce151" office:value-type="string" calcext:value-type="string" table:number-columns-spanned="9" table:number-rows-spanned="1">
            <text:p>16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35">
          <table:table-cell table:number-columns-repeated="6"/>
          <table:covered-table-cell table:number-columns-repeated="49" table:style-name="ce244"/>
          <table:table-cell table:number-columns-repeated="18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6">
          <table:table-cell table:style-name="ce244" table:number-columns-repeated="5"/>
          <table:table-cell/>
          <table:table-cell table:style-name="ce244" table:number-columns-repeated="43"/>
          <table:table-cell/>
          <table:table-cell table:style-name="ce265"/>
          <table:table-cell table:number-columns-repeated="2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35">
          <table:table-cell table:number-columns-repeated="6"/>
          <table:table-cell table:style-name="ce59" office:value-type="string" calcext:value-type="string" table:number-columns-spanned="49" table:number-rows-spanned="3">
            <text:p>за полугодие</text:p>
            <text:p><text:span text:style-name="T1">стр. 131 - стр. 141, если стр. 131 -стр. 141 &lt; стр. 151,</text:span></text:p>
            <text:p><text:span text:style-name="T1">при этом стр. 161 &lt;= (стр. 131 - стр. 141) разд. 2.1.1.</text:span></text:p>
            <text:p><text:span text:style-name="T1">стр. 151, если стр. 131 - стр. 141 &gt;= стр. 151, </text:span></text:p>
            <text:p><text:span text:style-name="T1">при этом стр. 161 &lt;= (стр. 131 - стр. 141) разд. 2.1.1.</text:span></text:p>
          </table:table-cell>
          <table:covered-table-cell table:number-columns-repeated="48" table:style-name="ce201"/>
          <table:table-cell table:number-columns-repeated="18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4">
          <table:table-cell table:number-columns-repeated="6"/>
          <table:covered-table-cell table:number-columns-repeated="49" table:style-name="ce201"/>
          <table:table-cell table:number-columns-repeated="18"/>
          <table:table-cell table:style-name="ce151" office:value-type="string" calcext:value-type="string" table:number-columns-spanned="9" table:number-rows-spanned="1">
            <text:p>16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35">
          <table:table-cell table:number-columns-repeated="6"/>
          <table:covered-table-cell table:number-columns-repeated="49" table:style-name="ce201"/>
          <table:table-cell table:number-columns-repeated="18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6">
          <table:table-cell table:style-name="ce201" table:number-columns-repeated="5"/>
          <table:table-cell/>
          <table:table-cell table:style-name="ce201" table:number-columns-repeated="43"/>
          <table:table-cell/>
          <table:table-cell table:style-name="ce265"/>
          <table:table-cell table:number-columns-repeated="2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35">
          <table:table-cell table:number-columns-repeated="6"/>
          <table:table-cell table:style-name="ce59" office:value-type="string" calcext:value-type="string" table:number-columns-spanned="49" table:number-rows-spanned="3">
            <text:p>за девять месяцев</text:p>
            <text:p><text:span text:style-name="T1">стр. 132 - стр. 142, если стр. 132 - стр. 142 &lt; стр.152,</text:span></text:p>
            <text:p><text:span text:style-name="T1">при этом стр. 162 &lt;= (стр. 132 - стр. 142) разд. 2.1.1.</text:span></text:p>
            <text:p><text:span text:style-name="T1">стр. 152, если стр. 132 - стр. 142 &gt;= стр. 152, </text:span></text:p>
            <text:p><text:span text:style-name="T1">при этом стр. 162 &lt;= (стр. 132 - стр. 142) разд. 2.1.1.</text:span></text:p>
          </table:table-cell>
          <table:covered-table-cell table:number-columns-repeated="48" table:style-name="ce201"/>
          <table:table-cell table:number-columns-repeated="18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4">
          <table:table-cell table:number-columns-repeated="6"/>
          <table:covered-table-cell table:number-columns-repeated="49" table:style-name="ce201"/>
          <table:table-cell table:number-columns-repeated="18"/>
          <table:table-cell table:style-name="ce151" office:value-type="string" calcext:value-type="string" table:number-columns-spanned="9" table:number-rows-spanned="1">
            <text:p>16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35">
          <table:table-cell table:number-columns-repeated="6"/>
          <table:covered-table-cell table:number-columns-repeated="49" table:style-name="ce201"/>
          <table:table-cell table:number-columns-repeated="18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6">
          <table:table-cell table:style-name="ce201" table:number-columns-repeated="5"/>
          <table:table-cell/>
          <table:table-cell table:style-name="ce201" table:number-columns-repeated="43"/>
          <table:table-cell/>
          <table:table-cell table:style-name="ce265"/>
          <table:table-cell table:number-columns-repeated="2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35">
          <table:table-cell table:number-columns-repeated="6"/>
          <table:table-cell table:style-name="ce59" office:value-type="string" calcext:value-type="string" table:number-columns-spanned="49" table:number-rows-spanned="3">
            <text:p>за налоговый период</text:p>
            <text:p><text:span text:style-name="T1">стр. 133 - стр. 143, если стр. 133 - стр. 143 &lt; стр. 153,</text:span></text:p>
            <text:p><text:span text:style-name="T1">при этом стр. 163 &lt;= (стр. 133 - стр. 143) разд. 2.1.1.</text:span></text:p>
            <text:p><text:span text:style-name="T1">стр. 153, если стр. 133 - стр. 143 &gt;= стр. 153,</text:span></text:p>
            <text:p><text:span text:style-name="T1">при этом стр. 163 &lt;= (стр. 133 - стр. 143) разд. 2.1.1.</text:span></text:p>
          </table:table-cell>
          <table:covered-table-cell table:number-columns-repeated="48" table:style-name="ce201"/>
          <table:table-cell table:number-columns-repeated="18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9"/>
        </table:table-row>
        <table:table-row table:style-name="ro4">
          <table:table-cell table:number-columns-repeated="6"/>
          <table:covered-table-cell table:number-columns-repeated="49" table:style-name="ce201"/>
          <table:table-cell table:number-columns-repeated="18"/>
          <table:table-cell table:style-name="ce151" office:value-type="string" calcext:value-type="string" table:number-columns-spanned="9" table:number-rows-spanned="1">
            <text:p>16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6"/>
        </table:table-row>
        <table:table-row table:style-name="ro35">
          <table:table-cell table:number-columns-repeated="6"/>
          <table:covered-table-cell table:number-columns-repeated="49" table:style-name="ce201"/>
          <table:table-cell table:style-name="ce265" table:number-columns-repeated="4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4" table:number-rows-repeated="8">
          <table:table-cell table:style-name="ce201" table:number-columns-repeated="8"/>
          <table:table-cell table:number-columns-repeated="49"/>
          <table:table-cell table:style-name="ce265" table:number-columns-repeated="2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4">
          <table:table-cell table:style-name="ce201" table:number-columns-repeated="8"/>
          <table:table-cell table:number-columns-repeated="51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4" table:number-rows-repeated="2">
          <table:table-cell table:style-name="ce201"/>
          <table:table-cell table:number-columns-repeated="58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4">
          <table:table-cell table:style-name="ce201"/>
          <table:table-cell table:number-columns-repeated="51"/>
          <table:table-cell table:style-name="ce265" table:number-columns-repeated="7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4">
          <table:table-cell table:style-name="ce201" table:number-columns-repeated="49"/>
          <table:table-cell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11">
          <table:table-cell table:style-name="ce201" table:number-columns-repeated="49"/>
          <table:table-cell/>
          <table:table-cell table:style-name="ce265" table:number-columns-repeated="9"/>
          <table:table-cell table:style-name="ce267"/>
          <table:table-cell table:style-name="ce149" table:number-columns-repeated="33"/>
          <table:table-cell table:number-columns-repeated="931"/>
        </table:table-row>
        <table:table-row table:style-name="ro11">
          <table:table-cell table:number-columns-repeated="1024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56"/>
          <table:table-cell table:style-name="ce3" table:number-columns-repeated="3"/>
          <table:table-cell table:style-name="ce6" table:number-columns-repeated="55"/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904"/>
        </table:table-row>
        <table:table-row table:style-name="ro16" table:number-rows-repeated="104852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6_Разд.2.1.2_2'.$A$1:.$DP$50" table:range-usable-as="print-range"/>
        </table:named-expressions>
      </table:table>
      <table:table table:name="стр.7_Разд.2.2" table:style-name="ta7" table:print-ranges="'стр.7_Разд.2.2'.A1:'стр.7_Разд.2.2'.DP81"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2" draw:style-name="gr1" draw:text-style-name="P1" svg:width="31.78mm" svg:height="12.69mm" svg:x="0mm" svg:y="0mm">
              <draw:object-ole draw:class-id="B2E5711E-CB11-11D1-8c49-00a0c9067633" xlink:href="./Object 7" xlink:type="simple" xlink:show="embed" xlink:actuate="onLoad">
                <loext:p/>
              </draw:object-ole>
              <draw:image xlink:href="./ObjectReplacements/Object 7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256" table:formula="of:=IF(ISBLANK([$'стр.1'.AK1]);&quot;&quot;;[$'стр.1'.AK1])" office:value-type="string" office:string-value="${inn.n0}" calcext:value-type="string" table:number-columns-spanned="3" table:number-rows-spanned="2">
            <text:p>${inn.n0}</text:p>
          </table:table-cell>
          <table:covered-table-cell table:number-columns-repeated="2" table:style-name="ce115"/>
          <table:table-cell table:style-name="ce256" table:formula="of:=IF(ISBLANK([$'стр.1'.AN1]);&quot;&quot;;[$'стр.1'.AN1])" office:value-type="string" office:string-value="${inn.n1}" calcext:value-type="string" table:number-columns-spanned="3" table:number-rows-spanned="2">
            <text:p>${inn.n1}</text:p>
          </table:table-cell>
          <table:covered-table-cell table:number-columns-repeated="2" table:style-name="ce115"/>
          <table:table-cell table:style-name="ce256" table:formula="of:=IF(ISBLANK([$'стр.1'.AQ1]);&quot;&quot;;[$'стр.1'.AQ1])" office:value-type="string" office:string-value="${inn.n2}" calcext:value-type="string" table:number-columns-spanned="3" table:number-rows-spanned="2">
            <text:p>${inn.n2}</text:p>
          </table:table-cell>
          <table:covered-table-cell table:number-columns-repeated="2" table:style-name="ce115"/>
          <table:table-cell table:style-name="ce256" table:formula="of:=IF(ISBLANK([$'стр.1'.AT1]);&quot;&quot;;[$'стр.1'.AT1])" office:value-type="string" office:string-value="${inn.n3}" calcext:value-type="string" table:number-columns-spanned="3" table:number-rows-spanned="2">
            <text:p>${inn.n3}</text:p>
          </table:table-cell>
          <table:covered-table-cell table:number-columns-repeated="2" table:style-name="ce115"/>
          <table:table-cell table:style-name="ce256" table:formula="of:=IF(ISBLANK([$'стр.1'.AW1]);&quot;&quot;;[$'стр.1'.AW1])" office:value-type="string" office:string-value="${inn.n4}" calcext:value-type="string" table:number-columns-spanned="3" table:number-rows-spanned="2">
            <text:p>${inn.n4}</text:p>
          </table:table-cell>
          <table:covered-table-cell table:number-columns-repeated="2" table:style-name="ce115"/>
          <table:table-cell table:style-name="ce256" table:formula="of:=IF(ISBLANK([$'стр.1'.AZ1]);&quot;&quot;;[$'стр.1'.AZ1])" office:value-type="string" office:string-value="${inn.n5}" calcext:value-type="string" table:number-columns-spanned="3" table:number-rows-spanned="2">
            <text:p>${inn.n5}</text:p>
          </table:table-cell>
          <table:covered-table-cell table:number-columns-repeated="2" table:style-name="ce115"/>
          <table:table-cell table:style-name="ce256" table:formula="of:=IF(ISBLANK([$'стр.1'.BC1]);&quot;&quot;;[$'стр.1'.BC1])" office:value-type="string" office:string-value="${inn.n6}" calcext:value-type="string" table:number-columns-spanned="3" table:number-rows-spanned="2">
            <text:p>${inn.n6}</text:p>
          </table:table-cell>
          <table:covered-table-cell table:number-columns-repeated="2" table:style-name="ce115"/>
          <table:table-cell table:style-name="ce256" table:formula="of:=IF(ISBLANK([$'стр.1'.BF1]);&quot;&quot;;[$'стр.1'.BF1])" office:value-type="string" office:string-value="${inn.n7}" calcext:value-type="string" table:number-columns-spanned="3" table:number-rows-spanned="2">
            <text:p>${inn.n7}</text:p>
          </table:table-cell>
          <table:covered-table-cell table:number-columns-repeated="2" table:style-name="ce115"/>
          <table:table-cell table:style-name="ce256" table:formula="of:=IF(ISBLANK([$'стр.1'.BI1]);&quot;&quot;;[$'стр.1'.BI1])" office:value-type="string" office:string-value="${inn.n8}" calcext:value-type="string" table:number-columns-spanned="3" table:number-rows-spanned="2">
            <text:p>${inn.n8}</text:p>
          </table:table-cell>
          <table:covered-table-cell table:number-columns-repeated="2" table:style-name="ce115"/>
          <table:table-cell table:style-name="ce256" table:formula="of:=IF(ISBLANK([$'стр.1'.BL1]);&quot;&quot;;[$'стр.1'.BL1])" office:value-type="string" office:string-value="${inn.n9}" calcext:value-type="string" table:number-columns-spanned="3" table:number-rows-spanned="2">
            <text:p>${inn.n9}</text:p>
          </table:table-cell>
          <table:covered-table-cell table:number-columns-repeated="2" table:style-name="ce115"/>
          <table:table-cell table:style-name="ce256" table:formula="of:=IF(ISBLANK([$'стр.1'.BO1]);&quot;&quot;;[$'стр.1'.BO1])" office:value-type="string" office:string-value="${inn.n10}" calcext:value-type="string" table:number-columns-spanned="3" table:number-rows-spanned="2">
            <text:p>${inn.n10}</text:p>
          </table:table-cell>
          <table:covered-table-cell table:number-columns-repeated="2" table:style-name="ce115"/>
          <table:table-cell table:style-name="ce256" table:formula="of:=IF(ISBLANK([$'стр.1'.BR1]);&quot;&quot;;[$'стр.1'.BR1])" office:value-type="string" office:string-value="${inn.n11}" calcext:value-type="string" table:number-columns-spanned="3" table:number-rows-spanned="2">
            <text:p>${inn.n11}</text:p>
          </table:table-cell>
          <table:covered-table-cell table:number-columns-repeated="2" table:style-name="ce115"/>
          <table:table-cell table:style-name="ce6" table:number-columns-repeated="2"/>
          <table:table-cell table:style-name="ce3" table:number-columns-repeated="12"/>
          <table:table-cell table:style-name="ce6"/>
          <table:table-cell table:style-name="ce81" table:number-columns-repeated="8"/>
          <table:table-cell table:style-name="ce6"/>
          <table:table-cell table:style-name="ce87" table:number-columns-repeated="23"/>
          <table:table-cell table:style-name="ce127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257"/>
          <table:table-cell table:style-name="ce3" table:number-columns-repeated="7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256" table:formula="of:=IF(ISBLANK([$'стр.1'.AK4]);&quot;&quot;;[$'стр.1'.AK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N4]);&quot;&quot;;[$'стр.1'.AN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Q4]);&quot;&quot;;[$'стр.1'.AQ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T4]);&quot;&quot;;[$'стр.1'.AT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W4]);&quot;&quot;;[$'стр.1'.AW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Z4]);&quot;&quot;;[$'стр.1'.AZ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C4]);&quot;&quot;;[$'стр.1'.BC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F4]);&quot;&quot;;[$'стр.1'.BF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I4]);&quot;&quot;;[$'стр.1'.BI4])" table:number-columns-spanned="3" table:number-rows-spanned="1">
            <text:p/>
          </table:table-cell>
          <table:covered-table-cell table:number-columns-repeated="2" table:style-name="ce256"/>
          <table:table-cell table:style-name="ce262" office:value-type="string" calcext:value-type="string" table:number-columns-spanned="6" table:number-rows-spanned="1">
            <text:p>Стр.</text:p>
          </table:table-cell>
          <table:covered-table-cell table:number-columns-repeated="5" table:style-name="ce262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77" table:number-columns-repeated="8"/>
          <table:table-cell table:style-name="ce6" table:number-columns-repeated="2"/>
          <table:table-cell table:style-name="ce81" table:number-columns-repeated="7"/>
          <table:table-cell table:style-name="ce87" table:number-columns-repeated="25"/>
          <table:table-cell table:style-name="ce6" table:number-columns-repeated="904"/>
        </table:table-row>
        <table:table-row table:style-name="ro5">
          <table:table-cell table:style-name="ce95" table:number-columns-repeated="1024"/>
        </table:table-row>
        <table:table-row table:style-name="ro6">
          <table:table-cell table:style-name="ce96" table:number-columns-repeated="1024"/>
        </table:table-row>
        <table:table-row table:style-name="ro7">
          <table:table-cell table:style-name="ce97" office:value-type="string" calcext:value-type="string" table:number-columns-spanned="120" table:number-rows-spanned="1">
            <text:p>Раздел 2.2. Расчет налога, уплачиваемого в связи с применением упрощенной системы налогообложения,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и минимального налога (объект налогообложения - доходы, уменьшенные на величину расходов)</text:p>
          </table:table-cell>
          <table:covered-table-cell table:number-columns-repeated="119" table:style-name="ce108"/>
          <table:table-cell table:number-columns-repeated="904"/>
        </table:table-row>
        <table:table-row table:style-name="ro13">
          <table:table-cell table:number-columns-repeated="1024"/>
        </table:table-row>
        <table:table-row table:style-name="ro16">
          <table:table-cell table:style-name="ce98" office:value-type="string" calcext:value-type="string" table:number-columns-spanned="53" table:number-rows-spanned="1">
            <text:p>Показатели</text:p>
          </table:table-cell>
          <table:covered-table-cell table:number-columns-repeated="52" table:style-name="ce109"/>
          <table:table-cell table:style-name="ce109" table:number-columns-repeated="18"/>
          <table:table-cell table:style-name="ce33" table:number-columns-repeated="2"/>
          <table:table-cell table:style-name="ce120" office:value-type="string" calcext:value-type="string" table:number-columns-spanned="13" table:number-rows-spanned="1">
            <text:p>Код строки</text:p>
          </table:table-cell>
          <table:covered-table-cell table:number-columns-repeated="12" table:style-name="ce123"/>
          <table:table-cell table:style-name="ce33" table:number-columns-repeated="4"/>
          <table:table-cell table:style-name="ce125" office:value-type="string" calcext:value-type="string" table:number-columns-spanned="30" table:number-rows-spanned="1">
            <text:p>Значения показателей (в рублях)</text:p>
          </table:table-cell>
          <table:covered-table-cell table:number-columns-repeated="29" table:style-name="ce125"/>
          <table:table-cell table:style-name="ce33" table:number-columns-repeated="904"/>
        </table:table-row>
        <table:table-row table:style-name="ro5">
          <table:table-cell table:style-name="ce98" office:value-type="float" office:value="1" calcext:value-type="float" table:number-columns-spanned="53" table:number-rows-spanned="1">
            <text:p>1</text:p>
          </table:table-cell>
          <table:covered-table-cell table:number-columns-repeated="52" table:style-name="ce109"/>
          <table:table-cell table:style-name="ce109" table:number-columns-repeated="20"/>
          <table:table-cell table:style-name="ce116"/>
          <table:table-cell table:style-name="ce33"/>
          <table:table-cell table:style-name="ce98" office:value-type="float" office:value="2" calcext:value-type="float" table:number-columns-spanned="9" table:number-rows-spanned="1">
            <text:p>2</text:p>
          </table:table-cell>
          <table:covered-table-cell table:number-columns-repeated="8" table:style-name="ce109"/>
          <table:table-cell table:style-name="ce116"/>
          <table:table-cell table:style-name="ce125"/>
          <table:table-cell table:style-name="ce33" table:number-columns-repeated="4"/>
          <table:table-cell table:style-name="ce125" office:value-type="float" office:value="3" calcext:value-type="float" table:number-columns-spanned="30" table:number-rows-spanned="1">
            <text:p>3</text:p>
          </table:table-cell>
          <table:covered-table-cell table:number-columns-repeated="29" table:style-name="ce125"/>
          <table:table-cell table:style-name="ce33" table:number-columns-repeated="904"/>
        </table:table-row>
        <table:table-row table:style-name="ro16">
          <table:table-cell table:style-name="ce134" office:value-type="string" calcext:value-type="string">
            <text:p>Сумма полученных доходов нарастающим итогом:</text:p>
          </table:table-cell>
          <table:table-cell table:style-name="ce167" table:number-columns-repeated="71"/>
          <table:table-cell table:style-name="ce172"/>
          <table:table-cell table:number-columns-repeated="2"/>
          <table:table-cell table:style-name="ce172" table:number-columns-repeated="9"/>
          <table:table-cell table:style-name="ce173" table:number-columns-repeated="3"/>
          <table:table-cell table:number-columns-repeated="937"/>
        </table:table-row>
        <table:table-row table:style-name="ro4">
          <table:table-cell table:style-name="ce7" office:value-type="string" calcext:value-type="string">
            <text:p>за первый квартал</text:p>
          </table:table-cell>
          <table:table-cell table:style-name="ce201" table:number-columns-repeated="49"/>
          <table:table-cell table:number-columns-repeated="25"/>
          <table:table-cell table:style-name="ce151" office:value-type="string" calcext:value-type="string" table:number-columns-spanned="9" table:number-rows-spanned="1">
            <text:p>21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table-cell table:style-name="ce201" table:number-columns-repeated="50"/>
          <table:table-cell table:number-columns-repeated="22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table-cell table:style-name="ce7" office:value-type="string" calcext:value-type="string">
            <text:p>за полугодие</text:p>
          </table:table-cell>
          <table:table-cell table:style-name="ce234" table:number-columns-repeated="35"/>
          <table:table-cell table:number-columns-repeated="39"/>
          <table:table-cell table:style-name="ce151" office:value-type="string" calcext:value-type="string" table:number-columns-spanned="9" table:number-rows-spanned="1">
            <text:p>21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table-cell table:style-name="ce7"/>
          <table:table-cell table:style-name="ce234" table:number-columns-repeated="35"/>
          <table:table-cell table:number-columns-repeated="36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table-cell table:style-name="ce7" office:value-type="string" calcext:value-type="string">
            <text:p>за девять месяцев</text:p>
          </table:table-cell>
          <table:table-cell table:style-name="ce234" table:number-columns-repeated="35"/>
          <table:table-cell table:number-columns-repeated="39"/>
          <table:table-cell table:style-name="ce151" office:value-type="string" calcext:value-type="string" table:number-columns-spanned="9" table:number-rows-spanned="1">
            <text:p>21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table-cell table:style-name="ce7"/>
          <table:table-cell table:style-name="ce234" table:number-columns-repeated="35"/>
          <table:table-cell table:number-columns-repeated="36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table-cell table:style-name="ce59" office:value-type="string" calcext:value-type="string" table:number-columns-spanned="73" table:number-rows-spanned="4">
            <text:p>за налоговый период</text:p>
            <text:p><text:span text:style-name="T3">Сумма произведенных расходов нарастающим итогом:</text:span></text:p>
            <text:p><text:span text:style-name="T4">за первый квартал</text:span></text:p>
          </table:table-cell>
          <table:covered-table-cell table:number-columns-repeated="72" table:style-name="ce307"/>
          <table:table-cell table:number-columns-repeated="2"/>
          <table:table-cell table:style-name="ce151" office:value-type="string" calcext:value-type="string" table:number-columns-spanned="9" table:number-rows-spanned="1">
            <text:p>21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covered-table-cell table:number-columns-repeated="73" table:style-name="ce307"/>
          <table:table-cell table:number-columns-repeated="2"/>
          <table:table-cell table:style-name="ce265" table:number-columns-repeated="10"/>
          <table:table-cell table:style-name="ce267"/>
          <table:table-cell table:number-columns-repeated="9"/>
          <table:table-cell table:style-name="ce22" table:number-columns-repeated="25"/>
          <table:table-cell table:number-columns-repeated="904"/>
        </table:table-row>
        <table:table-row table:style-name="ro4">
          <table:covered-table-cell table:number-columns-repeated="73" table:style-name="ce307"/>
          <table:table-cell table:number-columns-repeated="2"/>
          <table:table-cell table:style-name="ce151" office:value-type="string" calcext:value-type="string" table:number-columns-spanned="9" table:number-rows-spanned="1">
            <text:p>22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covered-table-cell table:number-columns-repeated="73" table:style-name="ce307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table-cell table:style-name="ce7" office:value-type="string" calcext:value-type="string">
            <text:p>за полугодие</text:p>
          </table:table-cell>
          <table:table-cell table:style-name="ce234" table:number-columns-repeated="35"/>
          <table:table-cell table:number-columns-repeated="39"/>
          <table:table-cell table:style-name="ce151" office:value-type="string" calcext:value-type="string" table:number-columns-spanned="9" table:number-rows-spanned="1">
            <text:p>22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table-cell table:style-name="ce7"/>
          <table:table-cell table:style-name="ce234" table:number-columns-repeated="35"/>
          <table:table-cell table:number-columns-repeated="36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table-cell table:style-name="ce7" office:value-type="string" calcext:value-type="string">
            <text:p>за девять месяцев</text:p>
          </table:table-cell>
          <table:table-cell table:style-name="ce234" table:number-columns-repeated="35"/>
          <table:table-cell table:number-columns-repeated="39"/>
          <table:table-cell table:style-name="ce151" office:value-type="string" calcext:value-type="string" table:number-columns-spanned="9" table:number-rows-spanned="1">
            <text:p>22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8">
          <table:table-cell table:style-name="ce7"/>
          <table:table-cell table:style-name="ce234" table:number-columns-repeated="35"/>
          <table:table-cell table:number-columns-repeated="36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table-cell table:style-name="ce7" office:value-type="string" calcext:value-type="string">
            <text:p>за налоговый период</text:p>
          </table:table-cell>
          <table:table-cell table:style-name="ce234" table:number-columns-repeated="35"/>
          <table:table-cell table:number-columns-repeated="39"/>
          <table:table-cell table:style-name="ce151" office:value-type="string" calcext:value-type="string" table:number-columns-spanned="9" table:number-rows-spanned="1">
            <text:p>22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4">
          <table:table-cell table:style-name="ce163" office:value-type="string" calcext:value-type="string" table:number-columns-spanned="73" table:number-rows-spanned="2">
            <text:p>Сумма убытка, полученного в предыдущем (предыдущих) налоговом (налоговых) периоде (периодах), уменьшающая налоговую базу за налоговый период</text:p>
          </table:table-cell>
          <table:covered-table-cell table:number-columns-repeated="72" table:style-name="ce309"/>
          <table:table-cell table:number-columns-repeated="2"/>
          <table:table-cell table:style-name="ce265" table:number-columns-repeated="10"/>
          <table:table-cell table:style-name="ce267"/>
          <table:table-cell table:number-columns-repeated="9"/>
          <table:table-cell table:style-name="ce22" table:number-columns-repeated="25"/>
          <table:table-cell table:number-columns-repeated="904"/>
        </table:table-row>
        <table:table-row table:style-name="ro4">
          <table:covered-table-cell table:number-columns-repeated="73" table:style-name="ce309"/>
          <table:table-cell table:number-columns-repeated="2"/>
          <table:table-cell table:style-name="ce151" office:value-type="string" calcext:value-type="string" table:number-columns-spanned="9" table:number-rows-spanned="1">
            <text:p>23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7">
          <table:table-cell table:style-name="ce134" office:value-type="string" calcext:value-type="string">
            <text:p>Налоговая база для исчисления налога (авансового платежа по налогу):</text:p>
          </table:table-cell>
          <table:table-cell table:style-name="ce137" table:number-columns-repeated="72"/>
          <table:table-cell table:style-name="ce132" table:number-columns-repeated="2"/>
          <table:table-cell table:style-name="ce137" table:number-columns-repeated="9"/>
          <table:table-cell table:style-name="ce174" table:number-columns-repeated="33"/>
          <table:table-cell table:style-name="ce132" table:number-columns-repeated="907"/>
        </table:table-row>
        <table:table-row table:style-name="ro3">
          <table:table-cell table:style-name="ce59" office:value-type="string" calcext:value-type="string" table:number-columns-spanned="45" table:number-rows-spanned="3">
            <text:p>за первый квартал</text:p>
            <text:p><text:span text:style-name="T1">(стр. 210 - стр. 220, если стр. 210 - стр. 220 &gt; 0)</text:span></text:p>
          </table:table-cell>
          <table:covered-table-cell table:number-columns-repeated="44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45" table:style-name="ce201"/>
          <table:table-cell table:number-columns-repeated="30"/>
          <table:table-cell table:style-name="ce151" office:value-type="string" calcext:value-type="string" table:number-columns-spanned="9" table:number-rows-spanned="1">
            <text:p>24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45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45" table:number-rows-spanned="3">
            <text:p>за полугодие</text:p>
            <text:p><text:span text:style-name="T1">(стр. 211 - стр. 221, если стр. 211 - стр. 221 &gt; 0)</text:span></text:p>
          </table:table-cell>
          <table:covered-table-cell table:number-columns-repeated="44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45" table:style-name="ce201"/>
          <table:table-cell table:number-columns-repeated="30"/>
          <table:table-cell table:style-name="ce151" office:value-type="string" calcext:value-type="string" table:number-columns-spanned="9" table:number-rows-spanned="1">
            <text:p>24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45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45" table:number-rows-spanned="3">
            <text:p>за девять месяцев</text:p>
            <text:p><text:span text:style-name="T1">(стр. 212 - стр. 222, если стр. 212 - стр. 222 &gt; 0)</text:span></text:p>
          </table:table-cell>
          <table:covered-table-cell table:number-columns-repeated="44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45" table:style-name="ce201"/>
          <table:table-cell table:number-columns-repeated="30"/>
          <table:table-cell table:style-name="ce151" office:value-type="string" calcext:value-type="string" table:number-columns-spanned="9" table:number-rows-spanned="1">
            <text:p>24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45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60" table:number-rows-spanned="3">
            <text:p>за налоговый период</text:p>
            <text:p><text:span text:style-name="T1">стр. 213 - стр. 223 - стр. 230, если стр. 213 - стр. 223 - стр. 230 &gt; 0</text:span></text:p>
          </table:table-cell>
          <table:covered-table-cell table:number-columns-repeated="59" table:style-name="ce201"/>
          <table:table-cell table:number-columns-repeated="12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60" table:style-name="ce201"/>
          <table:table-cell table:number-columns-repeated="15"/>
          <table:table-cell table:style-name="ce151" office:value-type="string" calcext:value-type="string" table:number-columns-spanned="9" table:number-rows-spanned="1">
            <text:p>24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60" table:style-name="ce201"/>
          <table:table-cell table:number-columns-repeated="12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14">
          <table:table-cell table:style-name="ce137" office:value-type="string" calcext:value-type="string">
            <text:p>Сумма полученного убытка за истекший налоговый (отчетный) период:</text:p>
          </table:table-cell>
          <table:table-cell table:style-name="ce137" table:number-columns-repeated="72"/>
          <table:table-cell table:style-name="ce132" table:number-columns-repeated="2"/>
          <table:table-cell table:style-name="ce137" table:number-columns-repeated="9"/>
          <table:table-cell table:style-name="ce174" table:number-columns-repeated="33"/>
          <table:table-cell table:style-name="ce132" table:number-columns-repeated="907"/>
        </table:table-row>
        <table:table-row table:style-name="ro3">
          <table:table-cell table:style-name="ce59" office:value-type="string" calcext:value-type="string" table:number-columns-spanned="45" table:number-rows-spanned="3">
            <text:p>за первый квартал</text:p>
            <text:p><text:span text:style-name="T1">(стр. 220 - стр. 210, если стр. 210 &lt; стр. 220)</text:span></text:p>
          </table:table-cell>
          <table:covered-table-cell table:number-columns-repeated="44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45" table:style-name="ce201"/>
          <table:table-cell table:number-columns-repeated="30"/>
          <table:table-cell table:style-name="ce151" office:value-type="string" calcext:value-type="string" table:number-columns-spanned="9" table:number-rows-spanned="1">
            <text:p>25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45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45" table:number-rows-spanned="3">
            <text:p>за полугодие</text:p>
            <text:p><text:span text:style-name="T1">(стр. 221 - стр. 211, если стр. 211 &lt; стр. 221)</text:span></text:p>
          </table:table-cell>
          <table:covered-table-cell table:number-columns-repeated="44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45" table:style-name="ce201"/>
          <table:table-cell table:number-columns-repeated="30"/>
          <table:table-cell table:style-name="ce151" office:value-type="string" calcext:value-type="string" table:number-columns-spanned="9" table:number-rows-spanned="1">
            <text:p>25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45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45" table:number-rows-spanned="3">
            <text:p>за девять месяцев</text:p>
            <text:p><text:span text:style-name="T1">(стр. 222 - стр. 212, если стр. 212 &lt; стр. 222)</text:span></text:p>
          </table:table-cell>
          <table:covered-table-cell table:number-columns-repeated="44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45" table:style-name="ce201"/>
          <table:table-cell table:number-columns-repeated="30"/>
          <table:table-cell table:style-name="ce151" office:value-type="string" calcext:value-type="string" table:number-columns-spanned="9" table:number-rows-spanned="1">
            <text:p>25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45" table:style-name="ce201"/>
          <table:table-cell table:number-columns-repeated="27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45" table:number-rows-spanned="3">
            <text:p>за налоговый период</text:p>
            <text:p><text:span text:style-name="T1">(стр. 223 - стр. 213, если стр. 213 &lt; стр. 223)</text:span></text:p>
          </table:table-cell>
          <table:covered-table-cell table:number-columns-repeated="44" table:style-name="ce201"/>
          <table:table-cell table:style-name="ce201" table:number-columns-repeated="15"/>
          <table:table-cell table:number-columns-repeated="12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45" table:style-name="ce201"/>
          <table:table-cell table:style-name="ce201" table:number-columns-repeated="15"/>
          <table:table-cell table:number-columns-repeated="15"/>
          <table:table-cell table:style-name="ce151" office:value-type="string" calcext:value-type="string" table:number-columns-spanned="9" table:number-rows-spanned="1">
            <text:p>25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45" table:style-name="ce201"/>
          <table:table-cell table:style-name="ce201" table:number-columns-repeated="15"/>
          <table:table-cell table:number-columns-repeated="12"/>
          <table:table-cell table:style-name="ce265"/>
          <table:table-cell table:number-columns-repeated="2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16">
          <table:table-cell table:style-name="ce134" office:value-type="string" calcext:value-type="string">
            <text:p>Ставка налога (%):</text:p>
          </table:table-cell>
          <table:table-cell table:style-name="ce168" table:number-columns-repeated="49"/>
          <table:table-cell table:style-name="ce134" table:number-columns-repeated="9"/>
          <table:table-cell table:style-name="ce170" table:number-columns-repeated="14"/>
          <table:table-cell table:style-name="ce130" table:number-columns-repeated="2"/>
          <table:table-cell table:style-name="ce170" table:number-columns-repeated="19"/>
          <table:table-cell table:style-name="ce130" table:number-columns-repeated="930"/>
        </table:table-row>
        <table:table-row table:style-name="ro4">
          <table:table-cell table:style-name="ce7" office:value-type="string" calcext:value-type="string">
            <text:p>за первый квартал</text:p>
          </table:table-cell>
          <table:table-cell table:style-name="ce169" table:number-columns-repeated="49"/>
          <table:table-cell table:style-name="ce201" table:number-columns-repeated="9"/>
          <table:table-cell table:style-name="ce22" table:number-columns-repeated="14"/>
          <table:table-cell table:number-columns-repeated="2"/>
          <table:table-cell table:style-name="ce151" office:value-type="string" calcext:value-type="string" table:number-columns-spanned="9" table:number-rows-spanned="1">
            <text:p>26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28"/>
        </table:table-row>
        <table:table-row table:style-name="ro13">
          <table:table-cell table:style-name="ce7"/>
          <table:table-cell table:style-name="ce169" table:number-columns-repeated="49"/>
          <table:table-cell table:style-name="ce201" table:number-columns-repeated="9"/>
          <table:table-cell table:style-name="ce171" table:number-columns-repeated="14"/>
          <table:table-cell table:number-columns-repeated="2"/>
          <table:table-cell table:style-name="ce171" table:number-columns-repeated="19"/>
          <table:table-cell table:number-columns-repeated="930"/>
        </table:table-row>
        <table:table-row table:style-name="ro4">
          <table:table-cell table:style-name="ce7" office:value-type="string" calcext:value-type="string">
            <text:p>за полугодие</text:p>
          </table:table-cell>
          <table:table-cell table:style-name="ce169" table:number-columns-repeated="49"/>
          <table:table-cell table:style-name="ce201" table:number-columns-repeated="9"/>
          <table:table-cell table:style-name="ce22" table:number-columns-repeated="14"/>
          <table:table-cell table:number-columns-repeated="2"/>
          <table:table-cell table:style-name="ce151" office:value-type="string" calcext:value-type="string" table:number-columns-spanned="9" table:number-rows-spanned="1">
            <text:p>26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28"/>
        </table:table-row>
        <table:table-row table:style-name="ro13">
          <table:table-cell table:style-name="ce7"/>
          <table:table-cell table:style-name="ce169" table:number-columns-repeated="49"/>
          <table:table-cell table:style-name="ce201" table:number-columns-repeated="9"/>
          <table:table-cell table:style-name="ce171" table:number-columns-repeated="14"/>
          <table:table-cell table:number-columns-repeated="2"/>
          <table:table-cell table:style-name="ce171" table:number-columns-repeated="19"/>
          <table:table-cell table:number-columns-repeated="930"/>
        </table:table-row>
        <table:table-row table:style-name="ro4">
          <table:table-cell table:style-name="ce7" office:value-type="string" calcext:value-type="string">
            <text:p>за девять месяцев</text:p>
          </table:table-cell>
          <table:table-cell table:style-name="ce169" table:number-columns-repeated="49"/>
          <table:table-cell table:style-name="ce201" table:number-columns-repeated="9"/>
          <table:table-cell table:style-name="ce22" table:number-columns-repeated="14"/>
          <table:table-cell table:number-columns-repeated="2"/>
          <table:table-cell table:style-name="ce151" office:value-type="string" calcext:value-type="string" table:number-columns-spanned="9" table:number-rows-spanned="1">
            <text:p>26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28"/>
        </table:table-row>
        <table:table-row table:style-name="ro13">
          <table:table-cell table:style-name="ce7"/>
          <table:table-cell table:style-name="ce169" table:number-columns-repeated="49"/>
          <table:table-cell table:style-name="ce201" table:number-columns-repeated="9"/>
          <table:table-cell table:style-name="ce171" table:number-columns-repeated="14"/>
          <table:table-cell table:number-columns-repeated="2"/>
          <table:table-cell table:style-name="ce171" table:number-columns-repeated="19"/>
          <table:table-cell table:number-columns-repeated="930"/>
        </table:table-row>
        <table:table-row table:style-name="ro4">
          <table:table-cell table:style-name="ce7" office:value-type="string" calcext:value-type="string">
            <text:p>за налоговый период</text:p>
          </table:table-cell>
          <table:table-cell table:style-name="ce169" table:number-columns-repeated="49"/>
          <table:table-cell table:style-name="ce201" table:number-columns-repeated="9"/>
          <table:table-cell table:style-name="ce22" table:number-columns-repeated="14"/>
          <table:table-cell table:number-columns-repeated="2"/>
          <table:table-cell table:style-name="ce151" office:value-type="string" calcext:value-type="string" table:number-columns-spanned="9" table:number-rows-spanned="1">
            <text:p>26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39" office:value-type="string" calcext:value-type="string" table:number-columns-spanned="3" table:number-rows-spanned="1">
            <text:p>.</text:p>
          </table:table-cell>
          <table:covered-table-cell table:number-columns-repeated="2" table:style-name="ce139"/>
          <table:table-cell table:style-name="ce19" table:number-columns-spanned="3" table:number-rows-spanned="1"/>
          <table:covered-table-cell table:number-columns-repeated="2" table:style-name="ce19"/>
          <table:table-cell table:number-columns-repeated="928"/>
        </table:table-row>
        <table:table-row table:style-name="ro16">
          <table:table-cell table:style-name="ce137" office:value-type="string" calcext:value-type="string">
            <text:p>Сумма исчисленного налога (авансового платежа по налогу):</text:p>
          </table:table-cell>
          <table:table-cell table:style-name="ce7" table:number-columns-repeated="58"/>
          <table:table-cell table:style-name="ce171" table:number-columns-repeated="14"/>
          <table:table-cell table:number-columns-repeated="2"/>
          <table:table-cell table:style-name="ce171" table:number-columns-repeated="19"/>
          <table:table-cell table:number-columns-repeated="930"/>
        </table:table-row>
        <table:table-row table:style-name="ro3">
          <table:table-cell table:style-name="ce59" office:value-type="string" calcext:value-type="string" table:number-columns-spanned="25" table:number-rows-spanned="3">
            <text:p>за первый квартал</text:p>
            <text:p><text:span text:style-name="T1">(стр. 240 х стр. 260 / 100)</text:span></text:p>
          </table:table-cell>
          <table:covered-table-cell table:number-columns-repeated="24" table:style-name="ce201"/>
          <table:table-cell table:number-columns-repeated="24"/>
          <table:table-cell table:style-name="ce265" table:number-columns-repeated="9"/>
          <table:table-cell table:style-name="ce267"/>
          <table:table-cell table:style-name="ce149" table:number-columns-repeated="14"/>
          <table:table-cell table:number-columns-repeated="2"/>
          <table:table-cell table:style-name="ce149" table:number-columns-repeated="19"/>
          <table:table-cell table:number-columns-repeated="930"/>
        </table:table-row>
        <table:table-row table:style-name="ro4">
          <table:covered-table-cell table:number-columns-repeated="25" table:style-name="ce201"/>
          <table:table-cell table:number-columns-repeated="50"/>
          <table:table-cell table:style-name="ce151" office:value-type="string" calcext:value-type="string" table:number-columns-spanned="9" table:number-rows-spanned="1">
            <text:p>27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25" table:style-name="ce201"/>
          <table:table-cell table:number-columns-repeated="24"/>
          <table:table-cell table:style-name="ce265"/>
          <table:table-cell table:number-columns-repeated="25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25" table:number-rows-spanned="3">
            <text:p>за полугодие</text:p>
            <text:p><text:span text:style-name="T1">(стр. 241 х стр. 261 / 100)</text:span></text:p>
          </table:table-cell>
          <table:covered-table-cell table:number-columns-repeated="24" table:style-name="ce201"/>
          <table:table-cell table:number-columns-repeated="24"/>
          <table:table-cell table:style-name="ce265"/>
          <table:table-cell table:number-columns-repeated="25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25" table:style-name="ce201"/>
          <table:table-cell table:number-columns-repeated="50"/>
          <table:table-cell table:style-name="ce151" office:value-type="string" calcext:value-type="string" table:number-columns-spanned="9" table:number-rows-spanned="1">
            <text:p>271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25" table:style-name="ce201"/>
          <table:table-cell table:number-columns-repeated="24"/>
          <table:table-cell table:style-name="ce265"/>
          <table:table-cell table:number-columns-repeated="25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25" table:number-rows-spanned="3">
            <text:p>за девять месяцев</text:p>
            <text:p><text:span text:style-name="T1">(стр. 242 х стр. 262 / 100)</text:span></text:p>
          </table:table-cell>
          <table:covered-table-cell table:number-columns-repeated="24" table:style-name="ce201"/>
          <table:table-cell table:number-columns-repeated="24"/>
          <table:table-cell table:style-name="ce265"/>
          <table:table-cell table:number-columns-repeated="25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25" table:style-name="ce201"/>
          <table:table-cell table:number-columns-repeated="50"/>
          <table:table-cell table:style-name="ce151" office:value-type="string" calcext:value-type="string" table:number-columns-spanned="9" table:number-rows-spanned="1">
            <text:p>272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25" table:style-name="ce201"/>
          <table:table-cell table:number-columns-repeated="24"/>
          <table:table-cell table:style-name="ce265"/>
          <table:table-cell table:number-columns-repeated="25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3">
          <table:table-cell table:style-name="ce59" office:value-type="string" calcext:value-type="string" table:number-columns-spanned="25" table:number-rows-spanned="3">
            <text:p>за налоговый период</text:p>
            <text:p><text:span text:style-name="T1">(стр. 243 х стр. 263 / 100)</text:span></text:p>
          </table:table-cell>
          <table:covered-table-cell table:number-columns-repeated="24" table:style-name="ce201"/>
          <table:table-cell table:number-columns-repeated="24"/>
          <table:table-cell table:style-name="ce265"/>
          <table:table-cell table:number-columns-repeated="25"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25" table:style-name="ce201"/>
          <table:table-cell table:number-columns-repeated="50"/>
          <table:table-cell table:style-name="ce151" office:value-type="string" calcext:value-type="string" table:number-columns-spanned="9" table:number-rows-spanned="1">
            <text:p>273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25" table:style-name="ce201"/>
          <table:table-cell table:number-columns-repeated="24"/>
          <table:table-cell table:style-name="ce265" table:number-columns-repeated="9"/>
          <table:table-cell table:style-name="ce267"/>
          <table:table-cell table:style-name="ce149" table:number-columns-repeated="14"/>
          <table:table-cell table:number-columns-repeated="2"/>
          <table:table-cell table:style-name="ce149" table:number-columns-repeated="19"/>
          <table:table-cell table:number-columns-repeated="930"/>
        </table:table-row>
        <table:table-row table:style-name="ro3">
          <table:table-cell table:style-name="ce165" office:value-type="string" calcext:value-type="string" table:number-columns-spanned="74" table:number-rows-spanned="3">
            <text:p>Сумма исчисленного минимального налога за налоговый период (ставка налога 1%)</text:p>
            <text:p><text:span text:style-name="T1">(стр. 213 х 1 / 100)</text:span></text:p>
          </table:table-cell>
          <table:covered-table-cell table:number-columns-repeated="73" table:style-name="ce311"/>
          <table:table-cell/>
          <table:table-cell table:style-name="ce265" table:number-columns-repeated="8"/>
          <table:table-cell table:style-name="ce267"/>
          <table:table-cell table:style-name="ce149" table:number-columns-repeated="33"/>
          <table:table-cell table:number-columns-repeated="907"/>
        </table:table-row>
        <table:table-row table:style-name="ro4">
          <table:covered-table-cell table:number-columns-repeated="74" table:style-name="ce311"/>
          <table:table-cell/>
          <table:table-cell table:style-name="ce151" office:value-type="string" calcext:value-type="string" table:number-columns-spanned="9" table:number-rows-spanned="1">
            <text:p>280</text:p>
          </table:table-cell>
          <table:covered-table-cell table:number-columns-repeated="7" table:style-name="ce265"/>
          <table:covered-table-cell table:style-name="ce15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3">
          <table:covered-table-cell table:number-columns-repeated="74" table:style-name="ce311"/>
          <table:table-cell/>
          <table:table-cell table:style-name="ce149" table:number-columns-repeated="18"/>
          <table:table-cell table:number-columns-repeated="931"/>
        </table:table-row>
        <table:table-row table:style-name="ro9">
          <table:table-cell table:style-name="ce201" table:number-columns-repeated="74"/>
          <table:table-cell table:style-name="ce149" table:number-columns-repeated="19"/>
          <table:table-cell table:number-columns-repeated="931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56"/>
          <table:table-cell table:style-name="ce3" table:number-columns-repeated="3"/>
          <table:table-cell table:style-name="ce6" table:number-columns-repeated="55"/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904"/>
        </table:table-row>
        <table:table-row table:style-name="ro16" table:number-rows-repeated="104849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7_Разд.2.2'.$A$1:.$DP$81" table:range-usable-as="print-range"/>
        </table:named-expressions>
      </table:table>
      <table:table table:name="стр.8_Разд.3" table:style-name="ta8" table:print-ranges="'стр.8_Разд.3'.A1:'стр.8_Разд.3'.DP55">
        <table:table-column table:style-name="co1" table:number-columns-repeated="257" table:default-cell-style-name="ce14"/>
        <table:table-column table:style-name="co1" table:number-columns-repeated="767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3"/>
          <table:table-cell table:style-name="ce3">
            <draw:frame draw:z-index="0" draw:name="Picture 2" draw:style-name="gr1" draw:text-style-name="P1" svg:width="31.78mm" svg:height="12.69mm" svg:x="0mm" svg:y="0mm">
              <draw:object-ole draw:class-id="B2E5711E-CB11-11D1-8c49-00a0c9067633" xlink:href="./Object 8" xlink:type="simple" xlink:show="embed" xlink:actuate="onLoad">
                <loext:p/>
              </draw:object-ole>
              <draw:image xlink:href="./ObjectReplacements/Object 8" xlink:type="simple" xlink:show="embed" xlink:actuate="onLoad"/>
            </draw:frame>
          </table:table-cell>
          <table:table-cell table:style-name="ce3" table:number-columns-repeated="16"/>
          <table:table-cell table:style-name="ce6"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style-name="ce6"/>
          <table:table-cell table:style-name="ce119" office:value-type="string" calcext:value-type="string" table:number-columns-spanned="8" table:number-rows-spanned="1">
            <text:p>ИНН</text:p>
          </table:table-cell>
          <table:covered-table-cell table:number-columns-repeated="7" table:style-name="ce119"/>
          <table:table-cell table:style-name="ce256" table:formula="of:=IF(ISBLANK([$'стр.1'.AK1]);&quot;&quot;;[$'стр.1'.AK1])" office:value-type="string" office:string-value="${inn.n0}" calcext:value-type="string" table:number-columns-spanned="3" table:number-rows-spanned="2">
            <text:p>${inn.n0}</text:p>
          </table:table-cell>
          <table:covered-table-cell table:number-columns-repeated="2" table:style-name="ce115"/>
          <table:table-cell table:style-name="ce256" table:formula="of:=IF(ISBLANK([$'стр.1'.AN1]);&quot;&quot;;[$'стр.1'.AN1])" office:value-type="string" office:string-value="${inn.n1}" calcext:value-type="string" table:number-columns-spanned="3" table:number-rows-spanned="2">
            <text:p>${inn.n1}</text:p>
          </table:table-cell>
          <table:covered-table-cell table:number-columns-repeated="2" table:style-name="ce115"/>
          <table:table-cell table:style-name="ce256" table:formula="of:=IF(ISBLANK([$'стр.1'.AQ1]);&quot;&quot;;[$'стр.1'.AQ1])" office:value-type="string" office:string-value="${inn.n2}" calcext:value-type="string" table:number-columns-spanned="3" table:number-rows-spanned="2">
            <text:p>${inn.n2}</text:p>
          </table:table-cell>
          <table:covered-table-cell table:number-columns-repeated="2" table:style-name="ce115"/>
          <table:table-cell table:style-name="ce256" table:formula="of:=IF(ISBLANK([$'стр.1'.AT1]);&quot;&quot;;[$'стр.1'.AT1])" office:value-type="string" office:string-value="${inn.n3}" calcext:value-type="string" table:number-columns-spanned="3" table:number-rows-spanned="2">
            <text:p>${inn.n3}</text:p>
          </table:table-cell>
          <table:covered-table-cell table:number-columns-repeated="2" table:style-name="ce115"/>
          <table:table-cell table:style-name="ce256" table:formula="of:=IF(ISBLANK([$'стр.1'.AW1]);&quot;&quot;;[$'стр.1'.AW1])" office:value-type="string" office:string-value="${inn.n4}" calcext:value-type="string" table:number-columns-spanned="3" table:number-rows-spanned="2">
            <text:p>${inn.n4}</text:p>
          </table:table-cell>
          <table:covered-table-cell table:number-columns-repeated="2" table:style-name="ce115"/>
          <table:table-cell table:style-name="ce256" table:formula="of:=IF(ISBLANK([$'стр.1'.AZ1]);&quot;&quot;;[$'стр.1'.AZ1])" office:value-type="string" office:string-value="${inn.n5}" calcext:value-type="string" table:number-columns-spanned="3" table:number-rows-spanned="2">
            <text:p>${inn.n5}</text:p>
          </table:table-cell>
          <table:covered-table-cell table:number-columns-repeated="2" table:style-name="ce115"/>
          <table:table-cell table:style-name="ce256" table:formula="of:=IF(ISBLANK([$'стр.1'.BC1]);&quot;&quot;;[$'стр.1'.BC1])" office:value-type="string" office:string-value="${inn.n6}" calcext:value-type="string" table:number-columns-spanned="3" table:number-rows-spanned="2">
            <text:p>${inn.n6}</text:p>
          </table:table-cell>
          <table:covered-table-cell table:number-columns-repeated="2" table:style-name="ce115"/>
          <table:table-cell table:style-name="ce256" table:formula="of:=IF(ISBLANK([$'стр.1'.BF1]);&quot;&quot;;[$'стр.1'.BF1])" office:value-type="string" office:string-value="${inn.n7}" calcext:value-type="string" table:number-columns-spanned="3" table:number-rows-spanned="2">
            <text:p>${inn.n7}</text:p>
          </table:table-cell>
          <table:covered-table-cell table:number-columns-repeated="2" table:style-name="ce115"/>
          <table:table-cell table:style-name="ce256" table:formula="of:=IF(ISBLANK([$'стр.1'.BI1]);&quot;&quot;;[$'стр.1'.BI1])" office:value-type="string" office:string-value="${inn.n8}" calcext:value-type="string" table:number-columns-spanned="3" table:number-rows-spanned="2">
            <text:p>${inn.n8}</text:p>
          </table:table-cell>
          <table:covered-table-cell table:number-columns-repeated="2" table:style-name="ce115"/>
          <table:table-cell table:style-name="ce256" table:formula="of:=IF(ISBLANK([$'стр.1'.BL1]);&quot;&quot;;[$'стр.1'.BL1])" office:value-type="string" office:string-value="${inn.n9}" calcext:value-type="string" table:number-columns-spanned="3" table:number-rows-spanned="2">
            <text:p>${inn.n9}</text:p>
          </table:table-cell>
          <table:covered-table-cell table:number-columns-repeated="2" table:style-name="ce115"/>
          <table:table-cell table:style-name="ce256" table:formula="of:=IF(ISBLANK([$'стр.1'.BO1]);&quot;&quot;;[$'стр.1'.BO1])" office:value-type="string" office:string-value="${inn.n10}" calcext:value-type="string" table:number-columns-spanned="3" table:number-rows-spanned="2">
            <text:p>${inn.n10}</text:p>
          </table:table-cell>
          <table:covered-table-cell table:number-columns-repeated="2" table:style-name="ce115"/>
          <table:table-cell table:style-name="ce256" table:formula="of:=IF(ISBLANK([$'стр.1'.BR1]);&quot;&quot;;[$'стр.1'.BR1])" office:value-type="string" office:string-value="${inn.n11}" calcext:value-type="string" table:number-columns-spanned="3" table:number-rows-spanned="2">
            <text:p>${inn.n11}</text:p>
          </table:table-cell>
          <table:covered-table-cell table:number-columns-repeated="2" table:style-name="ce115"/>
          <table:table-cell table:style-name="ce6" table:number-columns-repeated="2"/>
          <table:table-cell table:style-name="ce3" table:number-columns-repeated="12"/>
          <table:table-cell table:style-name="ce6"/>
          <table:table-cell table:style-name="ce81" table:number-columns-repeated="8"/>
          <table:table-cell table:style-name="ce6"/>
          <table:table-cell table:style-name="ce87" table:number-columns-repeated="23"/>
          <table:table-cell table:style-name="ce127"/>
          <table:table-cell table:style-name="ce6" table:number-columns-repeated="904"/>
        </table:table-row>
        <table:table-row table:style-name="ro2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/>
          <table:covered-table-cell table:number-columns-repeated="36" table:style-name="ce257"/>
          <table:table-cell table:style-name="ce3" table:number-columns-repeated="7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3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40" table:number-columns-repeated="7"/>
          <table:table-cell table:style-name="ce6" table:number-columns-repeated="3"/>
          <table:table-cell table:style-name="ce3" table:number-columns-repeated="41"/>
          <table:table-cell table:style-name="ce78" table:number-columns-repeated="2"/>
          <table:table-cell table:style-name="ce3" table:number-columns-repeated="5"/>
          <table:table-cell table:style-name="ce81" table:number-columns-repeated="9"/>
          <table:table-cell table:style-name="ce87" table:number-columns-repeated="25"/>
          <table:table-cell table:style-name="ce6" table:number-columns-repeated="904"/>
        </table:table-row>
        <table:table-row table:style-name="ro4">
          <table:table-cell table:style-name="ce2" table:number-columns-repeated="3"/>
          <table:table-cell table:style-name="ce3" table:number-columns-repeated="18"/>
          <table:table-cell table:style-name="ce6" table:number-columns-repeated="3"/>
          <table:table-cell table:style-name="ce3" table:number-columns-repeated="3"/>
          <table:table-cell table:style-name="ce6"/>
          <table:table-cell table:style-name="ce119" office:value-type="string" calcext:value-type="string" table:number-columns-spanned="8" table:number-rows-spanned="1">
            <text:p>КПП</text:p>
          </table:table-cell>
          <table:covered-table-cell table:number-columns-repeated="7" table:style-name="ce119"/>
          <table:table-cell table:style-name="ce256" table:formula="of:=IF(ISBLANK([$'стр.1'.AK4]);&quot;&quot;;[$'стр.1'.AK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N4]);&quot;&quot;;[$'стр.1'.AN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Q4]);&quot;&quot;;[$'стр.1'.AQ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T4]);&quot;&quot;;[$'стр.1'.AT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W4]);&quot;&quot;;[$'стр.1'.AW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AZ4]);&quot;&quot;;[$'стр.1'.AZ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C4]);&quot;&quot;;[$'стр.1'.BC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F4]);&quot;&quot;;[$'стр.1'.BF4])" table:number-columns-spanned="3" table:number-rows-spanned="1">
            <text:p/>
          </table:table-cell>
          <table:covered-table-cell table:number-columns-repeated="2" table:style-name="ce256"/>
          <table:table-cell table:style-name="ce256" table:formula="of:=IF(ISBLANK([$'стр.1'.BI4]);&quot;&quot;;[$'стр.1'.BI4])" table:number-columns-spanned="3" table:number-rows-spanned="1">
            <text:p/>
          </table:table-cell>
          <table:covered-table-cell table:number-columns-repeated="2" table:style-name="ce256"/>
          <table:table-cell table:style-name="ce262" office:value-type="string" calcext:value-type="string" table:number-columns-spanned="6" table:number-rows-spanned="1">
            <text:p>Стр.</text:p>
          </table:table-cell>
          <table:covered-table-cell table:number-columns-repeated="5" table:style-name="ce262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211" table:number-columns-spanned="3" table:number-rows-spanned="1"/>
          <table:covered-table-cell table:number-columns-repeated="2" table:style-name="ce211"/>
          <table:table-cell table:style-name="ce77" table:number-columns-repeated="8"/>
          <table:table-cell table:style-name="ce6" table:number-columns-repeated="2"/>
          <table:table-cell table:style-name="ce81" table:number-columns-repeated="7"/>
          <table:table-cell table:style-name="ce87" table:number-columns-repeated="25"/>
          <table:table-cell table:style-name="ce6" table:number-columns-repeated="904"/>
        </table:table-row>
        <table:table-row table:style-name="ro5">
          <table:table-cell table:style-name="ce95" table:number-columns-repeated="1024"/>
        </table:table-row>
        <table:table-row table:style-name="ro6">
          <table:table-cell table:style-name="ce96" table:number-columns-repeated="1024"/>
        </table:table-row>
        <table:table-row table:style-name="ro7">
          <table:table-cell table:style-name="ce97" office:value-type="string" calcext:value-type="string" table:number-columns-spanned="120" table:number-rows-spanned="1">
            <text:p>Раздел 3. Отчет о целевом использовании имущества (в том числе денежных средств), работ, услуг,</text:p>
          </table:table-cell>
          <table:covered-table-cell table:number-columns-repeated="119" table:style-name="ce108"/>
          <table:table-cell table:number-columns-repeated="904"/>
        </table:table-row>
        <table:table-row table:style-name="ro9">
          <table:table-cell table:style-name="ce97" office:value-type="string" calcext:value-type="string" table:number-columns-spanned="120" table:number-rows-spanned="1">
            <text:p>полученных в рамках благотворительной деятельности, целевых поступлений, целевого финансирования *</text:p>
          </table:table-cell>
          <table:covered-table-cell table:number-columns-repeated="119" table:style-name="ce108"/>
          <table:table-cell table:number-columns-repeated="904"/>
        </table:table-row>
        <table:table-row table:style-name="ro16">
          <table:table-cell table:number-columns-repeated="119"/>
          <table:table-cell table:style-name="ce110"/>
          <table:table-cell table:number-columns-repeated="904"/>
        </table:table-row>
        <table:table-row table:style-name="ro36">
          <table:table-cell table:style-name="ce320" office:value-type="string" calcext:value-type="string" table:number-columns-spanned="13" table:number-rows-spanned="2">
            <text:p>Код вида поступлений</text:p>
          </table:table-cell>
          <table:covered-table-cell table:number-columns-repeated="12" table:style-name="ce320"/>
          <table:table-cell table:number-columns-repeated="2"/>
          <table:table-cell table:style-name="ce187" office:value-type="string" calcext:value-type="string" table:number-columns-spanned="24" table:number-rows-spanned="1">
            <text:p>Дата поступления</text:p>
          </table:table-cell>
          <table:covered-table-cell table:number-columns-repeated="23" table:style-name="ce167"/>
          <table:table-cell table:style-name="ce336" office:value-type="string" calcext:value-type="string" table:number-columns-spanned="2" table:number-rows-spanned="1">
            <text:p>/</text:p>
          </table:table-cell>
          <table:covered-table-cell table:style-name="ce336"/>
          <table:table-cell table:number-columns-repeated="5"/>
          <table:table-cell table:style-name="ce194" office:value-type="string" calcext:value-type="string" table:number-columns-spanned="33" table:number-rows-spanned="1">
            <text:p>Стоимость имущества, работ, услуг или сумма денежных средств</text:p>
          </table:table-cell>
          <table:covered-table-cell table:number-columns-repeated="32" table:style-name="ce195"/>
          <table:table-cell table:style-name="ce336" office:value-type="string" calcext:value-type="string" table:number-columns-spanned="2" table:number-rows-spanned="1">
            <text:p>/</text:p>
          </table:table-cell>
          <table:covered-table-cell table:style-name="ce336"/>
          <table:table-cell table:number-columns-repeated="4"/>
          <table:table-cell table:style-name="ce343" office:value-type="string" calcext:value-type="string" table:number-columns-spanned="33" table:number-rows-spanned="1">
            <text:p>Сумма средств, использованных </text:p>
            <text:p>по назначению в течение установленного срока</text:p>
          </table:table-cell>
          <table:covered-table-cell table:number-columns-repeated="32" table:style-name="ce343"/>
          <table:table-cell table:style-name="ce336" office:value-type="string" calcext:value-type="string" table:number-columns-spanned="2" table:number-rows-spanned="1">
            <text:p>/</text:p>
          </table:table-cell>
          <table:covered-table-cell table:style-name="ce336"/>
          <table:table-cell table:number-columns-repeated="904"/>
        </table:table-row>
        <table:table-row table:style-name="ro36">
          <table:covered-table-cell table:number-columns-repeated="13" table:style-name="ce320"/>
          <table:table-cell table:style-name="ce183" office:value-type="string" calcext:value-type="string" table:number-columns-spanned="28" table:number-rows-spanned="1">
            <text:p>Срок использования </text:p>
            <text:p>(до какой даты)</text:p>
          </table:table-cell>
          <table:covered-table-cell table:number-columns-repeated="27" table:style-name="ce185"/>
          <table:table-cell table:style-name="ce337" table:number-columns-repeated="3"/>
          <table:table-cell table:style-name="ce193" office:value-type="string" calcext:value-type="string" table:number-columns-spanned="37" table:number-rows-spanned="1">
            <text:p>Сумма средств, срок </text:p>
            <text:p>использования которых не истек</text:p>
          </table:table-cell>
          <table:covered-table-cell table:number-columns-repeated="36" table:style-name="ce337"/>
          <table:table-cell table:style-name="ce337"/>
          <table:table-cell table:style-name="ce341"/>
          <table:table-cell table:style-name="ce341" office:value-type="string" calcext:value-type="string" table:number-columns-spanned="37" table:number-rows-spanned="1">
            <text:p>Сумма средств, использованных не по назначению или не использованных </text:p>
            <text:p>в установленный срок</text:p>
          </table:table-cell>
          <table:covered-table-cell table:number-columns-repeated="36" table:style-name="ce341"/>
          <table:table-cell table:style-name="ce337" table:number-columns-repeated="904"/>
        </table:table-row>
        <table:table-row table:style-name="ro9">
          <table:table-cell table:style-name="ce176" office:value-type="float" office:value="1" calcext:value-type="float" table:number-columns-spanned="13" table:number-rows-spanned="1">
            <text:p>1</text:p>
          </table:table-cell>
          <table:covered-table-cell table:number-columns-repeated="12" table:style-name="ce176"/>
          <table:table-cell table:style-name="ce329" office:value-type="string" calcext:value-type="string" table:number-columns-spanned="28" table:number-rows-spanned="1">
            <text:p>2/5</text:p>
          </table:table-cell>
          <table:covered-table-cell table:number-columns-repeated="27" table:style-name="ce331"/>
          <table:table-cell table:style-name="ce331" table:number-columns-repeated="3"/>
          <table:table-cell table:style-name="ce329" office:value-type="string" calcext:value-type="string" table:number-columns-spanned="37" table:number-rows-spanned="1">
            <text:p>3/6</text:p>
          </table:table-cell>
          <table:covered-table-cell table:number-columns-repeated="36" table:style-name="ce331"/>
          <table:table-cell table:style-name="ce331"/>
          <table:table-cell table:style-name="ce342"/>
          <table:table-cell table:style-name="ce342" office:value-type="string" calcext:value-type="string" table:number-columns-spanned="37" table:number-rows-spanned="1">
            <text:p>4/7</text:p>
          </table:table-cell>
          <table:covered-table-cell table:number-columns-repeated="36" table:style-name="ce342"/>
          <table:table-cell table:style-name="ce331" table:number-columns-repeated="904"/>
        </table:table-row>
        <table:table-row table:style-name="ro16">
          <table:table-cell table:number-columns-repeated="87"/>
          <table:table-cell table:style-name="ce167" table:number-columns-repeated="30"/>
          <table:table-cell table:number-columns-repeated="907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88" office:value-type="string" calcext:value-type="string" table:number-columns-spanned="3" table:number-rows-spanned="1">
            <text:p>.</text:p>
          </table:table-cell>
          <table:covered-table-cell table:style-name="ce334"/>
          <table:covered-table-cell table:style-name="ce190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88" office:value-type="string" calcext:value-type="string" table:number-columns-spanned="3" table:number-rows-spanned="1">
            <text:p>.</text:p>
          </table:table-cell>
          <table:covered-table-cell table:style-name="ce334"/>
          <table:covered-table-cell table:style-name="ce190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2"/>
          <table:table-cell table:style-name="ce22" table:number-columns-repeated="6"/>
          <table:table-cell table:style-name="ce334" table:number-columns-repeated="3"/>
          <table:table-cell table:style-name="ce22" table:number-columns-repeated="6"/>
          <table:table-cell table:style-name="ce334" table:number-columns-repeated="3"/>
          <table:table-cell table:style-name="ce22" table:number-columns-repeated="12"/>
          <table:table-cell table:number-columns-repeated="3"/>
          <table:table-cell table:style-name="ce22" table:number-columns-repeated="36"/>
          <table:table-cell table:number-columns-repeated="3"/>
          <table:table-cell table:style-name="ce22" table:number-columns-repeated="36"/>
          <table:table-cell table:number-columns-repeated="90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0">
          <table:table-cell table:number-columns-repeated="1024"/>
        </table:table-row>
        <table:table-row table:style-name="ro4"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334" office:value-type="string" calcext:value-type="string" table:number-columns-spanned="3" table:number-rows-spanned="1">
            <text:p>.</text:p>
          </table:table-cell>
          <table:covered-table-cell table:number-columns-repeated="2" table:style-name="ce334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14">
          <table:table-cell table:number-columns-repeated="1024"/>
        </table:table-row>
        <table:table-row table:style-name="ro4">
          <table:table-cell table:style-name="ce15" table:number-columns-repeated="12"/>
          <table:table-cell table:style-name="ce182" office:value-type="string" calcext:value-type="string">
            <text:p>Итого по отчету</text:p>
          </table:table-cell>
          <table:table-cell/>
          <table:table-cell table:style-name="ce15" table:number-columns-repeated="31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45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3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number-columns-repeated="904"/>
        </table:table-row>
        <table:table-row table:style-name="ro23">
          <table:table-cell table:number-columns-repeated="1024"/>
        </table:table-row>
        <table:table-row table:style-name="ro13">
          <table:table-cell table:style-name="ce177" table:number-columns-repeated="5"/>
          <table:table-cell table:style-name="ce178" office:value-type="string" calcext:value-type="string" table:number-columns-spanned="2" table:number-rows-spanned="2">
            <text:p>*</text:p>
          </table:table-cell>
          <table:covered-table-cell table:style-name="ce324"/>
          <table:table-cell table:style-name="ce180" office:value-type="string" calcext:value-type="string" table:number-columns-spanned="108" table:number-rows-spanned="2">
            <text:p>Налогоплательщики, не получавшие имущество (в том числе денежные средства), работы, услуги в рамках благотворительной деятельности, </text:p>
            <text:p>целевых поступлений, целевого финансирования, Раздел 3 не представляют.</text:p>
          </table:table-cell>
          <table:covered-table-cell table:number-columns-repeated="107" table:style-name="ce326"/>
          <table:table-cell table:style-name="ce199" table:number-columns-repeated="5"/>
          <table:table-cell table:style-name="ce177" table:number-columns-repeated="904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2"/>
          <table:covered-table-cell table:number-columns-repeated="2" table:style-name="ce324"/>
          <table:covered-table-cell table:number-columns-repeated="108" table:style-name="ce326"/>
          <table:table-cell table:style-name="ce6" table:number-columns-repeated="2"/>
          <table:table-cell table:style-name="ce1" table:number-columns-spanned="3" table:number-rows-spanned="1"/>
          <table:covered-table-cell table:number-columns-repeated="2" table:style-name="ce1"/>
          <table:table-cell table:style-name="ce6" table:number-columns-repeated="904"/>
        </table:table-row>
        <table:table-row table:style-name="ro16" table:number-rows-repeated="1048520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стр.1'.$A$1" table:cell-range-address="$'стр.8_Разд.3'.$A$1:.$DP$5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yr" fo:font-family="'Arial Cyr'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.00.0000</text:date>, <text:time style:data-style-name="N2" text:time-value="10:17:15.1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стр.1" style:display-name="PageStyle_стр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2_5f_Разд.1.1" style:display-name="PageStyle_стр.2_Разд.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3_5f_Разд.1.2" style:display-name="PageStyle_стр.3_Разд.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4_5f_Разд.2.1.1" style:display-name="PageStyle_стр.4_Разд.2.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5_5f_Разд.2.1.2_5f_1" style:display-name="PageStyle_стр.5_Разд.2.1.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6_5f_Разд.2.1.2_5f_2" style:display-name="PageStyle_стр.6_Разд.2.1.2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7_5f_Разд.2.2" style:display-name="PageStyle_стр.7_Разд.2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8_5f_Разд.3" style:display-name="PageStyle_стр.8_Разд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log-spravka.ru</meta:initial-creator>
    <meta:creation-date>2016-04-04T09:50:58.321000000</meta:creation-date>
    <dc:date>2018-10-23T10:19:52.412000000</dc:date>
    <meta:generator>LibreOffice/6.1.1.2$Windows_X86_64 LibreOffice_project/5d19a1bfa650b796764388cd8b33a5af1f5baa1b</meta:generator>
    <meta:editing-duration>PT2M37S</meta:editing-duration>
    <meta:editing-cycles>1</meta:editing-cycles>
    <meta:document-statistic meta:table-count="8" meta:cell-count="542" meta:object-count="8"/>
  </office:meta>
</office:document-meta>
</file>